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style:font-name-complex="Courier New2"/>
    </style:style>
    <style:style style:name="P3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officeooo:paragraph-rsid="001a8e86" style:font-name-complex="Courier New2"/>
    </style:style>
    <style:style style:name="P4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style:font-name-complex="Courier New2"/>
    </style:style>
    <style:style style:name="P5" style:family="paragraph" style:parent-style-name="Standard">
      <style:text-properties style:font-name="Courier New" fo:language="en" fo:country="GB" style:font-name-complex="Courier New2"/>
    </style:style>
    <style:style style:name="P6" style:family="paragraph" style:parent-style-name="Standard">
      <loext:graphic-properties draw:fill="solid" draw:fill-color="#1f3864"/>
      <style:paragraph-properties fo:background-color="#1f3864"/>
      <style:text-properties style:font-name="Courier New" fo:language="en" fo:country="GB" style:font-name-complex="Courier New2"/>
    </style:style>
    <style:style style:name="P7" style:family="paragraph" style:parent-style-name="Standard">
      <loext:graphic-properties draw:fill="solid" draw:fill-color="#1f3864"/>
      <style:paragraph-properties fo:background-color="#1f3864"/>
      <style:text-properties style:font-name="Courier New" fo:language="en" fo:country="GB" officeooo:paragraph-rsid="001a8e86" style:font-name-complex="Courier New2"/>
    </style:style>
    <style:style style:name="P8" style:family="paragraph" style:parent-style-name="Standard">
      <style:text-properties style:font-name="Courier New" style:font-name-complex="Courier New2"/>
    </style:style>
    <style:style style:name="P9" style:family="paragraph" style:parent-style-name="Standard">
      <style:text-properties style:font-name="Courier New" fo:language="en" fo:country="US" style:font-name-complex="Courier New2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end" style:justify-single-word="false"/>
      <style:text-properties officeooo:rsid="0019170c" officeooo:paragraph-rsid="0019170c"/>
    </style:style>
    <style:style style:name="P1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Standard">
      <loext:graphic-properties draw:fill="solid" draw:fill-color="#1f3864"/>
      <style:paragraph-properties fo:background-color="#1f3864"/>
    </style:style>
    <style:style style:name="P15" style:family="paragraph" style:parent-style-name="Standard">
      <style:text-properties officeooo:rsid="001a8e86" officeooo:paragraph-rsid="001a8e86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3">
      <style:text-properties officeooo:rsid="0019170c" officeooo:paragraph-rsid="0019170c"/>
    </style:style>
    <style:style style:name="P18" style:family="paragraph" style:parent-style-name="Heading_20_3">
      <style:text-properties officeooo:rsid="001a8e86" officeooo:paragraph-rsid="001a8e86"/>
    </style:style>
    <style:style style:name="P19" style:family="paragraph" style:parent-style-name="List_20_Paragraph">
      <style:text-properties fo:language="en" fo:country="US"/>
    </style:style>
    <style:style style:name="P20" style:family="paragraph" style:parent-style-name="Heading_20_4">
      <style:text-properties officeooo:paragraph-rsid="001a8e86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style:font-name-complex="Courier New2"/>
    </style:style>
    <style:style style:name="P23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officeooo:paragraph-rsid="001a8e86" style:font-name-complex="Courier New2"/>
    </style:style>
    <style:style style:name="P24" style:family="paragraph" style:parent-style-name="List_20_Paragraph" style:list-style-name="WWNum2"/>
    <style:style style:name="P25" style:family="paragraph" style:parent-style-name="List_20_Paragraph" style:list-style-name="WWNum21"/>
    <style:style style:name="P26" style:family="paragraph" style:parent-style-name="List_20_Paragraph" style:list-style-name="WWNum11"/>
    <style:style style:name="P27" style:family="paragraph" style:parent-style-name="List_20_Paragraph" style:list-style-name="WWNum22"/>
    <style:style style:name="P28" style:family="paragraph" style:parent-style-name="List_20_Paragraph" style:list-style-name="WWNum22">
      <style:text-properties fo:language="en" fo:country="US"/>
    </style:style>
    <style:style style:name="P29" style:family="paragraph" style:parent-style-name="List_20_Paragraph" style:list-style-name="WWNum24">
      <style:text-properties fo:language="en" fo:country="US"/>
    </style:style>
    <style:style style:name="P30" style:family="paragraph" style:parent-style-name="List_20_Paragraph" style:list-style-name="WWNum25">
      <style:text-properties fo:language="en" fo:country="US"/>
    </style:style>
    <style:style style:name="P31" style:family="paragraph" style:parent-style-name="List_20_Paragraph" style:list-style-name="WWNum23"/>
    <style:style style:name="P32" style:family="paragraph" style:parent-style-name="List_20_Paragraph" style:list-style-name="WWNum12"/>
    <style:style style:name="P33" style:family="paragraph" style:parent-style-name="List_20_Paragraph" style:list-style-name="WWNum14"/>
    <style:style style:name="P3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9170c" style:font-size-asian="18pt" style:font-size-complex="18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officeooo:rsid="001a8e86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1a8e86"/>
    </style:style>
    <style:style style:name="T9" style:family="text">
      <style:text-properties fo:language="en" fo:country="GB" officeooo:rsid="001b5dcd"/>
    </style:style>
    <style:style style:name="T10" style:family="text">
      <style:text-properties fo:font-weight="bold" style:font-weight-asian="bold"/>
    </style:style>
    <style:style style:name="T11" style:family="text">
      <style:text-properties fo:color="#ffffff" style:font-name="Courier New" fo:language="en" fo:country="GB" style:font-name-complex="Courier New2"/>
    </style:style>
    <style:style style:name="T12" style:family="text">
      <style:text-properties fo:color="#ffffff" style:font-name="Courier New" fo:language="en" fo:country="GB" officeooo:rsid="001a8e86" style:font-name-complex="Courier New2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a8e8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ОТЧЕТ ПО </text:span><text:span text:style-name="T1">ЛАБОРАТОРНЫ</text:span><text:span text:style-name="T2">М </text:span><text:span text:style-name="T1">РАБОТ</text:span><text:span text:style-name="T2">АМ</text:span></text:p>
      <text:p text:style-name="P13">по курсу</text:p>
      <text:p text:style-name="P13">ОБЪЕКТНО-ОРИЕНТИРОВАННОЕ ПРОГРАММИРОВАНИЕ</text:p>
      <text:p text:style-name="P1"><text:span text:style-name="T1">МАИ 201</text:span><text:span text:style-name="T3">8</text:span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Студент: Лешкова В.Д.<text:tab/><text:tab/><text:tab/></text:p>
      <text:p text:style-name="P12">Группа: М8О-208Б-17<text:tab/><text:tab/><text:tab/></text:p>
      <text:p text:style-name="P12">Преподаватель: Поповкин А.В.<text:tab/><text:tab/></text:p>
      <text:p text:style-name="P12">Оценка:<text:tab/><text:tab/><text:tab/></text:p>
      <text:p text:style-name="P12">Подпись преподавателя:<text:tab/><text:tab/><text:tab/></text:p>
      <text:p text:style-name="Standard"/>
      <text:h text:style-name="P16" text:outline-level="1"><text:bookmark-start text:name="_Toc492134619"/><text:bookmark-start text:name="__RefHeading___Toc18975_3343461420"/>Содержание<text:bookmark-end text:name="_Toc492134619"/><text:bookmark-end text:name="__RefHeading___Toc18975_3343461420"/></text:h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_Toc18975_3343461420">Содержание<text:tab/>2</text:a></text:p>
          <text:p text:style-name="P34"><text:a xlink:type="simple" xlink:href="#__RefHeading___Toc18977_3343461420">Задания лабораторных работ<text:tab/>3</text:a></text:p>
          <text:p text:style-name="P35"><text:a xlink:type="simple" xlink:href="#__RefHeading___Toc18979_3343461420">Лабораторная работа №1<text:tab/>3</text:a></text:p>
          <text:p text:style-name="P36"><text:a xlink:type="simple" xlink:href="#__RefHeading___Toc18981_3343461420">Цель работы<text:tab/>3</text:a></text:p>
          <text:p text:style-name="P36"><text:a xlink:type="simple" xlink:href="#__RefHeading___Toc18983_3343461420">Задание<text:tab/>3</text:a></text:p>
          <text:p text:style-name="P36"><text:a xlink:type="simple" xlink:href="#__RefHeading___Toc18985_3343461420">Листинг кода<text:tab/>3</text:a></text:p>
          <text:p text:style-name="P37"><text:a xlink:type="simple" xlink:href="#__RefHeading___Toc18987_3343461420">Листинг файла Figure.h<text:tab/>3</text:a></text:p>
          <text:p text:style-name="P37"><text:a xlink:type="simple" xlink:href="#__RefHeading___Toc18989_3343461420">Листинг файла pentagon.h<text:tab/>3</text:a></text:p>
          <text:p text:style-name="P37"><text:a xlink:type="simple" xlink:href="#__RefHeading___Toc18991_3343461420">Листинг файла hexagon.h<text:tab/>4</text:a></text:p>
          <text:p text:style-name="P37"><text:a xlink:type="simple" xlink:href="#__RefHeading___Toc18993_3343461420">Листинг файла octagon.h<text:tab/>4</text:a></text:p>
          <text:p text:style-name="P37"><text:a xlink:type="simple" xlink:href="#__RefHeading___Toc18995_3343461420">Листинг файла pentagon.cpp<text:tab/>5</text:a></text:p>
          <text:p text:style-name="P37"><text:a xlink:type="simple" xlink:href="#__RefHeading___Toc18997_3343461420">Листинг файла hexagon.cpp<text:tab/>5</text:a></text:p>
          <text:p text:style-name="P37"><text:a xlink:type="simple" xlink:href="#__RefHeading___Toc18999_3343461420">Листинг файла octagon.cpp<text:tab/>6</text:a></text:p>
          <text:p text:style-name="P37"><text:a xlink:type="simple" xlink:href="#__RefHeading___Toc19001_3343461420">Листинг файла main.cpp<text:tab/>6</text:a></text:p>
          <text:p text:style-name="P35"><text:a xlink:type="simple" xlink:href="#__RefHeading___Toc19003_3343461420">Лабораторная работа №2<text:tab/>7</text:a></text:p>
          <text:p text:style-name="P36"><text:a xlink:type="simple" xlink:href="#__RefHeading___Toc19005_3343461420">Цель работы<text:tab/>7</text:a></text:p>
          <text:p text:style-name="P36"><text:a xlink:type="simple" xlink:href="#__RefHeading___Toc19007_3343461420">Задание<text:tab/>7</text:a></text:p>
          <text:p text:style-name="P36"><text:a xlink:type="simple" xlink:href="#__RefHeading___Toc19009_3343461420">Листинг кода<text:tab/>8</text:a></text:p>
          <text:p text:style-name="P37"><text:a xlink:type="simple" xlink:href="#__RefHeading___Toc19011_3343461420">Листинг Файла btree.hpp<text:tab/>8</text:a></text:p>
          <text:p text:style-name="P37"><text:a xlink:type="simple" xlink:href="#__RefHeading___Toc19013_3343461420">Листинг Файла btree.cpp<text:tab/>8</text:a></text:p>
          <text:p text:style-name="P35"><text:a xlink:type="simple" xlink:href="#__RefHeading___Toc19015_3343461420">Лабораторная работа №3<text:tab/>12</text:a></text:p>
          <text:p text:style-name="P36"><text:a xlink:type="simple" xlink:href="#__RefHeading___Toc19017_3343461420">Цель работы<text:tab/>12</text:a></text:p>
          <text:p text:style-name="P36"><text:a xlink:type="simple" xlink:href="#__RefHeading___Toc19019_3343461420">Задание<text:tab/>12</text:a></text:p>
          <text:p text:style-name="P36"><text:a xlink:type="simple" xlink:href="#__RefHeading___Toc19021_3343461420">Листинг кода<text:tab/>13</text:a></text:p>
          <text:p text:style-name="P35"><text:a xlink:type="simple" xlink:href="#__RefHeading___Toc19023_3343461420">Лабораторная работа №4<text:tab/>18</text:a></text:p>
          <text:p text:style-name="P36"><text:a xlink:type="simple" xlink:href="#__RefHeading___Toc19025_3343461420">Цель работы<text:tab/>19</text:a></text:p>
          <text:p text:style-name="P36"><text:a xlink:type="simple" xlink:href="#__RefHeading___Toc19027_3343461420">Задание<text:tab/>19</text:a></text:p>
          <text:p text:style-name="P36"><text:a xlink:type="simple" xlink:href="#__RefHeading___Toc19029_3343461420">Листинг кода<text:tab/>19</text:a></text:p>
          <text:p text:style-name="P35"><text:a xlink:type="simple" xlink:href="#__RefHeading___Toc19031_3343461420">Лабораторная работа №5<text:tab/>23</text:a></text:p>
          <text:p text:style-name="P36"><text:a xlink:type="simple" xlink:href="#__RefHeading___Toc19033_3343461420">Цель работы<text:tab/>23</text:a></text:p>
          <text:p text:style-name="P36"><text:a xlink:type="simple" xlink:href="#__RefHeading___Toc19035_3343461420">Задание<text:tab/>23</text:a></text:p>
          <text:p text:style-name="P36"><text:a xlink:type="simple" xlink:href="#__RefHeading___Toc19037_3343461420">Листинг кода<text:tab/>24</text:a></text:p>
          <text:p text:style-name="P35"><text:a xlink:type="simple" xlink:href="#__RefHeading___Toc19039_3343461420">Лабораторная работа №6<text:tab/>31</text:a></text:p>
          <text:p text:style-name="P36"><text:a xlink:type="simple" xlink:href="#__RefHeading___Toc19041_3343461420">Цель работы<text:tab/>31</text:a></text:p>
          <text:p text:style-name="P36"><text:a xlink:type="simple" xlink:href="#__RefHeading___Toc19043_3343461420">Задание<text:tab/>31</text:a></text:p>
          <text:p text:style-name="P36"><text:a xlink:type="simple" xlink:href="#__RefHeading___Toc19045_3343461420">Листинг кода<text:tab/>32</text:a></text:p>
          <text:p text:style-name="P35"><text:a xlink:type="simple" xlink:href="#__RefHeading___Toc19047_3343461420">Лабораторная работа №7<text:tab/>33</text:a></text:p>
          <text:p text:style-name="P36"><text:a xlink:type="simple" xlink:href="#__RefHeading___Toc19049_3343461420">Цель работы<text:tab/>33</text:a></text:p>
          <text:p text:style-name="P36"><text:a xlink:type="simple" xlink:href="#__RefHeading___Toc19051_3343461420">Задание<text:tab/>33</text:a></text:p>
          <text:p text:style-name="P36"><text:a xlink:type="simple" xlink:href="#__RefHeading___Toc19053_3343461420">Листинг кода<text:tab/>34</text:a></text:p>
          <text:p text:style-name="P35"><text:a xlink:type="simple" xlink:href="#__RefHeading___Toc19055_3343461420">Лабораторная работа №8<text:tab/>36</text:a></text:p>
          <text:p text:style-name="P36"><text:a xlink:type="simple" xlink:href="#__RefHeading___Toc19057_3343461420">Цель работы<text:tab/>36</text:a></text:p>
          <text:p text:style-name="P36"><text:a xlink:type="simple" xlink:href="#__RefHeading___Toc19059_3343461420">Задание<text:tab/>36</text:a></text:p>
          <text:p text:style-name="P36"><text:a xlink:type="simple" xlink:href="#__RefHeading___Toc19061_3343461420">Листинг кода<text:tab/>36</text:a></text:p>
          <text:p text:style-name="P35"><text:a xlink:type="simple" xlink:href="#__RefHeading___Toc19063_3343461420">Лабораторная работа №9<text:tab/>43</text:a></text:p>
          <text:p text:style-name="P36"><text:a xlink:type="simple" xlink:href="#__RefHeading___Toc19065_3343461420">Цель работы<text:tab/>43</text:a></text:p>
          <text:p text:style-name="P36"><text:a xlink:type="simple" xlink:href="#__RefHeading___Toc19067_3343461420">Задание<text:tab/>43</text:a></text:p>
          <text:p text:style-name="P36"><text:a xlink:type="simple" xlink:href="#__RefHeading___Toc19069_3343461420">Листинг кода<text:tab/>44</text:a></text:p>
          <text:p text:style-name="P36"><text:a xlink:type="simple" xlink:href="#__RefHeading___Toc19071_3343461420">вывод<text:tab/>47</text:a></text:p>
        </text:index-body>
      </text:table-of-content>
      <text:p text:style-name="Standard"/>
      <text:p text:style-name="Standard"/>
      <text:p text:style-name="Standard"/>
      <text:h text:style-name="Heading_20_1" text:outline-level="1"><text:bookmark-start text:name="_Toc492134627"/><text:bookmark-start text:name="__RefHeading___Toc18977_3343461420"/><text:soft-page-break/>Задания лабораторных работ<text:bookmark-end text:name="_Toc492134627"/><text:bookmark-end text:name="__RefHeading___Toc18977_3343461420"/></text:h>
      <text:h text:style-name="Heading_20_2" text:outline-level="2"><text:bookmark text:name="_Лабораторная_работа_№1"/><text:bookmark-start text:name="__RefHeading___Toc18979_3343461420"/><text:bookmark-start text:name="_Toc492134628"/>Лабораторная работа №1<text:bookmark-end text:name="__RefHeading___Toc18979_3343461420"/><text:bookmark-end text:name="_Toc492134628"/></text:h>
      <text:h text:style-name="Heading_20_3" text:outline-level="3"><text:bookmark-start text:name="_Toc492134629"/><text:bookmark-start text:name="__RefHeading___Toc18981_3343461420"/>Цель работы<text:bookmark-end text:name="_Toc492134629"/><text:bookmark-end text:name="__RefHeading___Toc18981_3343461420"/></text:h>
      <text:p text:style-name="Standard">Целью лабораторной работы является:</text:p>
      <text:list xml:id="list4079282520" text:style-name="WWNum2">
        <text:list-item>
          <text:p text:style-name="P24">Программирование классов на языке С++</text:p>
        </text:list-item>
        <text:list-item>
          <text:p text:style-name="P24">Управление памятью в языке С++</text:p>
        </text:list-item>
        <text:list-item>
          <text:p text:style-name="P24">Изучение базовых понятий ООП. </text:p>
        </text:list-item>
        <text:list-item>
          <text:p text:style-name="P24">Знакомство с классами в <text:span text:style-name="T4">C</text:span>++. </text:p>
        </text:list-item>
        <text:list-item>
          <text:p text:style-name="P24">Знакомство с перегрузкой операторов.</text:p>
        </text:list-item>
        <text:list-item>
          <text:p text:style-name="P24">Знакомство с дружественными функциями.</text:p>
        </text:list-item>
        <text:list-item>
          <text:p text:style-name="P24">Знакомство с операциями ввода-вывода из стандартных библиотек.</text:p>
        </text:list-item>
      </text:list>
      <text:h text:style-name="Heading_20_3" text:outline-level="3"><text:bookmark text:name="_Задание"/><text:bookmark-start text:name="__RefHeading___Toc18983_3343461420"/><text:bookmark-start text:name="_Toc492134630"/>Задание<text:bookmark-end text:name="__RefHeading___Toc18983_3343461420"/><text:bookmark-end text:name="_Toc492134630"/></text:h>
      <text:p text:style-name="Standard"/>
      <text:p text:style-name="Standard">Необходимо спроектировать и запрограммировать на языке <text:span text:style-name="T4">C</text:span>++ классы фигур,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.</text:p>
      <text:p text:style-name="Standard">Классы должны удовлетворять следующим правилам:</text:p>
      <text:list xml:id="list1522114868" text:style-name="WWNum21">
        <text:list-item>
          <text:p text:style-name="P25">Должны иметь общий родительский класс <text:span text:style-name="T4">Figure</text:span>.</text:p>
        </text:list-item>
        <text:list-item>
          <text:p text:style-name="P25">Должны иметь общий виртуальный метод <text:span text:style-name="T4">Print</text:span>, печатающий параметры фигуры и ее тип в стандартный поток вывода <text:span text:style-name="T4">cout</text:span>.</text:p>
        </text:list-item>
        <text:list-item>
          <text:p text:style-name="P25">Должный иметь общий виртуальный метод расчета площади фигуры – <text:span text:style-name="T4">Square</text:span>.</text:p>
        </text:list-item>
        <text:list-item>
          <text:p text:style-name="P25">Должны иметь конструктор, считывающий значения основных параметров фигуры из стандартного потока <text:span text:style-name="T4">cin</text:span>.</text:p>
        </text:list-item>
        <text:list-item>
          <text:p text:style-name="P25">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Standard">Программа должна позволять вводить фигуру каждого типа с клавиатуры, выводить параметры фигур на экран и их площадь.</text:p>
      <text:h text:style-name="P17" text:outline-level="3"><text:bookmark-start text:name="__RefHeading___Toc18985_3343461420"/>Листинг кода<text:bookmark-end text:name="__RefHeading___Toc18985_3343461420"/></text:h>
      <text:h text:style-name="Heading_20_4" text:outline-level="4"><text:bookmark-start text:name="_Toc492134632"/><text:bookmark-start text:name="__RefHeading___Toc18987_3343461420"/>Листинг файла <text:span text:style-name="T4">Figure</text:span>.<text:span text:style-name="T4">h</text:span><text:bookmark-end text:name="_Toc492134632"/><text:bookmark-end text:name="__RefHeading___Toc18987_3343461420"/></text:h>
      <text:p text:style-name="P2">#ifndef FIGURE_H</text:p>
      <text:p text:style-name="P2">#define<text:tab/>FIGURE_H</text:p>
      <text:p text:style-name="P2"/>
      <text:p text:style-name="P2">class Figure {</text:p>
      <text:p text:style-name="P2">public:</text:p>
      <text:p text:style-name="P2"><text:s text:c="4"/>virtual double Square() = 0;</text:p>
      <text:p text:style-name="P2"><text:s text:c="4"/>virtual void <text:s text:c="2"/>Print() = 0;</text:p>
      <text:p text:style-name="P2"><text:s text:c="4"/>virtual ~Figure() {};</text:p>
      <text:p text:style-name="P2">};</text:p>
      <text:p text:style-name="P2"/>
      <text:p text:style-name="P2">#endif<text:tab/>/* FIGURE_H */</text:p>
      <text:h text:style-name="Heading_20_4" text:outline-level="4"><text:bookmark-start text:name="_Toc492134633"/><text:bookmark-start text:name="__RefHeading___Toc18989_3343461420"/>Листинг<text:span text:style-name="T7"> </text:span>файла<text:span text:style-name="T7"> </text:span><text:span text:style-name="T8">pentagon</text:span><text:span text:style-name="T4">.h</text:span><text:bookmark-end text:name="_Toc492134633"/><text:bookmark-end text:name="__RefHeading___Toc18989_3343461420"/></text:h>
      <text:p text:style-name="P2">#ifndef PENTAGON_H</text:p>
      <text:p text:style-name="P2">#define<text:tab/>PENTAGON_H</text:p>
      <text:p text:style-name="P2">#include &lt;cstdlib&gt;</text:p>
      <text:p text:style-name="P2">#include &lt;iostream&gt;</text:p>
      <text:p text:style-name="P2">#include "FIGURE.h"</text:p>
      <text:p text:style-name="P2"/>
      <text:p text:style-name="P2">class Pentagon : public Figure{</text:p>
      <text:p text:style-name="P2">public:</text:p>
      <text:p text:style-name="P2"><text:s text:c="4"/>Pentagon();</text:p>
      <text:p text:style-name="P2"><text:s text:c="4"/>Pentagon(std::istream &amp;is);</text:p>
      <text:p text:style-name="P2"><text:s text:c="4"/>Pentagon(size_t i);</text:p>
      <text:p text:style-name="P2"><text:s text:c="4"/>Pentagon(const Pentagon&amp; orig);</text:p>
      <text:p text:style-name="P2"><text:soft-page-break/></text:p>
      <text:p text:style-name="P2"><text:s text:c="4"/>double Square() override;</text:p>
      <text:p text:style-name="P2"><text:s text:c="4"/>void <text:s text:c="2"/>Print() override;</text:p>
      <text:p text:style-name="P2"/>
      <text:p text:style-name="P2"><text:s text:c="4"/>virtual ~Pentagon();</text:p>
      <text:p text:style-name="P2">private:</text:p>
      <text:p text:style-name="P2"><text:s text:c="4"/>size_t side_a;</text:p>
      <text:p text:style-name="P2">};</text:p>
      <text:p text:style-name="P2"/>
      <text:p text:style-name="P2">#endif</text:p>
      <text:p text:style-name="P5"/>
      <text:p text:style-name="P5"/>
      <text:h text:style-name="P20" text:outline-level="4"><text:bookmark-start text:name="_Toc4921346331"/><text:bookmark-start text:name="__RefHeading___Toc18991_3343461420"/>Листинг<text:span text:style-name="T7"> </text:span>файла<text:span text:style-name="T7"> </text:span><text:span text:style-name="T9">h</text:span><text:span text:style-name="T8">exagon</text:span><text:span text:style-name="T4">.h</text:span><text:bookmark-end text:name="_Toc4921346331"/><text:bookmark-end text:name="__RefHeading___Toc18991_3343461420"/></text:h>
      <text:p text:style-name="P3">#ifndef HEXAGON_H</text:p>
      <text:p text:style-name="P3">#define<text:tab/>HEXAGON_H</text:p>
      <text:p text:style-name="P3">#include &lt;cstdlib&gt;</text:p>
      <text:p text:style-name="P3">#include &lt;iostream&gt;</text:p>
      <text:p text:style-name="P3">#include "FIGURE.h"</text:p>
      <text:p text:style-name="P3"/>
      <text:p text:style-name="P3">class Hexagon : public Figure{</text:p>
      <text:p text:style-name="P3">public:</text:p>
      <text:p text:style-name="P3"><text:s text:c="4"/>Hexagon();</text:p>
      <text:p text:style-name="P3"><text:s text:c="4"/>Hexagon(std::istream &amp;is);</text:p>
      <text:p text:style-name="P3"><text:s text:c="4"/>Hexagon(size_t i);</text:p>
      <text:p text:style-name="P3"><text:s text:c="4"/>Hexagon(const Hexagon&amp; orig);</text:p>
      <text:p text:style-name="P3"/>
      <text:p text:style-name="P3"><text:s text:c="4"/>double Square() override;</text:p>
      <text:p text:style-name="P3"><text:s text:c="4"/>void <text:s text:c="2"/>Print() override;</text:p>
      <text:p text:style-name="P3"/>
      <text:p text:style-name="P3"><text:s text:c="4"/>virtual ~Hexagon();</text:p>
      <text:p text:style-name="P3">private:</text:p>
      <text:p text:style-name="P3"><text:s text:c="4"/>size_t side_a;</text:p>
      <text:p text:style-name="P3">};</text:p>
      <text:p text:style-name="P3"/>
      <text:p text:style-name="P3">#endif</text:p>
      <text:p text:style-name="P5"/>
      <text:p text:style-name="P5"/>
      <text:h text:style-name="P20" text:outline-level="4"><text:bookmark-start text:name="_Toc4921346332"/><text:bookmark-start text:name="__RefHeading___Toc18993_3343461420"/>Листинг<text:span text:style-name="T7"> </text:span>файла<text:span text:style-name="T7"> </text:span><text:span text:style-name="T8">octagon</text:span><text:span text:style-name="T4">.h</text:span><text:bookmark-end text:name="_Toc4921346332"/><text:bookmark-end text:name="__RefHeading___Toc18993_3343461420"/></text:h>
      <text:p text:style-name="P3">#ifndef OCTAGON_H</text:p>
      <text:p text:style-name="P3">#define<text:tab/>OCTAGON_H</text:p>
      <text:p text:style-name="P3">#include &lt;cstdlib&gt;</text:p>
      <text:p text:style-name="P3">#include &lt;iostream&gt;</text:p>
      <text:p text:style-name="P3">#include "FIGURE.h"</text:p>
      <text:p text:style-name="P3"/>
      <text:p text:style-name="P3">class Octagon : public Figure{</text:p>
      <text:p text:style-name="P3">public:</text:p>
      <text:p text:style-name="P3"><text:s text:c="4"/>Octagon();</text:p>
      <text:p text:style-name="P3"><text:s text:c="4"/>Octagon(std::istream &amp;is);</text:p>
      <text:p text:style-name="P3"><text:s text:c="4"/>Octagon(size_t i);</text:p>
      <text:p text:style-name="P3"><text:s text:c="4"/>Octagon(const Octagon&amp; orig);</text:p>
      <text:p text:style-name="P3"/>
      <text:p text:style-name="P3"><text:s text:c="4"/>double Square() override;</text:p>
      <text:p text:style-name="P3"><text:s text:c="4"/>void <text:s text:c="2"/>Print() override;</text:p>
      <text:p text:style-name="P3"/>
      <text:p text:style-name="P3"><text:s text:c="4"/>virtual ~Octagon();</text:p>
      <text:p text:style-name="P3">private:</text:p>
      <text:p text:style-name="P3"><text:s text:c="4"/>size_t side_a;</text:p>
      <text:p text:style-name="P3">};</text:p>
      <text:p text:style-name="P3"/>
      <text:p text:style-name="P3">#endif</text:p>
      <text:p text:style-name="P5"><text:soft-page-break/></text:p>
      <text:h text:style-name="Heading_20_4" text:outline-level="4"><text:bookmark-start text:name="_Toc492134634"/><text:bookmark-start text:name="__RefHeading___Toc18995_3343461420"/>Листинг<text:span text:style-name="T7"> </text:span>файла<text:span text:style-name="T7"> </text:span><text:span text:style-name="T8">pentagon</text:span><text:span text:style-name="T4">.cpp</text:span><text:bookmark-end text:name="_Toc492134634"/><text:bookmark-end text:name="__RefHeading___Toc18995_3343461420"/></text:h>
      <text:p text:style-name="P6">#include "PENTAGON.h"</text:p>
      <text:p text:style-name="P6">#include &lt;iostream&gt;</text:p>
      <text:p text:style-name="P6">#include &lt;math.h&gt;</text:p>
      <text:p text:style-name="P6"/>
      <text:p text:style-name="P6">Pentagon::Pentagon() : Pentagon(0) {</text:p>
      <text:p text:style-name="P6">}</text:p>
      <text:p text:style-name="P6"/>
      <text:p text:style-name="P6">Pentagon::Pentagon(size_t i) : side_a(i) {</text:p>
      <text:p text:style-name="P6"><text:s text:c="4"/>std::cout &lt;&lt; "Pentagon created: " &lt;&lt; side_a &lt;&lt; std::endl;</text:p>
      <text:p text:style-name="P6">}</text:p>
      <text:p text:style-name="P6"/>
      <text:p text:style-name="P6">Pentagon::Pentagon(std::istream &amp;is) {</text:p>
      <text:p text:style-name="P6"><text:s text:c="4"/>is &gt;&gt; side_a;</text:p>
      <text:p text:style-name="P6">}</text:p>
      <text:p text:style-name="P6"/>
      <text:p text:style-name="P6">Pentagon::Pentagon(const Pentagon&amp; orig) {</text:p>
      <text:p text:style-name="P6"><text:s text:c="4"/>std::cout &lt;&lt; "Pentagon copy created" &lt;&lt; std::endl;</text:p>
      <text:p text:style-name="P6"><text:s text:c="4"/>side_a = orig.side_a;</text:p>
      <text:p text:style-name="P6">}</text:p>
      <text:p text:style-name="P6"/>
      <text:p text:style-name="P6">double Pentagon::Square() {</text:p>
      <text:p text:style-name="P6"><text:s text:c="4"/>return double(pow(side_a,2)) * pow(25.0 + 10.0 * pow(5,0.5),0.5)/ 4.0;</text:p>
      <text:p text:style-name="P6"/>
      <text:p text:style-name="P6">}</text:p>
      <text:p text:style-name="P6"/>
      <text:p text:style-name="P6">void Pentagon::Print() {</text:p>
      <text:p text:style-name="P6"><text:s text:c="4"/>std::cout &lt;&lt; "a = " &lt;&lt; side_a &lt;&lt; std::endl;</text:p>
      <text:p text:style-name="P6"/>
      <text:p text:style-name="P6">}</text:p>
      <text:p text:style-name="P6"/>
      <text:p text:style-name="P6">Pentagon::~Pentagon() {</text:p>
      <text:p text:style-name="P6"><text:s text:c="4"/>std::cout &lt;&lt; "Pentagon deleted" &lt;&lt; std::endl;</text:p>
      <text:p text:style-name="P6">}</text:p>
      <text:p text:style-name="P5"/>
      <text:p text:style-name="P5"/>
      <text:h text:style-name="P20" text:outline-level="4"><text:bookmark-start text:name="_Toc4921346341"/><text:bookmark-start text:name="__RefHeading___Toc18997_3343461420"/>Листинг<text:span text:style-name="T7"> </text:span>файла<text:span text:style-name="T7"> </text:span><text:span text:style-name="T8">hexagon</text:span><text:span text:style-name="T4">.cpp</text:span><text:bookmark-end text:name="_Toc4921346341"/><text:bookmark-end text:name="__RefHeading___Toc18997_3343461420"/></text:h>
      <text:p text:style-name="P7">#include "HEXAGON.h"</text:p>
      <text:p text:style-name="P7">#include &lt;iostream&gt;</text:p>
      <text:p text:style-name="P7">#include &lt;math.h&gt;</text:p>
      <text:p text:style-name="P7"/>
      <text:p text:style-name="P7">Hexagon::Hexagon() : Hexagon(0) {</text:p>
      <text:p text:style-name="P7">}</text:p>
      <text:p text:style-name="P7"/>
      <text:p text:style-name="P7">Hexagon::Hexagon(size_t i) : side_a(i) {</text:p>
      <text:p text:style-name="P7"><text:s text:c="4"/>std::cout &lt;&lt; "Hexagon created: " &lt;&lt; side_a &lt;&lt; std::endl;</text:p>
      <text:p text:style-name="P7">}</text:p>
      <text:p text:style-name="P7"/>
      <text:p text:style-name="P7">Hexagon::Hexagon(std::istream &amp;is) {</text:p>
      <text:p text:style-name="P7"><text:s text:c="4"/>is &gt;&gt; side_a;</text:p>
      <text:p text:style-name="P7">}</text:p>
      <text:p text:style-name="P7"/>
      <text:p text:style-name="P7">Hexagon::Hexagon(const Hexagon&amp; orig) {</text:p>
      <text:p text:style-name="P7"><text:s text:c="4"/>std::cout &lt;&lt; "Hexagon copy created" &lt;&lt; std::endl;</text:p>
      <text:p text:style-name="P7"><text:s text:c="4"/>side_a = orig.side_a;</text:p>
      <text:p text:style-name="P7">}</text:p>
      <text:p text:style-name="P7"/>
      <text:p text:style-name="P7">double Hexagon::Square() {</text:p>
      <text:p text:style-name="P7"><text:s text:c="4"/>return double(pow(side_a,2)) * 3.0 * pow(3,0.5)/ 2.0;</text:p>
      <text:p text:style-name="P7"><text:soft-page-break/></text:p>
      <text:p text:style-name="P7">}</text:p>
      <text:p text:style-name="P7"/>
      <text:p text:style-name="P7">void Hexagon::Print() {</text:p>
      <text:p text:style-name="P7"><text:s text:c="4"/>std::cout &lt;&lt; "a = " &lt;&lt; side_a &lt;&lt; std::endl;</text:p>
      <text:p text:style-name="P7"/>
      <text:p text:style-name="P7">}</text:p>
      <text:p text:style-name="P7"/>
      <text:p text:style-name="P7">Hexagon::~Hexagon() {</text:p>
      <text:p text:style-name="P7"><text:s text:c="4"/>std::cout &lt;&lt; "Hexagon deleted" &lt;&lt; std::endl;</text:p>
      <text:p text:style-name="P7">}</text:p>
      <text:p text:style-name="P5"/>
      <text:p text:style-name="P5"/>
      <text:h text:style-name="P20" text:outline-level="4"><text:bookmark-start text:name="_Toc49213463411"/><text:bookmark-start text:name="__RefHeading___Toc18999_3343461420"/>Листинг<text:span text:style-name="T7"> </text:span>файла<text:span text:style-name="T7"> </text:span><text:span text:style-name="T8">octagon</text:span><text:span text:style-name="T4">.cpp</text:span><text:bookmark-end text:name="_Toc49213463411"/><text:bookmark-end text:name="__RefHeading___Toc18999_3343461420"/></text:h>
      <text:p text:style-name="P7">#include "OCTAGON.h"</text:p>
      <text:p text:style-name="P7">#include &lt;iostream&gt;</text:p>
      <text:p text:style-name="P7">#include &lt;math.h&gt;</text:p>
      <text:p text:style-name="P7"/>
      <text:p text:style-name="P7">Octagon::Octagon() : Octagon(0) {</text:p>
      <text:p text:style-name="P7">}</text:p>
      <text:p text:style-name="P7"/>
      <text:p text:style-name="P7">Octagon::Octagon(size_t i) : side_a(i) {</text:p>
      <text:p text:style-name="P7"><text:s text:c="4"/>std::cout &lt;&lt; "Octagon created: " &lt;&lt; side_a &lt;&lt; std::endl;</text:p>
      <text:p text:style-name="P7">}</text:p>
      <text:p text:style-name="P7"/>
      <text:p text:style-name="P7">Octagon::Octagon(std::istream &amp;is) {</text:p>
      <text:p text:style-name="P7"><text:s text:c="4"/>is &gt;&gt; side_a;</text:p>
      <text:p text:style-name="P7">}</text:p>
      <text:p text:style-name="P7"/>
      <text:p text:style-name="P7">Octagon::Octagon(const Octagon&amp; orig) {</text:p>
      <text:p text:style-name="P7"><text:s text:c="4"/>std::cout &lt;&lt; "Octagon copy created" &lt;&lt; std::endl;</text:p>
      <text:p text:style-name="P7"><text:s text:c="4"/>side_a = orig.side_a;</text:p>
      <text:p text:style-name="P7">}</text:p>
      <text:p text:style-name="P7"/>
      <text:p text:style-name="P7">double Octagon::Square() {</text:p>
      <text:p text:style-name="P7"><text:s text:c="4"/>return double(pow(side_a,2)) * 2.0 * (1.0 + pow(2,0.5));</text:p>
      <text:p text:style-name="P7"/>
      <text:p text:style-name="P7">}</text:p>
      <text:p text:style-name="P7"/>
      <text:p text:style-name="P7">void Octagon::Print() {</text:p>
      <text:p text:style-name="P7"><text:s text:c="4"/>std::cout &lt;&lt; "a = " &lt;&lt; side_a &lt;&lt; std::endl;</text:p>
      <text:p text:style-name="P7"/>
      <text:p text:style-name="P7">}</text:p>
      <text:p text:style-name="P7"/>
      <text:p text:style-name="P7">Octagon::~Octagon() {</text:p>
      <text:p text:style-name="P7"><text:s text:c="4"/>std::cout &lt;&lt; "Octagon deleted" &lt;&lt; std::endl;</text:p>
      <text:p text:style-name="P7">}</text:p>
      <text:p text:style-name="P5"/>
      <text:h text:style-name="Heading_20_4" text:outline-level="4"><text:bookmark-start text:name="_Toc492134635"/><text:bookmark-start text:name="__RefHeading___Toc19001_3343461420"/>Листинг<text:span text:style-name="T7"> </text:span>файла<text:span text:style-name="T7"> </text:span><text:span text:style-name="T4">main.cpp</text:span><text:bookmark-end text:name="_Toc492134635"/><text:bookmark-end text:name="__RefHeading___Toc19001_3343461420"/></text:h>
      <text:p text:style-name="P4">#include &lt;cstdlib&gt;</text:p>
      <text:p text:style-name="P4">#include "PENTAGON.h"</text:p>
      <text:p text:style-name="P4">#include "HEXAGON.h"</text:p>
      <text:p text:style-name="P4">#include "OCTAGON.h"</text:p>
      <text:p text:style-name="P4"/>
      <text:p text:style-name="P4">int main() {</text:p>
      <text:p text:style-name="P4"/>
      <text:p text:style-name="P4"><text:tab/>std::cout &lt;&lt; "Enter the pentagon side value" &lt;&lt; std::endl;</text:p>
      <text:p text:style-name="P4"><text:s text:c="4"/>Figure *ptrP = new Pentagon(std::cin);</text:p>
      <text:p text:style-name="P4"><text:s text:c="4"/></text:p>
      <text:p text:style-name="P4"><text:s text:c="4"/>std::cout &lt;&lt; "Enter the hexagon side value" &lt;&lt; std::endl;</text:p>
      <text:p text:style-name="P4"><text:soft-page-break/><text:s text:c="4"/>Figure *ptrH = new Hexagon(std::cin);</text:p>
      <text:p text:style-name="P4"><text:s text:c="4"/></text:p>
      <text:p text:style-name="P4"><text:s text:c="4"/>std::cout &lt;&lt; "Enter the octagon side value" &lt;&lt; std::endl;</text:p>
      <text:p text:style-name="P4"><text:s text:c="4"/>Figure *ptrO = new Octagon(std::cin);</text:p>
      <text:p text:style-name="P4"><text:s text:c="4"/></text:p>
      <text:p text:style-name="P4"><text:s text:c="4"/>std::cout &lt;&lt; "Pentagon side and square: " &lt;&lt; std::endl;</text:p>
      <text:p text:style-name="P4"><text:s text:c="4"/>ptrP-&gt;Print();</text:p>
      <text:p text:style-name="P4"><text:s text:c="4"/>std::cout &lt;&lt; ptrP-&gt;Square() &lt;&lt; std::endl;</text:p>
      <text:p text:style-name="P4"><text:s text:c="4"/></text:p>
      <text:p text:style-name="P4"><text:s text:c="4"/>std::cout &lt;&lt; "Hexagon side and square: " &lt;&lt; std::endl;</text:p>
      <text:p text:style-name="P4"><text:s text:c="4"/>ptrH-&gt;Print();</text:p>
      <text:p text:style-name="P4"><text:s text:c="4"/>std::cout &lt;&lt; ptrH-&gt;Square() &lt;&lt; std::endl;</text:p>
      <text:p text:style-name="P4"><text:s text:c="4"/></text:p>
      <text:p text:style-name="P4"><text:s text:c="4"/>std::cout &lt;&lt; "Octagon side and square: " &lt;&lt; std::endl;</text:p>
      <text:p text:style-name="P4"><text:s text:c="4"/>ptrO-&gt;Print();</text:p>
      <text:p text:style-name="P4"><text:tab/>std::cout &lt;&lt; ptrO-&gt;Square() &lt;&lt; std::endl;</text:p>
      <text:p text:style-name="P4"/>
      <text:p text:style-name="P4"><text:s text:c="4"/>delete ptrP;</text:p>
      <text:p text:style-name="P4"><text:s text:c="4"/>delete ptrH;</text:p>
      <text:p text:style-name="P4"><text:s text:c="4"/>delete ptrO;</text:p>
      <text:p text:style-name="P4"><text:s text:c="4"/></text:p>
      <text:p text:style-name="P4"><text:s text:c="4"/>return 0;</text:p>
      <text:p text:style-name="P4">}</text:p>
      <text:p text:style-name="P8"/>
      <text:h text:style-name="Heading_20_2" text:outline-level="2"><text:bookmark-start text:name="_Toc492134636"/><text:bookmark-start text:name="__RefHeading___Toc19003_3343461420"/>Лабораторная работа №2<text:bookmark-end text:name="_Toc492134636"/><text:bookmark-end text:name="__RefHeading___Toc19003_3343461420"/></text:h>
      <text:h text:style-name="Heading_20_3" text:outline-level="3"><text:bookmark-start text:name="_Toc492134637"/><text:bookmark-start text:name="__RefHeading___Toc19005_3343461420"/>Цель работы<text:bookmark-end text:name="_Toc492134637"/><text:bookmark-end text:name="__RefHeading___Toc19005_3343461420"/></text:h>
      <text:p text:style-name="Standard">Целью лабораторной работы является:</text:p>
      <text:list xml:id="list1940081254" text:style-name="WWNum11">
        <text:list-item>
          <text:p text:style-name="P26">Закрепление навыков работы с классами.</text:p>
        </text:list-item>
        <text:list-item>
          <text:p text:style-name="P26">Создание простых динамических структур данных.</text:p>
        </text:list-item>
        <text:list-item>
          <text:p text:style-name="P26">Работа с объектами, передаваемыми «по значению».</text:p>
        </text:list-item>
      </text:list>
      <text:h text:style-name="Heading_20_3" text:outline-level="3"><text:bookmark-start text:name="_Toc492134638"/><text:bookmark-start text:name="__RefHeading___Toc19007_3343461420"/>Задание<text:bookmark-end text:name="_Toc492134638"/><text:bookmark-end text:name="__RefHeading___Toc19007_3343461420"/></text:h>
      <text:p text:style-name="Standard"/>
      <text:p text:style-name="Standard">Необходимо спроектировать и запрограммировать на языке <text:span text:style-name="T4">C</text:span>++ класс-контейнер <text:a xlink:type="simple" xlink:href="#_Варианты_задания_(структуры" text:style-name="ListLabel_20_43" text:visited-style-name="ListLabel_20_43"><text:span text:style-name="Internet_20_link">первого уровня</text:span></text:a>, содержащий <text:span text:style-name="T10">одну фигуру ( колонка фигура 1),</text:span>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 (реализованную в <text:a xlink:type="simple" xlink:href="#_Лабораторная_работа_№1" text:style-name="ListLabel_20_43" text:visited-style-name="ListLabel_20_43"><text:span text:style-name="Internet_20_link">ЛР1</text:span></text:a>).</text:p>
      <text:p text:style-name="Standard">Классы должны удовлетворять следующим правилам:</text:p>
      <text:list xml:id="list234417778741107" text:continue-list="list1522114868" text:style-name="WWNum21">
        <text:list-item>
          <text:p text:style-name="P25">Требования к классу фигуры аналогичны требованиям из <text:a xlink:type="simple" xlink:href="#_Задание" text:style-name="ListLabel_20_43" text:visited-style-name="ListLabel_20_43"><text:span text:style-name="Internet_20_link">лабораторной работы 1</text:span></text:a>.</text:p>
        </text:list-item>
        <text:list-item>
          <text:p text:style-name="P25">Классы фигур должны иметь переопределенный оператор вывода в поток <text:span text:style-name="T4">std</text:span>::<text:span text:style-name="T4">ostream</text:span> (&lt;&lt;). Оператор должен распечатывать параметры фигуры (тип фигуры, длины сторон, радиус и т.д).</text:p>
        </text:list-item>
        <text:list-item>
          <text:p text:style-name="P25">Классы фигур должны иметь переопределенный оператор ввода фигуры из потока <text:span text:style-name="T4">std</text:span>::<text:span text:style-name="T4">istream</text:span> (&gt;&gt;). Оператор должен вводить основные параметры фигуры (длины сторон, радиус и т.д).</text:p>
        </text:list-item>
        <text:list-item>
          <text:p text:style-name="P25">Классы фигур должны иметь операторы копирования (=).</text:p>
        </text:list-item>
        <text:list-item>
          <text:p text:style-name="P25">Классы фигур должны иметь операторы сравнения с такими же фигурами (==).</text:p>
        </text:list-item>
        <text:list-item>
          <text:p text:style-name="P25">Класс-контейнер должен соджержать объекты фигур “по значению” <text:span text:style-name="T4">(не по ссылке).</text:span></text:p>
        </text:list-item>
        <text:list-item>
          <text:p text:style-name="P25">Класс-контейнер должен иметь метод по добавлению фигуры в контейнер.</text:p>
        </text:list-item>
        <text:list-item>
          <text:p text:style-name="P25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25">Класс-контейнер должен иметь метод по удалению фигуры из контейнера (опеределяется структурой контейнера).</text:p>
        </text:list-item>
        <text:list-item>
          <text:p text:style-name="P25">Класс-контейнер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25">Класс-контейнер должен иметь деструктор, удаляющий все элементы контейнера.</text:p>
        </text:list-item>
        <text:list-item>
          <text:p text:style-name="P25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P11">Нельзя использовать:</text:p>
      <text:list xml:id="list867656983" text:style-name="WWNum22">
        <text:list-item>
          <text:p text:style-name="P28">Стандартные контейнеры std.</text:p>
        </text:list-item>
        <text:list-item>
          <text:p text:style-name="P27">Шаблоны (<text:span text:style-name="T4">template).</text:span></text:p>
        </text:list-item>
        <text:list-item>
          <text:p text:style-name="P27"><text:soft-page-break/>Различные варианты умных указателей (<text:span text:style-name="T4">shared</text:span>_<text:span text:style-name="T4">ptr</text:span>, <text:span text:style-name="T4">weak</text:span>_<text:span text:style-name="T4">ptr</text:span>).</text:p>
        </text:list-item>
      </text:list>
      <text:p text:style-name="Standard"/>
      <text:p text:style-name="Standard">Программа должна позволять:</text:p>
      <text:list xml:id="list1846782751" text:style-name="WWNum23">
        <text:list-item>
          <text:p text:style-name="P31">Вводить произвольное количество фигур и добавлять их в контейнер.</text:p>
        </text:list-item>
        <text:list-item>
          <text:p text:style-name="P31">Распечатывать содержимое контейнера.</text:p>
        </text:list-item>
        <text:list-item>
          <text:p text:style-name="P31">Удалять фигуры из контейнера.</text:p>
        </text:list-item>
      </text:list>
      <text:h text:style-name="Heading_20_3" text:outline-level="3"><text:bookmark-start text:name="__RefHeading___Toc19009_3343461420"/>Листинг кода<text:bookmark-end text:name="__RefHeading___Toc19009_3343461420"/></text:h>
      <text:p text:style-name="Standard"/>
      <text:p text:style-name="P8"/>
      <text:h text:style-name="Heading_20_4" text:outline-level="4"><text:bookmark-start text:name="_Toc492134640"/><text:bookmark-start text:name="__RefHeading___Toc19011_3343461420"/>Листинг Файла <text:span text:style-name="T6">btree</text:span>.<text:span text:style-name="T4">h</text:span><text:bookmark-end text:name="_Toc492134640"/><text:span text:style-name="T6">pp</text:span><text:bookmark-end text:name="__RefHeading___Toc19011_3343461420"/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&lt;iostream&gt;</text:p>
      <text:p text:style-name="P2">class TTree</text:p>
      <text:p text:style-name="P2">{</text:p>
      <text:p text:style-name="P2">public:</text:p>
      <text:p text:style-name="P2"><text:s text:c="2"/>TTree();</text:p>
      <text:p text:style-name="P2"><text:s text:c="2"/>TTree(const TTree &amp;orig);</text:p>
      <text:p text:style-name="P2"><text:s text:c="2"/>virtual ~TTree();</text:p>
      <text:p text:style-name="P2"/>
      <text:p text:style-name="P2"><text:s text:c="2"/>Pentagon getItem();</text:p>
      <text:p text:style-name="P2"><text:s text:c="2"/>Pentagon getItem(char *path);</text:p>
      <text:p text:style-name="P2"/>
      <text:p text:style-name="P2"><text:s text:c="2"/>void add(Pentagon pentagon);</text:p>
      <text:p text:style-name="P2"><text:s text:c="2"/>void Remove(TTree *node);</text:p>
      <text:p text:style-name="P2"/>
      <text:p text:style-name="P2"><text:s text:c="2"/>TTree* get(char *path);</text:p>
      <text:p text:style-name="P2"><text:s text:c="2"/>int height() const;</text:p>
      <text:p text:style-name="P2"><text:s text:c="2"/>bool empty();</text:p>
      <text:p text:style-name="P2"/>
      <text:p text:style-name="P2"><text:s text:c="2"/>friend std::ostream &amp;operator&lt;&lt;(std::ostream &amp;os, const TTree &amp;tree);</text:p>
      <text:p text:style-name="P2"/>
      <text:p text:style-name="P2"><text:s text:c="2"/>Pentagon value;</text:p>
      <text:p text:style-name="P2"><text:s text:c="2"/>TTree *left;</text:p>
      <text:p text:style-name="P2"><text:s text:c="2"/>TTree *right;</text:p>
      <text:p text:style-name="P2"><text:s text:c="2"/>TTree *prev;</text:p>
      <text:p text:style-name="P2">};</text:p>
      <text:p text:style-name="P2"/>
      <text:p text:style-name="P2">#endif // TTREE_H</text:p>
      <text:h text:style-name="Heading_20_4" text:outline-level="4"><text:bookmark-start text:name="_Toc492134641"/><text:bookmark-start text:name="__RefHeading___Toc19013_3343461420"/>Листинг<text:span text:style-name="T7"> </text:span>Файла<text:span text:style-name="T4"> </text:span><text:span text:style-name="T6">btree</text:span><text:span text:style-name="T4">.cpp</text:span><text:bookmark-end text:name="_Toc492134641"/><text:bookmark-end text:name="__RefHeading___Toc19013_3343461420"/></text:h>
      <text:p text:style-name="P2">#include "btree.hpp"</text:p>
      <text:p text:style-name="P2"/>
      <text:p text:style-name="P2">TTree::TTree() : value(), left(nullptr), right(nullptr), prev(nullptr) {}</text:p>
      <text:p text:style-name="P2"/>
      <text:p text:style-name="P2">TTree::TTree(const TTree &amp;orig)</text:p>
      <text:p text:style-name="P2">{</text:p>
      <text:p text:style-name="P2"><text:s text:c="4"/>value = orig.value;</text:p>
      <text:p text:style-name="P2"><text:s text:c="4"/>left = orig.left;</text:p>
      <text:p text:style-name="P2"><text:s text:c="4"/>right = orig.right;</text:p>
      <text:p text:style-name="P2"><text:s text:c="4"/>prev = orig.prev;</text:p>
      <text:p text:style-name="P2">}</text:p>
      <text:p text:style-name="P2"/>
      <text:p text:style-name="P2">int TTree::height() const</text:p>
      <text:p text:style-name="P2">{</text:p>
      <text:p text:style-name="P2"><text:s text:c="4"/>if (!prev)</text:p>
      <text:p text:style-name="P2"><text:s text:c="8"/>return 0;</text:p>
      <text:p text:style-name="P2"><text:soft-page-break/><text:s text:c="4"/>return 1 + prev-&gt;height();</text:p>
      <text:p text:style-name="P2">}</text:p>
      <text:p text:style-name="P2"/>
      <text:p text:style-name="P2">bool TTree::empty()</text:p>
      <text:p text:style-name="P2">{</text:p>
      <text:p text:style-name="P2"><text:s text:c="4"/>return value == Pentagon();</text:p>
      <text:p text:style-name="P2">}</text:p>
      <text:p text:style-name="P2"/>
      <text:p text:style-name="P2">std::ostream &amp;operator&lt;&lt;(std::ostream &amp;os, const TTree &amp;Tree)</text:p>
      <text:p text:style-name="P2">{</text:p>
      <text:p text:style-name="P2"><text:s text:c="4"/>Pentagon help = Pentagon();</text:p>
      <text:p text:style-name="P2"><text:s text:c="4"/>int height = Tree.height();</text:p>
      <text:p text:style-name="P2"/>
      <text:p text:style-name="P2"><text:s text:c="4"/>if (Tree.right)</text:p>
      <text:p text:style-name="P2"><text:s text:c="8"/>os &lt;&lt; *Tree.right;</text:p>
      <text:p text:style-name="P2"/>
      <text:p text:style-name="P2"><text:s text:c="4"/>if (Tree.value != help)</text:p>
      <text:p text:style-name="P2"><text:s text:c="4"/>{</text:p>
      <text:p text:style-name="P2"><text:s text:c="8"/>for (int i = 0; i &lt; height; i++)</text:p>
      <text:p text:style-name="P2"><text:s text:c="12"/>os &lt;&lt; "\t\t";</text:p>
      <text:p text:style-name="P2"/>
      <text:p text:style-name="P2"><text:s text:c="8"/>os &lt;&lt; Tree.value;</text:p>
      <text:p text:style-name="P2"/>
      <text:p text:style-name="P2"><text:s text:c="8"/>os &lt;&lt; std::endl;</text:p>
      <text:p text:style-name="P2"/>
      <text:p text:style-name="P2"><text:s text:c="4"/>}</text:p>
      <text:p text:style-name="P2"/>
      <text:p text:style-name="P2"><text:s text:c="4"/>if (Tree.left)</text:p>
      <text:p text:style-name="P2"><text:s text:c="8"/>os &lt;&lt; *Tree.left;</text:p>
      <text:p text:style-name="P2"/>
      <text:p text:style-name="P2"><text:s text:c="4"/>return os;</text:p>
      <text:p text:style-name="P2">}</text:p>
      <text:p text:style-name="P2"/>
      <text:p text:style-name="P2">void TTree::add(Pentagon pentagon)</text:p>
      <text:p text:style-name="P2">{</text:p>
      <text:p text:style-name="P2"><text:s text:c="4"/>if (empty())</text:p>
      <text:p text:style-name="P2"><text:s text:c="4"/>{</text:p>
      <text:p text:style-name="P2"><text:s text:c="8"/>value = pentagon;</text:p>
      <text:p text:style-name="P2"><text:s text:c="8"/>return;</text:p>
      <text:p text:style-name="P2"><text:s text:c="4"/>}</text:p>
      <text:p text:style-name="P2"><text:s text:c="4"/>if (pentagon.Square() == 0)</text:p>
      <text:p text:style-name="P2"><text:s text:c="4"/>{</text:p>
      <text:p text:style-name="P2"><text:s text:c="8"/>return;</text:p>
      <text:p text:style-name="P2"><text:s text:c="4"/>}</text:p>
      <text:p text:style-name="P2"><text:s text:c="4"/>if (pentagon.Square() &gt;= value.Square()) // сбалансированное дерево</text:p>
      <text:p text:style-name="P2"><text:s text:c="4"/>{</text:p>
      <text:p text:style-name="P2"><text:s text:c="8"/>if (!right)</text:p>
      <text:p text:style-name="P2"><text:s text:c="8"/>{</text:p>
      <text:p text:style-name="P2"><text:s text:c="12"/>right = new TTree();</text:p>
      <text:p text:style-name="P2"><text:s text:c="12"/>right-&gt;value = pentagon;</text:p>
      <text:p text:style-name="P2"><text:s text:c="12"/>right-&gt;prev = this;</text:p>
      <text:p text:style-name="P2"><text:s text:c="8"/>}</text:p>
      <text:p text:style-name="P2"><text:s text:c="8"/>else</text:p>
      <text:p text:style-name="P2"><text:s text:c="12"/>right-&gt;add(pentagon);</text:p>
      <text:p text:style-name="P2"><text:s text:c="4"/>}</text:p>
      <text:p text:style-name="P2"><text:s text:c="4"/>else</text:p>
      <text:p text:style-name="P2"><text:s text:c="4"/>{</text:p>
      <text:p text:style-name="P2"><text:s text:c="8"/>if (!left)</text:p>
      <text:p text:style-name="P2"><text:s text:c="8"/>{</text:p>
      <text:p text:style-name="P2"><text:s text:c="12"/>left = new TTree();</text:p>
      <text:p text:style-name="P2"><text:s text:c="12"/>left-&gt;value = pentagon;</text:p>
      <text:p text:style-name="P2"><text:s text:c="12"/>left-&gt;prev = this;</text:p>
      <text:p text:style-name="P2"><text:s text:c="8"/>}</text:p>
      <text:p text:style-name="P2"><text:s text:c="8"/>else</text:p>
      <text:p text:style-name="P2"><text:soft-page-break/><text:s text:c="12"/>left-&gt;add(pentagon);</text:p>
      <text:p text:style-name="P2"><text:s text:c="4"/>}</text:p>
      <text:p text:style-name="P2">}</text:p>
      <text:p text:style-name="P2"/>
      <text:p text:style-name="P2">TTree *TTree::get(char *path)</text:p>
      <text:p text:style-name="P2">{</text:p>
      <text:p text:style-name="P2"><text:s text:c="4"/>if (*path == 'l')</text:p>
      <text:p text:style-name="P2"><text:s text:c="4"/>{</text:p>
      <text:p text:style-name="P2"><text:s text:c="8"/>if (left)</text:p>
      <text:p text:style-name="P2"><text:s text:c="12"/>return left-&gt;get(path + 1);</text:p>
      <text:p text:style-name="P2"><text:s text:c="4"/>}</text:p>
      <text:p text:style-name="P2"><text:s text:c="4"/>else if (*path == 'r')</text:p>
      <text:p text:style-name="P2"><text:s text:c="4"/>{</text:p>
      <text:p text:style-name="P2"><text:s text:c="8"/>if (right)</text:p>
      <text:p text:style-name="P2"><text:s text:c="12"/>return right-&gt;get(path + 1);</text:p>
      <text:p text:style-name="P2"><text:s text:c="4"/>}</text:p>
      <text:p text:style-name="P2"><text:s text:c="4"/>else if (*path != '\0')</text:p>
      <text:p text:style-name="P2"><text:s text:c="4"/>{</text:p>
      <text:p text:style-name="P2"><text:s text:c="8"/>return get(path + 1);</text:p>
      <text:p text:style-name="P2"><text:s text:c="4"/>}</text:p>
      <text:p text:style-name="P2"><text:s text:c="4"/>return this;</text:p>
      <text:p text:style-name="P2">}</text:p>
      <text:p text:style-name="P2"/>
      <text:p text:style-name="P2">Pentagon TTree::getItem()</text:p>
      <text:p text:style-name="P2">{</text:p>
      <text:p text:style-name="P2"><text:s text:c="4"/>return value;</text:p>
      <text:p text:style-name="P2">}</text:p>
      <text:p text:style-name="P2"/>
      <text:p text:style-name="P2">Pentagon TTree::getItem(char *path)</text:p>
      <text:p text:style-name="P2">{</text:p>
      <text:p text:style-name="P2"><text:s text:c="4"/>return get(path)-&gt;value;</text:p>
      <text:p text:style-name="P2">}</text:p>
      <text:p text:style-name="P2"/>
      <text:p text:style-name="P2">void TTree::Remove(TTree *node)</text:p>
      <text:p text:style-name="P2">{</text:p>
      <text:p text:style-name="P2"><text:s text:c="4"/>if (!node-&gt;prev)</text:p>
      <text:p text:style-name="P2"><text:s text:c="4"/>{</text:p>
      <text:p text:style-name="P2"><text:s text:c="8"/>if (node-&gt;right)</text:p>
      <text:p text:style-name="P2"><text:s text:c="8"/>{</text:p>
      <text:p text:style-name="P2"><text:s text:c="12"/>std::swap(node-&gt;value, node-&gt;right-&gt;value);</text:p>
      <text:p text:style-name="P2"><text:s text:c="12"/>node = node-&gt;right;</text:p>
      <text:p text:style-name="P2"><text:s text:c="8"/>}</text:p>
      <text:p text:style-name="P2"><text:s text:c="8"/>else if (node-&gt;left)</text:p>
      <text:p text:style-name="P2"><text:s text:c="8"/>{</text:p>
      <text:p text:style-name="P2"><text:s text:c="12"/>std::swap(node-&gt;value, node-&gt;left-&gt;value);</text:p>
      <text:p text:style-name="P2"><text:s text:c="12"/>node = node-&gt;left;</text:p>
      <text:p text:style-name="P2"><text:s text:c="8"/>}</text:p>
      <text:p text:style-name="P2"><text:s text:c="8"/>else</text:p>
      <text:p text:style-name="P2"><text:s text:c="8"/>{</text:p>
      <text:p text:style-name="P2"><text:s text:c="12"/>node-&gt;value = Pentagon()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right;</text:p>
      <text:p text:style-name="P2"><text:s text:c="12"/>node-&gt;righ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right;</text:p>
      <text:p text:style-name="P2"><text:s text:c="12"/>node-&gt;right-&gt;prev = node-&gt;prev;</text:p>
      <text:p text:style-name="P2"><text:soft-page-break/><text:s text:c="8"/>}</text:p>
      <text:p text:style-name="P2"><text:s text:c="4"/>}</text:p>
      <text:p text:style-name="P2"><text:s text:c="4"/>else if (node-&gt;left &amp;&amp; !node-&gt;righ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left;</text:p>
      <text:p text:style-name="P2"><text:s text:c="12"/>node-&gt;lef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left;</text:p>
      <text:p text:style-name="P2"><text:s text:c="12"/>node-&gt;left-&gt;prev = node-&gt;prev;</text:p>
      <text:p text:style-name="P2"><text:s text:c="8"/>}</text:p>
      <text:p text:style-name="P2"><text:s text:c="4"/>}</text:p>
      <text:p text:style-name="P2"><text:s text:c="4"/>else if (!node-&gt;right &amp;&amp; !node-&gt;left)</text:p>
      <text:p text:style-name="P2"><text:s text:c="4"/>{</text:p>
      <text:p text:style-name="P2"><text:s text:c="8"/>if (node-&gt;prev-&gt;right == node)</text:p>
      <text:p text:style-name="P2"><text:s text:c="12"/>node-&gt;prev-&gt;right = nullptr;</text:p>
      <text:p text:style-name="P2"><text:s text:c="8"/>else if (node-&gt;prev-&gt;left == node)</text:p>
      <text:p text:style-name="P2"><text:s text:c="12"/>node-&gt;prev-&gt;left = nullptr;</text:p>
      <text:p text:style-name="P2"><text:s text:c="4"/>}</text:p>
      <text:p text:style-name="P2"><text:s text:c="4"/>else</text:p>
      <text:p text:style-name="P2"><text:s text:c="4"/>{</text:p>
      <text:p text:style-name="P2"><text:s text:c="8"/>TTree *help = node-&gt;right;</text:p>
      <text:p text:style-name="P2"/>
      <text:p text:style-name="P2"><text:s text:c="8"/>while (help-&gt;left)</text:p>
      <text:p text:style-name="P2"><text:s text:c="8"/>{</text:p>
      <text:p text:style-name="P2"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ode-&gt;prev = nullptr;</text:p>
      <text:p text:style-name="P2"><text:s text:c="4"/>delete node;</text:p>
      <text:p text:style-name="P2">}</text:p>
      <text:p text:style-name="P2"/>
      <text:p text:style-name="P2"/>
      <text:p text:style-name="P2">TTree::~TTree()</text:p>
      <text:p text:style-name="P2">{</text:p>
      <text:p text:style-name="P2"><text:s text:c="4"/>if (right)</text:p>
      <text:p text:style-name="P2"><text:s text:c="8"/>delete right;</text:p>
      <text:p text:style-name="P2"/>
      <text:p text:style-name="P2"><text:s text:c="4"/>if (left)</text:p>
      <text:p text:style-name="P2"><text:s text:c="8"/>delete left;</text:p>
      <text:p text:style-name="P2">}</text:p>
      <text:p text:style-name="P10"/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&lt;cstdlib&gt;</text:p>
      <text:p text:style-name="P4">#include &lt;iostream&gt;</text:p>
      <text:p text:style-name="P4"/>
      <text:p text:style-name="P4">#include "pentagon.hpp"</text:p>
      <text:p text:style-name="P4">#include "btree.hpp"</text:p>
      <text:p text:style-name="P4"/>
      <text:p text:style-name="P4">int main()</text:p>
      <text:p text:style-name="P4">{</text:p>
      <text:p text:style-name="P4"><text:s text:c="4"/>TTree node;</text:p>
      <text:p text:style-name="P4"><text:s text:c="4"/>char inp;</text:p>
      <text:p text:style-name="P4"><text:s text:c="4"/>char path[10];</text:p>
      <text:p text:style-name="P4"><text:s text:c="3"/>// Pentagon * pent;</text:p>
      <text:p text:style-name="P4"><text:s text:c="4"/></text:p>
      <text:p text:style-name="P4"><text:soft-page-break/><text:s text:c="4"/>std::cout &lt;&lt; "Enter 'h' for help" &lt;&lt; std::endl;</text:p>
      <text:p text:style-name="P4"><text:s text:c="4"/>while (std::cin.get(inp))</text:p>
      <text:p text:style-name="P4"><text:s text:c="4"/>{</text:p>
      <text:p text:style-name="P4"><text:s text:c="8"/>if (inp == '\n')</text:p>
      <text:p text:style-name="P4"><text:s text:c="12"/>continue;</text:p>
      <text:p text:style-name="P4"><text:s text:c="8"/>if (inp == '+')</text:p>
      <text:p text:style-name="P4"><text:s text:c="8"/>{</text:p>
      <text:p text:style-name="P4"><text:s text:c="12"/>node.add(Pentagon(std::cin));</text:p>
      <text:p text:style-name="P4"><text:s text:c="8"/>}</text:p>
      <text:p text:style-name="P4"><text:s text:c="8"/>else if (inp == '-')</text:p>
      <text:p text:style-name="P4"><text:s text:c="8"/>{</text:p>
      <text:p text:style-name="P4"><text:s text:c="12"/>std::cin &gt;&gt; path;</text:p>
      <text:p text:style-name="P4"><text:s text:c="12"/>node.Remove(node.get(path));</text:p>
      <text:p text:style-name="P4"><text:s text:c="8"/>}</text:p>
      <text:p text:style-name="P4"><text:tab/>else if (inp == 's')</text:p>
      <text:p text:style-name="P4"><text:tab/>{</text:p>
      <text:p text:style-name="P4"><text:tab/> <text:s text:c="3"/>std::cin &gt;&gt; path;</text:p>
      <text:p text:style-name="P4"><text:tab/> <text:s text:c="3"/>std::cout &lt;&lt; "square = " &lt;&lt; node.getItem(path).Square() &lt;&lt; std::endl;</text:p>
      <text:p text:style-name="P4"><text:tab/>} </text:p>
      <text:p text:style-name="P4"><text:tab/>else if (inp == 'h') </text:p>
      <text:p text:style-name="P4"><text:tab/>{</text:p>
      <text:p text:style-name="P4"><text:tab/> <text:s text:c="3"/>std::cout &lt;&lt; "Add element: + \nRemove element: -" &lt;&lt; std::endl;</text:p>
      <text:p text:style-name="P4"><text:tab/>}</text:p>
      <text:p text:style-name="P4"><text:s text:c="8"/>std::cout &lt;&lt; node;</text:p>
      <text:p text:style-name="P4"><text:tab/>std::cout &lt;&lt; "-------------------------------------------------" &lt;&lt; std::endl;</text:p>
      <text:p text:style-name="P4"><text:s text:c="4"/>}</text:p>
      <text:p text:style-name="P4"/>
      <text:p text:style-name="P4"><text:s text:c="4"/>return 0;</text:p>
      <text:p text:style-name="P4">}</text:p>
      <text:p text:style-name="Standard"/>
      <text:h text:style-name="Heading_20_2" text:outline-level="2"><text:bookmark-start text:name="_Toc492134646"/><text:bookmark-start text:name="__RefHeading___Toc19015_3343461420"/>Лабораторная работа №3<text:bookmark-end text:name="_Toc492134646"/><text:bookmark-end text:name="__RefHeading___Toc19015_3343461420"/></text:h>
      <text:h text:style-name="Heading_20_3" text:outline-level="3"><text:bookmark-start text:name="_Toc492134647"/><text:bookmark-start text:name="__RefHeading___Toc19017_3343461420"/>Цель работы<text:bookmark-end text:name="_Toc492134647"/><text:bookmark-end text:name="__RefHeading___Toc19017_3343461420"/></text:h>
      <text:p text:style-name="Standard">Целью лабораторной работы является:</text:p>
      <text:list xml:id="list3179150582" text:style-name="WWNum12">
        <text:list-item>
          <text:p text:style-name="P32">Закрепление навыков работы с классами.</text:p>
        </text:list-item>
        <text:list-item>
          <text:p text:style-name="P32">Знакомство с умными указателями.</text:p>
        </text:list-item>
      </text:list>
      <text:h text:style-name="Heading_20_3" text:outline-level="3"><text:bookmark-start text:name="_Toc492134648"/><text:bookmark-start text:name="__RefHeading___Toc19019_3343461420"/>Задание<text:bookmark-end text:name="_Toc492134648"/><text:bookmark-end text:name="__RefHeading___Toc19019_3343461420"/></text:h>
      <text:p text:style-name="Standard"/>
      <text:p text:style-name="Standard">Необходимо спроектировать и запрограммировать на языке <text:span text:style-name="T4">C</text:span>++ класс-контейнер <text:a xlink:type="simple" xlink:href="#_Варианты_задания_(структуры" text:style-name="ListLabel_20_43" text:visited-style-name="ListLabel_20_43"><text:span text:style-name="Internet_20_link">первого уровня</text:span></text:a>, содержащий <text:span text:style-name="T10">все три</text:span> фигуры класса фигуры,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 (реализованную в <text:a xlink:type="simple" xlink:href="#_Лабораторная_работа_№1" text:style-name="ListLabel_20_43" text:visited-style-name="ListLabel_20_43"><text:span text:style-name="Internet_20_link">ЛР1</text:span></text:a>).</text:p>
      <text:p text:style-name="Standard">Классы должны удовлетворять следующим правилам:</text:p>
      <text:list xml:id="list234418185652952" text:continue-list="list234417778741107" text:style-name="WWNum21">
        <text:list-item>
          <text:p text:style-name="P25">Требования к классу фигуры аналогичны требованиям из <text:a xlink:type="simple" xlink:href="#_Задание" text:style-name="ListLabel_20_43" text:visited-style-name="ListLabel_20_43"><text:span text:style-name="Internet_20_link">лабораторной работы 1</text:span></text:a>.</text:p>
        </text:list-item>
        <text:list-item>
          <text:p text:style-name="P25">Класс-контейнер должен соджержать объекты используя <text:span text:style-name="T4">std</text:span>:<text:span text:style-name="T4">shared</text:span>_<text:span text:style-name="T4">ptr</text:span>&lt;…&gt;.</text:p>
        </text:list-item>
        <text:list-item>
          <text:p text:style-name="P25">Класс-контейнер должен иметь метод по добавлению фигуры в контейнер.</text:p>
        </text:list-item>
        <text:list-item>
          <text:p text:style-name="P25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25">Класс-контейнер должен иметь метод по удалению фигуры из контейнера (опеределяется структурой контейнера).</text:p>
        </text:list-item>
        <text:list-item>
          <text:p text:style-name="P25">Класс-контейнер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25">Класс-контейнер должен иметь деструктор, удаляющий все элементы контейнера.</text:p>
        </text:list-item>
        <text:list-item>
          <text:p text:style-name="P25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P11">Нельзя использовать:</text:p>
      <text:list xml:id="list234419410186915" text:continue-list="list867656983" text:style-name="WWNum22">
        <text:list-item>
          <text:p text:style-name="P28">Стандартные контейнеры std.</text:p>
        </text:list-item>
        <text:list-item>
          <text:p text:style-name="P27">Шаблоны (<text:span text:style-name="T4">template).</text:span></text:p>
        </text:list-item>
        <text:list-item>
          <text:p text:style-name="P27"><text:soft-page-break/>Объекты «по-значению»</text:p>
        </text:list-item>
      </text:list>
      <text:p text:style-name="P11"/>
      <text:p text:style-name="Standard">Программа должна позволять:</text:p>
      <text:list xml:id="list234418367807288" text:continue-list="list1846782751" text:style-name="WWNum23">
        <text:list-item>
          <text:p text:style-name="P31">Вводить произвольное количество фигур и добавлять их в контейнер.</text:p>
        </text:list-item>
        <text:list-item>
          <text:p text:style-name="P31">Распечатывать содержимое контейнера.</text:p>
        </text:list-item>
        <text:list-item>
          <text:p text:style-name="P31">Удалять фигуры из контейнера.</text:p>
        </text:list-item>
      </text:list>
      <text:p text:style-name="P11"/>
      <text:h text:style-name="Heading_20_3" text:outline-level="3"><text:bookmark-start text:name="__RefHeading___Toc19021_3343461420"/>Листинг кода<text:bookmark-end text:name="__RefHeading___Toc19021_3343461420"/></text:h>
      <text:p text:style-name="Standard"/>
      <text:h text:style-name="Heading_20_5" text:outline-level="5">Листинг файла <text:span text:style-name="T6">tree</text:span>.<text:span text:style-name="T4">h</text:span><text:span text:style-name="T6">pp</text:span></text:h>
      <text:p text:style-name="P2">#ifndef TREE_H</text:p>
      <text:p text:style-name="P2">#define TREE_H</text:p>
      <text:p text:style-name="P2"/>
      <text:p text:style-name="P2">#include "TTree.hpp"</text:p>
      <text:p text:style-name="P2"/>
      <text:p text:style-name="P2">class Tree</text:p>
      <text:p text:style-name="P2">{</text:p>
      <text:p text:style-name="P2"><text:s text:c="2"/>friend class TTree;</text:p>
      <text:p text:style-name="P2">private:</text:p>
      <text:p text:style-name="P2"><text:s text:c="2"/>pTree root;</text:p>
      <text:p text:style-name="P2"/>
      <text:p text:style-name="P2">public:</text:p>
      <text:p text:style-name="P2"><text:s text:c="2"/>Tree();</text:p>
      <text:p text:style-name="P2"><text:s text:c="2"/>~Tree();</text:p>
      <text:p text:style-name="P2"/>
      <text:p text:style-name="P2"><text:s text:c="2"/>friend std::ostream &amp;operator&lt;&lt;(std::ostream &amp;os, const Tree &amp;node);</text:p>
      <text:p text:style-name="P2"><text:s text:c="2"/>void Remove(char *path);</text:p>
      <text:p text:style-name="P2"><text:s text:c="2"/>void add(Figure *triangle);</text:p>
      <text:p text:style-name="P2"><text:s text:c="2"/>pTree get(char *path);</text:p>
      <text:p text:style-name="P2"><text:s text:c="2"/>pFigure getItem(char *path);</text:p>
      <text:p text:style-name="P2"><text:s text:c="2"/>bool empty();</text:p>
      <text:p text:style-name="P2">};</text:p>
      <text:p text:style-name="P2"/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ree</text:span><text:span text:style-name="T4">.cpp</text:span></text:h>
      <text:p text:style-name="P2">#include "Tree.hpp"</text:p>
      <text:p text:style-name="P2"/>
      <text:p text:style-name="P2">Tree::Tree() : root(new TTree()) {}</text:p>
      <text:p text:style-name="P2">Tree::~Tree() {}</text:p>
      <text:p text:style-name="P2"/>
      <text:p text:style-name="P2">std::ostream &amp;operator&lt;&lt;(std::ostream &amp;os, const Tree &amp;node)</text:p>
      <text:p text:style-name="P2">{</text:p>
      <text:p text:style-name="P2"><text:s text:c="4"/>os &lt;&lt; *node.root;</text:p>
      <text:p text:style-name="P2"><text:s text:c="4"/>return os;</text:p>
      <text:p text:style-name="P2">}</text:p>
      <text:p text:style-name="P2"/>
      <text:p text:style-name="P2">pFigure Tree::getItem(char *path)</text:p>
      <text:p text:style-name="P2">{</text:p>
      <text:p text:style-name="P2"><text:s text:c="4"/>return root-&gt;getValue(path, root);</text:p>
      <text:p text:style-name="P2">}</text:p>
      <text:p text:style-name="P2"/>
      <text:p text:style-name="P2">pTree Tree::get(char *path)</text:p>
      <text:p text:style-name="P2">{</text:p>
      <text:p text:style-name="P2"><text:s text:c="4"/>return root-&gt;getItem(path, root);</text:p>
      <text:p text:style-name="P2">}</text:p>
      <text:p text:style-name="P2">void Tree::Remove(char *path)</text:p>
      <text:p text:style-name="P2">{</text:p>
      <text:p text:style-name="P2"/>
      <text:p text:style-name="P2"><text:soft-page-break/><text:s text:c="4"/>int i = 0, it = 0;</text:p>
      <text:p text:style-name="P2"><text:s text:c="4"/>char tm;</text:p>
      <text:p text:style-name="P2"><text:s text:c="4"/>while (path[i] != '\0')</text:p>
      <text:p text:style-name="P2"><text:s text:c="4"/>{</text:p>
      <text:p text:style-name="P2"><text:s text:c="4"/>if (path[i] == 'r' || path[i] == 'l')</text:p>
      <text:p text:style-name="P2"><text:s text:c="4"/>{</text:p>
      <text:p text:style-name="P2"><text:s text:c="4"/>it = i;</text:p>
      <text:p text:style-name="P2"><text:s text:c="4"/>}</text:p>
      <text:p text:style-name="P2"><text:s text:c="4"/>i++;</text:p>
      <text:p text:style-name="P2"><text:s text:c="4"/>}</text:p>
      <text:p text:style-name="P2"><text:s text:c="4"/>tm = path[it];</text:p>
      <text:p text:style-name="P2"><text:s text:c="4"/>path[it] = '\0';</text:p>
      <text:p text:style-name="P2"><text:s text:c="4"/>pTree prev = root-&gt;getItem(path, root);</text:p>
      <text:p text:style-name="P2"><text:s text:c="4"/>path[it] = tm;</text:p>
      <text:p text:style-name="P2"><text:s text:c="4"/>if (!root-&gt;left &amp;&amp; !root-&gt;right)</text:p>
      <text:p text:style-name="P2"><text:s text:c="4"/>root-&gt;value = nullptr;</text:p>
      <text:p text:style-name="P2"/>
      <text:p text:style-name="P2"><text:s text:c="4"/>root-&gt;Remove(root-&gt;getItem(path, root), prev);</text:p>
      <text:p text:style-name="P2">}</text:p>
      <text:p text:style-name="P2"/>
      <text:p text:style-name="P2">void Tree::add(Figure *triangle)</text:p>
      <text:p text:style-name="P2">{</text:p>
      <text:p text:style-name="P2"><text:s text:c="4"/>root-&gt;add(triangle);</text:p>
      <text:p text:style-name="P2">}</text:p>
      <text:p text:style-name="P2"/>
      <text:p text:style-name="P2">bool Tree::empty()</text:p>
      <text:p text:style-name="P2">{</text:p>
      <text:p text:style-name="P2"><text:s text:c="4"/>return root-&gt;empty();</text:p>
      <text:p text:style-name="P2">}</text:p>
      <text:p text:style-name="P10"/>
      <text:p text:style-name="P10"/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h</text:span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"octagon.hpp"</text:p>
      <text:p text:style-name="P2">#include "hexagon.hpp"</text:p>
      <text:p text:style-name="P2">#include &lt;iostream&gt;</text:p>
      <text:p text:style-name="P2"/>
      <text:p text:style-name="P2">#define pFigure std::shared_ptr&lt;Figure&gt;</text:p>
      <text:p text:style-name="P2">#define pTree std::shared_ptr&lt;TTree&gt;</text:p>
      <text:p text:style-name="P2">#define wTree std::weak_ptr&lt;TTree&gt;</text:p>
      <text:p text:style-name="P2"/>
      <text:p text:style-name="P2">class TTree</text:p>
      <text:p text:style-name="P2">{</text:p>
      <text:p text:style-name="P2">public:</text:p>
      <text:p text:style-name="P2"><text:s text:c="2"/>TTree();</text:p>
      <text:p text:style-name="P2"><text:s text:c="2"/>virtual ~TTree();</text:p>
      <text:p text:style-name="P2"/>
      <text:p text:style-name="P2"><text:s text:c="2"/>pFigure getValue(char *path, pTree curr);</text:p>
      <text:p text:style-name="P2"/>
      <text:p text:style-name="P2"><text:s text:c="2"/>void add(Figure *triangle);</text:p>
      <text:p text:style-name="P2"><text:s text:c="2"/>void Remove(pTree node, pTree prev);</text:p>
      <text:p text:style-name="P2"/>
      <text:p text:style-name="P2"><text:s text:c="2"/>pTree getItem(char *path, pTree curr);</text:p>
      <text:p text:style-name="P2"><text:s text:c="2"/>bool empty();</text:p>
      <text:p text:style-name="P2"><text:s text:c="2"/>std::ostream *stream(std::ostream &amp;os, const TTree &amp;node, int height) const;</text:p>
      <text:p text:style-name="P2"><text:s text:c="2"/>friend std::ostream &amp;operator&lt;&lt;(std::ostream &amp;os, const TTree &amp;tree);</text:p>
      <text:p text:style-name="P2"/>
      <text:p text:style-name="P2">// private:</text:p>
      <text:p text:style-name="P2"><text:soft-page-break/><text:s text:c="2"/>pFigure value;</text:p>
      <text:p text:style-name="P2"><text:s text:c="2"/>pTree left;</text:p>
      <text:p text:style-name="P2"><text:s text:c="2"/>pTree right;</text:p>
      <text:p text:style-name="P2">};</text:p>
      <text:p text:style-name="P2"/>
      <text:p text:style-name="P2">#endif // TTREE_H</text:p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cpp</text:span></text:h>
      <text:p text:style-name="P2">#include "TTree.hpp"</text:p>
      <text:p text:style-name="P2">#include &lt;utility&gt;</text:p>
      <text:p text:style-name="P2"/>
      <text:p text:style-name="P2">TTree::TTree() : value(nullptr), left(nullptr), right(nullptr) {}</text:p>
      <text:p text:style-name="P2"/>
      <text:p text:style-name="P2">bool TTree::empty()</text:p>
      <text:p text:style-name="P2">{</text:p>
      <text:p text:style-name="P2"><text:s text:c="4"/>return value == nullptr;</text:p>
      <text:p text:style-name="P2">}</text:p>
      <text:p text:style-name="P2"/>
      <text:p text:style-name="P2">std::ostream *TTree::stream(std::ostream &amp;os, const TTree &amp;node, int height) const</text:p>
      <text:p text:style-name="P2">{</text:p>
      <text:p text:style-name="P2"><text:s text:c="4"/>if (node.right)</text:p>
      <text:p text:style-name="P2"><text:s text:c="8"/>stream(os, *node.right, height + 1);</text:p>
      <text:p text:style-name="P2"/>
      <text:p text:style-name="P2"><text:s text:c="4"/>if (node.value &amp;&amp; node.value-&gt;empty())</text:p>
      <text:p text:style-name="P2"><text:s text:c="4"/>{</text:p>
      <text:p text:style-name="P2"><text:s text:c="8"/>for (int i = 0; i &lt; height; i++)</text:p>
      <text:p text:style-name="P2"><text:s text:c="12"/>os &lt;&lt; "\t";</text:p>
      <text:p text:style-name="P2"><text:s text:c="8"/></text:p>
      <text:p text:style-name="P2"/>
      <text:p text:style-name="P2"><text:s text:c="8"/>node.value-&gt;Show(os); </text:p>
      <text:p text:style-name="P2"><text:s text:c="8"/>// if (node.right || node.left)</text:p>
      <text:p text:style-name="P2"><text:s text:c="8"/>// <text:s text:c="4"/>os &lt;&lt; "&lt;";</text:p>
      <text:p text:style-name="P2"/>
      <text:p text:style-name="P2"><text:s text:c="8"/>os &lt;&lt; std::endl;</text:p>
      <text:p text:style-name="P2"><text:s text:c="4"/>}</text:p>
      <text:p text:style-name="P2"/>
      <text:p text:style-name="P2"><text:s text:c="4"/>if (node.left)</text:p>
      <text:p text:style-name="P2"><text:s text:c="8"/>stream(os, *node.left, height + 1);</text:p>
      <text:p text:style-name="P2"><text:s text:c="4"/></text:p>
      <text:p text:style-name="P2"><text:s text:c="4"/>return &amp;os;</text:p>
      <text:p text:style-name="P2">}</text:p>
      <text:p text:style-name="P2"/>
      <text:p text:style-name="P2">std::ostream &amp;operator&lt;&lt;(std::ostream &amp;os, const TTree &amp;Tree)</text:p>
      <text:p text:style-name="P2">{</text:p>
      <text:p text:style-name="P2"><text:s text:c="4"/></text:p>
      <text:p text:style-name="P2"/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void TTree::add(Figure *triangle)</text:p>
      <text:p text:style-name="P2">{</text:p>
      <text:p text:style-name="P2"><text:s text:c="4"/>if (empty())</text:p>
      <text:p text:style-name="P2"><text:s text:c="4"/>{</text:p>
      <text:p text:style-name="P2"><text:s text:c="8"/>value = pFigure(triangle);</text:p>
      <text:p text:style-name="P2"><text:s text:c="8"/>return;</text:p>
      <text:p text:style-name="P2"><text:s text:c="4"/>}</text:p>
      <text:p text:style-name="P2"><text:s text:c="4"/>if (triangle-&gt;Square() &lt;= 0)</text:p>
      <text:p text:style-name="P2"><text:s text:c="4"/>{</text:p>
      <text:p text:style-name="P2"><text:s text:c="8"/>delete triangle;</text:p>
      <text:p text:style-name="P2"><text:s text:c="8"/>return;</text:p>
      <text:p text:style-name="P2"><text:soft-page-break/><text:s text:c="4"/>}</text:p>
      <text:p text:style-name="P2"><text:s text:c="4"/>if (triangle-&gt;Square() &gt;= value-&gt;Square()) </text:p>
      <text:p text:style-name="P2"><text:s text:c="4"/>{</text:p>
      <text:p text:style-name="P2"><text:s text:c="8"/>if (!right)</text:p>
      <text:p text:style-name="P2"><text:s text:c="8"/>{</text:p>
      <text:p text:style-name="P2"><text:s text:c="12"/>right = pTree(new TTree());</text:p>
      <text:p text:style-name="P2"><text:s text:c="12"/>right-&gt;value = pFigure(triangle);</text:p>
      <text:p text:style-name="P2"><text:s text:c="8"/>}</text:p>
      <text:p text:style-name="P2"><text:s text:c="8"/>else</text:p>
      <text:p text:style-name="P2"><text:s text:c="12"/>right-&gt;add(triangle);</text:p>
      <text:p text:style-name="P2"><text:s text:c="4"/>}</text:p>
      <text:p text:style-name="P2"><text:s text:c="4"/>else</text:p>
      <text:p text:style-name="P2"><text:s text:c="4"/>{</text:p>
      <text:p text:style-name="P2"><text:s text:c="8"/>if (!left)</text:p>
      <text:p text:style-name="P2"><text:s text:c="8"/>{</text:p>
      <text:p text:style-name="P2"><text:s text:c="12"/>left = pTree(new TTree());</text:p>
      <text:p text:style-name="P2"><text:s text:c="12"/>left-&gt;value = pFigure(triangle);</text:p>
      <text:p text:style-name="P2"><text:s text:c="8"/>}</text:p>
      <text:p text:style-name="P2"><text:s text:c="8"/>else</text:p>
      <text:p text:style-name="P2"><text:s text:c="12"/>left-&gt;add(triangle);</text:p>
      <text:p text:style-name="P2"><text:s text:c="4"/>}</text:p>
      <text:p text:style-name="P2">}</text:p>
      <text:p text:style-name="P2"/>
      <text:p text:style-name="P2">pTree TTree::getItem(char *path, pTree curr)</text:p>
      <text:p text:style-name="P2">{</text:p>
      <text:p text:style-name="P2"><text:s text:c="4"/>if (*path == 'l')</text:p>
      <text:p text:style-name="P2"><text:s text:c="4"/>{</text:p>
      <text:p text:style-name="P2"><text:s text:c="8"/>if (left)</text:p>
      <text:p text:style-name="P2"><text:s text:c="12"/>return left-&gt;getItem(path + 1, left);</text:p>
      <text:p text:style-name="P2"><text:s text:c="4"/>}</text:p>
      <text:p text:style-name="P2"><text:s text:c="4"/>else if (*path == 'r')</text:p>
      <text:p text:style-name="P2"><text:s text:c="4"/>{</text:p>
      <text:p text:style-name="P2"><text:s text:c="8"/>if (right)</text:p>
      <text:p text:style-name="P2"><text:s text:c="12"/>return right-&gt;getItem(path + 1, right);</text:p>
      <text:p text:style-name="P2"><text:s text:c="4"/>}</text:p>
      <text:p text:style-name="P2"><text:s text:c="4"/>else if (*path != '\0')</text:p>
      <text:p text:style-name="P2"><text:s text:c="4"/>{</text:p>
      <text:p text:style-name="P2"><text:s text:c="8"/>return getItem(path + 1, curr);</text:p>
      <text:p text:style-name="P2"><text:s text:c="4"/>}</text:p>
      <text:p text:style-name="P2"><text:s text:c="4"/>return curr;</text:p>
      <text:p text:style-name="P2">}</text:p>
      <text:p text:style-name="P2"/>
      <text:p text:style-name="P2">pFigure TTree::getValue(char *path, pTree curr)</text:p>
      <text:p text:style-name="P2">{</text:p>
      <text:p text:style-name="P2"><text:s text:c="4"/>return getItem(path, curr)-&gt;value;</text:p>
      <text:p text:style-name="P2">}</text:p>
      <text:p text:style-name="P2"/>
      <text:p text:style-name="P2">void TTree::Remove(pTree node, pTree prev) </text:p>
      <text:p text:style-name="P2">{</text:p>
      <text:p text:style-name="P2"/>
      <text:p text:style-name="P2"><text:s text:c="4"/>if (prev)</text:p>
      <text:p text:style-name="P2"><text:s text:c="4"/>{</text:p>
      <text:p text:style-name="P2"><text:s text:c="8"/>if (prev == node)</text:p>
      <text:p text:style-name="P2"><text:s text:c="8"/>{</text:p>
      <text:p text:style-name="P2"><text:s text:c="12"/></text:p>
      <text:p text:style-name="P2"><text:s text:c="12"/>return;</text:p>
      <text:p text:style-name="P2"><text:s text:c="8"/>}</text:p>
      <text:p text:style-name="P2"><text:s text:c="8"/>if (node-&gt;right &amp;&amp; !node-&gt;left)</text:p>
      <text:p text:style-name="P2"><text:s text:c="8"/>{</text:p>
      <text:p text:style-name="P2"><text:s text:c="12"/>if (prev-&gt;right == node)</text:p>
      <text:p text:style-name="P2"><text:s text:c="12"/>{</text:p>
      <text:p text:style-name="P2"><text:s text:c="16"/>prev-&gt;right = node-&gt;right;</text:p>
      <text:p text:style-name="P2"><text:s text:c="12"/>}</text:p>
      <text:p text:style-name="P2"><text:s text:c="12"/>else if (prev-&gt;left == node)</text:p>
      <text:p text:style-name="P2"><text:soft-page-break/><text:s text:c="12"/>{</text:p>
      <text:p text:style-name="P2"><text:s text:c="16"/>prev-&gt;left = node-&gt;right;</text:p>
      <text:p text:style-name="P2"><text:s text:c="12"/>}</text:p>
      <text:p text:style-name="P2"><text:s text:c="8"/>}</text:p>
      <text:p text:style-name="P2"><text:s text:c="8"/>else if (node-&gt;left &amp;&amp; !node-&gt;right)</text:p>
      <text:p text:style-name="P2"><text:s text:c="8"/>{</text:p>
      <text:p text:style-name="P2"><text:s text:c="12"/>if (prev-&gt;right == node)</text:p>
      <text:p text:style-name="P2"><text:s text:c="12"/>{</text:p>
      <text:p text:style-name="P2"><text:s text:c="16"/>prev-&gt;right = node-&gt;left;</text:p>
      <text:p text:style-name="P2"><text:s text:c="12"/>}</text:p>
      <text:p text:style-name="P2"><text:s text:c="12"/>else if (prev-&gt;left == node)</text:p>
      <text:p text:style-name="P2"><text:s text:c="12"/>{</text:p>
      <text:p text:style-name="P2"><text:s text:c="16"/>prev-&gt;left = node-&gt;left;</text:p>
      <text:p text:style-name="P2"><text:s text:c="12"/>}</text:p>
      <text:p text:style-name="P2"><text:s text:c="8"/>}</text:p>
      <text:p text:style-name="P2"><text:s text:c="8"/>else if (!node-&gt;right &amp;&amp; !node-&gt;left)</text:p>
      <text:p text:style-name="P2"><text:s text:c="8"/>{</text:p>
      <text:p text:style-name="P2"><text:s text:c="12"/>if (prev-&gt;right == node)</text:p>
      <text:p text:style-name="P2"><text:s text:c="16"/>prev-&gt;right = nullptr;</text:p>
      <text:p text:style-name="P2"><text:s text:c="12"/>else if (prev-&gt;left == node)</text:p>
      <text:p text:style-name="P2"><text:s text:c="16"/>prev-&gt;left = nullptr;</text:p>
      <text:p text:style-name="P2"><text:s text:c="8"/>}</text:p>
      <text:p text:style-name="P2"><text:s text:c="8"/>else</text:p>
      <text:p text:style-name="P2"><text:s text:c="8"/>{</text:p>
      <text:p text:style-name="P2"><text:s text:c="12"/>pTree help;</text:p>
      <text:p text:style-name="P2"><text:s text:c="12"/>pTree pr = node;</text:p>
      <text:p text:style-name="P2"><text:s text:c="12"/>if (right)</text:p>
      <text:p text:style-name="P2"><text:s text:c="12"/>{</text:p>
      <text:p text:style-name="P2"><text:s text:c="16"/>help = node-&gt;right;</text:p>
      <text:p text:style-name="P2"><text:s text:c="16"/>while (help-&gt;left)</text:p>
      <text:p text:style-name="P2"><text:s text:c="16"/>{</text:p>
      <text:p text:style-name="P2"><text:s text:c="20"/>pr = help;</text:p>
      <text:p text:style-name="P2"><text:s text:c="20"/>help = help-&gt;left;</text:p>
      <text:p text:style-name="P2"><text:s text:c="16"/>}</text:p>
      <text:p text:style-name="P2"><text:s text:c="16"/>node-&gt;value.swap(help-&gt;value);</text:p>
      <text:p text:style-name="P2"><text:s text:c="16"/>Remove(help, pr);</text:p>
      <text:p text:style-name="P2"><text:s text:c="12"/>}</text:p>
      <text:p text:style-name="P2"><text:s text:c="12"/>if (left)</text:p>
      <text:p text:style-name="P2"><text:s text:c="12"/>{</text:p>
      <text:p text:style-name="P2"><text:s text:c="16"/>help = node-&gt;left;</text:p>
      <text:p text:style-name="P2"><text:s text:c="16"/>while (help-&gt;right)</text:p>
      <text:p text:style-name="P2"><text:s text:c="16"/>{</text:p>
      <text:p text:style-name="P2"><text:s text:c="20"/>pr = help;</text:p>
      <text:p text:style-name="P2"><text:s text:c="20"/>help = help-&gt;right;</text:p>
      <text:p text:style-name="P2"><text:s text:c="16"/>}</text:p>
      <text:p text:style-name="P2"><text:s text:c="16"/>node-&gt;value.swap(help-&gt;value);</text:p>
      <text:p text:style-name="P2"><text:s text:c="16"/>Remove(help, pr);</text:p>
      <text:p text:style-name="P2"><text:s text:c="12"/>}</text:p>
      <text:p text:style-name="P2"><text:s text:c="12"/>return;</text:p>
      <text:p text:style-name="P2"><text:s text:c="8"/>}</text:p>
      <text:p text:style-name="P2"><text:s text:c="4"/>}</text:p>
      <text:p text:style-name="P2"><text:s text:c="4"/>node-&gt;left = node-&gt;right = nullptr;</text:p>
      <text:p text:style-name="P2"><text:s text:c="4"/>node.reset();</text:p>
      <text:p text:style-name="P2">}</text:p>
      <text:p text:style-name="P2"/>
      <text:p text:style-name="P2">TTree::~TTree() {}</text:p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&lt;cstdlib&gt;</text:p>
      <text:p text:style-name="P4">#include &lt;iostream&gt;</text:p>
      <text:p text:style-name="P4"/>
      <text:p text:style-name="P4">// #include "Triangle.hpp"</text:p>
      <text:p text:style-name="P4">#include "Tree.hpp"</text:p>
      <text:p text:style-name="P4"><text:soft-page-break/></text:p>
      <text:p text:style-name="P4">int main()</text:p>
      <text:p text:style-name="P4">{</text:p>
      <text:p text:style-name="P4"><text:s text:c="4"/>std::shared_ptr&lt;Tree&gt; node(new Tree());</text:p>
      <text:p text:style-name="P4"><text:s text:c="4"/>char inp;</text:p>
      <text:p text:style-name="P4"><text:s text:c="4"/>char path[100];</text:p>
      <text:p text:style-name="P4"/>
      <text:p text:style-name="P4"><text:s text:c="4"/>std::cout &lt;&lt; "Usage:\n"</text:p>
      <text:p text:style-name="P4"><text:s text:c="14"/>&lt;&lt; "\t Add element: <text:s text:c="2"/>\t figure_type path\n"</text:p>
      <text:p text:style-name="P4"><text:s text:c="14"/>&lt;&lt; "\t Delete element:\t - path \n"</text:p>
      <text:p text:style-name="P4"><text:s text:c="14"/>&lt;&lt; "\t\t path={r,l}*\n"</text:p>
      <text:p text:style-name="P4"><text:s text:c="14"/>&lt;&lt; "\t Get element: <text:s text:c="2"/>\t g path\n"</text:p>
      <text:p text:style-name="P4"><text:s text:c="14"/>&lt;&lt; "\t\t path={r,l}*\n\n";</text:p>
      <text:p text:style-name="P4"/>
      <text:p text:style-name="P4"><text:s text:c="4"/>std::cout &lt;&lt; "command&gt;&gt; ";</text:p>
      <text:p text:style-name="P4"><text:s text:c="4"/>while (std::cin.get(inp))</text:p>
      <text:p text:style-name="P4"><text:s text:c="4"/>{</text:p>
      <text:p text:style-name="P4"/>
      <text:p text:style-name="P4"><text:s text:c="8"/>if (inp == '\n')</text:p>
      <text:p text:style-name="P4"><text:s text:c="12"/>continue;</text:p>
      <text:p text:style-name="P4"><text:s text:c="8"/>if (inp == 'p')</text:p>
      <text:p text:style-name="P4"><text:s text:c="8"/>{</text:p>
      <text:p text:style-name="P4"><text:s text:c="12"/>node-&gt;add(new Pentagon(std::cin));</text:p>
      <text:p text:style-name="P4"><text:s text:c="8"/>}</text:p>
      <text:p text:style-name="P4"><text:s text:c="8"/>if (inp == 'o')</text:p>
      <text:p text:style-name="P4"><text:s text:c="8"/>{</text:p>
      <text:p text:style-name="P4"><text:s text:c="12"/>node-&gt;add(new Octagon(std::cin));</text:p>
      <text:p text:style-name="P4"><text:s text:c="8"/>}</text:p>
      <text:p text:style-name="P4"><text:s text:c="8"/>if (inp == 'h')</text:p>
      <text:p text:style-name="P4"><text:s text:c="8"/>{</text:p>
      <text:p text:style-name="P4"><text:s text:c="12"/>node-&gt;add(new Hexagon(std::cin));</text:p>
      <text:p text:style-name="P4"><text:s text:c="8"/>}</text:p>
      <text:p text:style-name="P4"><text:s text:c="8"/>else if (inp == '-')</text:p>
      <text:p text:style-name="P4"><text:s text:c="8"/>{</text:p>
      <text:p text:style-name="P4"><text:s text:c="12"/>std::cin &gt;&gt; path;</text:p>
      <text:p text:style-name="P4"><text:s text:c="12"/>node-&gt;Remove(path);</text:p>
      <text:p text:style-name="P4"><text:s text:c="8"/>}</text:p>
      <text:p text:style-name="P4"><text:s text:c="8"/>else if (inp == 'g')</text:p>
      <text:p text:style-name="P4"><text:s text:c="8"/>{</text:p>
      <text:p text:style-name="P4"><text:s text:c="12"/>std::cin &gt;&gt; path;</text:p>
      <text:p text:style-name="P4"><text:s text:c="12"/>std::cout &lt;&lt; "————————————————————————————————————————————" &lt;&lt; std::endl;</text:p>
      <text:p text:style-name="P4"><text:s text:c="12"/>std::cout &lt;&lt; node-&gt;getItem(path)-&gt;Show(std::cout) &lt;&lt; "\tSquare = " &lt;&lt; node-&gt;getItem(path)-&gt;Square() &lt;&lt; std::endl;</text:p>
      <text:p text:style-name="P4"><text:s text:c="12"/>std::cout &lt;&lt; "————————————————————————————————————————————" &lt;&lt; std::endl;</text:p>
      <text:p text:style-name="P4"/>
      <text:p text:style-name="P4"><text:s text:c="12"/>continue;</text:p>
      <text:p text:style-name="P4"><text:s text:c="8"/>}</text:p>
      <text:p text:style-name="P4"><text:s text:c="8"/>std::cout &lt;&lt; "————————————————————————————————————————————" &lt;&lt; std::endl;</text:p>
      <text:p text:style-name="P4"><text:s text:c="8"/>if (node &amp;&amp; !node-&gt;empty())</text:p>
      <text:p text:style-name="P4"><text:s text:c="12"/>std::cout &lt;&lt; *node;</text:p>
      <text:p text:style-name="P4"><text:s text:c="8"/>else</text:p>
      <text:p text:style-name="P4"><text:s text:c="12"/>std::cout &lt;&lt; "empty!\n";</text:p>
      <text:p text:style-name="P4"><text:s text:c="8"/>std::cout &lt;&lt; "command&gt;&gt; ";</text:p>
      <text:p text:style-name="P4"><text:s text:c="4"/>}</text:p>
      <text:p text:style-name="P4"/>
      <text:p text:style-name="P4"><text:s text:c="4"/>return 0;</text:p>
      <text:p text:style-name="P4">}</text:p>
      <text:p text:style-name="Standard"/>
      <text:h text:style-name="Heading_20_2" text:outline-level="2"><text:bookmark text:name="_Лабораторная_работа_№4"/><text:bookmark-start text:name="__RefHeading___Toc19023_3343461420"/><text:bookmark-start text:name="_Toc492134650"/>Лабораторная работа №4<text:bookmark-end text:name="__RefHeading___Toc19023_3343461420"/><text:bookmark-end text:name="_Toc492134650"/></text:h>
      <text:h text:style-name="Heading_20_3" text:outline-level="3"><text:bookmark-start text:name="_Toc492134651"/><text:bookmark-start text:name="__RefHeading___Toc19025_3343461420"/><text:soft-page-break/>Цель работы<text:bookmark-end text:name="_Toc492134651"/><text:bookmark-end text:name="__RefHeading___Toc19025_3343461420"/></text:h>
      <text:p text:style-name="Standard">Целью лабораторной работы является:</text:p>
      <text:list xml:id="list234418547850450" text:continue-list="list3179150582" text:style-name="WWNum12">
        <text:list-item>
          <text:p text:style-name="P32">Знакомство с шаблонами классов.</text:p>
        </text:list-item>
        <text:list-item>
          <text:p text:style-name="P32">Построение шаблонов динамических структур данных.</text:p>
        </text:list-item>
      </text:list>
      <text:h text:style-name="Heading_20_3" text:outline-level="3"><text:bookmark-start text:name="_Toc492134652"/><text:bookmark-start text:name="__RefHeading___Toc19027_3343461420"/>Задание<text:bookmark-end text:name="_Toc492134652"/><text:bookmark-end text:name="__RefHeading___Toc19027_3343461420"/></text:h>
      <text:p text:style-name="Standard"/>
      <text:p text:style-name="Standard">Необходимо спроектировать и запрограммировать на языке <text:span text:style-name="T4">C</text:span>++ <text:span text:style-name="T10">шаблон класса-контейнера</text:span> <text:a xlink:type="simple" xlink:href="#_Варианты_задания_(структуры" text:style-name="ListLabel_20_43" text:visited-style-name="ListLabel_20_43"><text:span text:style-name="Internet_20_link">первого уровня</text:span></text:a>, содержащий <text:span text:style-name="T10">все три</text:span> фигуры класса фигуры,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 (реализованную в <text:a xlink:type="simple" xlink:href="#_Лабораторная_работа_№1" text:style-name="ListLabel_20_43" text:visited-style-name="ListLabel_20_43"><text:span text:style-name="Internet_20_link">ЛР1</text:span></text:a>).</text:p>
      <text:p text:style-name="Standard">Классы должны удовлетворять следующим правилам:</text:p>
      <text:list xml:id="list234419554924094" text:continue-list="list234418185652952" text:style-name="WWNum21">
        <text:list-item>
          <text:p text:style-name="P25">Требования к классам фигуры аналогичны требованиям из <text:a xlink:type="simple" xlink:href="#_Задание" text:style-name="ListLabel_20_43" text:visited-style-name="ListLabel_20_43"><text:span text:style-name="Internet_20_link">лабораторной работы 1</text:span></text:a>.</text:p>
        </text:list-item>
        <text:list-item>
          <text:p text:style-name="P25">Шаблон класса-контейнера должен соджержать объекты используя <text:span text:style-name="T4">std</text:span>:<text:span text:style-name="T4">shared</text:span>_<text:span text:style-name="T4">ptr</text:span>&lt;…&gt;.</text:p>
        </text:list-item>
        <text:list-item>
          <text:p text:style-name="P25">Шаблон класса-контейнера должен иметь метод по добавлению фигуры в контейнер.</text:p>
        </text:list-item>
        <text:list-item>
          <text:p text:style-name="P25">Шаблон класса-контейнера должен иметь методы по получению фигуры из контейнера (опеределяется структурой контейнера).</text:p>
        </text:list-item>
        <text:list-item>
          <text:p text:style-name="P25">Шаблон класса-контейнера должен иметь метод по удалению фигуры из контейнера (опеределяется структурой контейнера).</text:p>
        </text:list-item>
        <text:list-item>
          <text:p text:style-name="P25">Шаблон класса-контейнера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25">Шаблон класса-контейнера должен иметь деструктор, удаляющий все элементы контейнера.</text:p>
        </text:list-item>
        <text:list-item>
          <text:p text:style-name="P25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P11">Нельзя использовать:</text:p>
      <text:list xml:id="list234418756518939" text:continue-list="list234419410186915" text:style-name="WWNum22">
        <text:list-item>
          <text:p text:style-name="P28">Стандартные контейнеры std.</text:p>
        </text:list-item>
      </text:list>
      <text:p text:style-name="P11"/>
      <text:p text:style-name="Standard">Программа должна позволять:</text:p>
      <text:list xml:id="list234418542963176" text:continue-list="list234418367807288" text:style-name="WWNum23">
        <text:list-item>
          <text:p text:style-name="P31">Вводить произвольное количество фигур и добавлять их в контейнер.</text:p>
        </text:list-item>
        <text:list-item>
          <text:p text:style-name="P31">Распечатывать содержимое контейнера.</text:p>
        </text:list-item>
        <text:list-item>
          <text:p text:style-name="P31">Удалять фигуры из контейнера.</text:p>
        </text:list-item>
      </text:list>
      <text:p text:style-name="P11"/>
      <text:h text:style-name="Heading_20_3" text:outline-level="3"><text:bookmark-start text:name="__RefHeading___Toc19029_3343461420"/>Листинг кода<text:bookmark-end text:name="__RefHeading___Toc19029_3343461420"/></text:h>
      <text:p text:style-name="Standard"/>
      <text:h text:style-name="Heading_20_5" text:outline-level="5">Листинг файла <text:span text:style-name="T6">btree</text:span>.<text:span text:style-name="T4">h</text:span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&lt;iostream&gt;</text:p>
      <text:p text:style-name="P2">#include &lt;memory&gt;</text:p>
      <text:p text:style-name="P2"/>
      <text:p text:style-name="P2">template &lt;class T&gt;</text:p>
      <text:p text:style-name="P2">class TTree</text:p>
      <text:p text:style-name="P2">{</text:p>
      <text:p text:style-name="P2">public:</text:p>
      <text:p text:style-name="P2"><text:s text:c="2"/>TTree();</text:p>
      <text:p text:style-name="P2"><text:s text:c="2"/>TTree(const TTree &amp;orig);</text:p>
      <text:p text:style-name="P2"><text:s text:c="2"/>virtual ~TTree();</text:p>
      <text:p text:style-name="P2"/>
      <text:p text:style-name="P2"><text:s text:c="2"/>std::shared_ptr&lt;T&gt; getItem();</text:p>
      <text:p text:style-name="P2"><text:s text:c="2"/>std::shared_ptr&lt;T&gt; getItem(char *path);</text:p>
      <text:p text:style-name="P2"/>
      <text:p text:style-name="P2"/>
      <text:p text:style-name="P2"><text:s text:c="2"/>void add(std::shared_ptr&lt;T&gt; pentagon);</text:p>
      <text:p text:style-name="P2"><text:s text:c="2"/>void Remove(std::shared_ptr&lt;TTree&lt;T&gt;&gt; *node);</text:p>
      <text:p text:style-name="P2"/>
      <text:p text:style-name="P2"><text:s text:c="2"/>std::shared_ptr&lt;TTree&lt;T&gt; &gt; * get(char *path);</text:p>
      <text:p text:style-name="P2"><text:soft-page-break/><text:s text:c="2"/>int height() const;</text:p>
      <text:p text:style-name="P2"><text:s text:c="2"/>bool empty();</text:p>
      <text:p text:style-name="P2"/>
      <text:p text:style-name="P2"><text:s text:c="2"/>template &lt;class A&gt; friend std::ostream &amp;operator&lt;&lt;(std::ostream &amp;os, const TTree&lt;A&gt; &amp;tree);</text:p>
      <text:p text:style-name="P2"/>
      <text:p text:style-name="P2"><text:s text:c="2"/>std::shared_ptr&lt;T&gt; value;</text:p>
      <text:p text:style-name="P2"><text:s text:c="2"/>std::shared_ptr&lt;TTree &lt;T&gt; &gt; *left;</text:p>
      <text:p text:style-name="P2"><text:s text:c="2"/>std::shared_ptr&lt;TTree &lt;T&gt; &gt; *right;</text:p>
      <text:p text:style-name="P2"><text:s text:c="2"/>std::shared_ptr&lt;TTree &lt;T&gt; &gt; *prev;</text:p>
      <text:p text:style-name="P2">};</text:p>
      <text:p text:style-name="P2"/>
      <text:p text:style-name="P2">#endif // TTREE_H</text:p>
      <text:p text:style-name="P2"/>
      <text:p text:style-name="P2">#include "figure.hpp"</text:p>
      <text:p text:style-name="P2">template class TTree&lt;Figure&gt;;</text:p>
      <text:p text:style-name="P2">//template std::ostream &amp;operator&lt;&lt;(std::ostream &amp;os, const TTree&lt;Figure&gt; &amp;tree);</text:p>
      <text:h text:style-name="Heading_20_5" text:outline-level="5">Листинг<text:span text:style-name="T7"> </text:span>файла<text:span text:style-name="T7"> </text:span><text:span text:style-name="T8">btree</text:span><text:span text:style-name="T4">.СPP</text:span></text:h>
      <text:p text:style-name="P2">#include "btree.hpp"</text:p>
      <text:p text:style-name="P2"/>
      <text:p text:style-name="P2">template &lt;class T&gt;</text:p>
      <text:p text:style-name="P2">TTree&lt;T&gt;::TTree() : value(), left(nullptr), right(nullptr), prev(nullptr) {}</text:p>
      <text:p text:style-name="P2"/>
      <text:p text:style-name="P2">template &lt;class T&gt;</text:p>
      <text:p text:style-name="P2">TTree&lt;T&gt;::TTree(const TTree &amp;orig)</text:p>
      <text:p text:style-name="P2">{</text:p>
      <text:p text:style-name="P2"><text:s text:c="4"/>value = orig.value;</text:p>
      <text:p text:style-name="P2"><text:s text:c="4"/>left = orig.left;</text:p>
      <text:p text:style-name="P2"><text:s text:c="4"/>right = orig.right;</text:p>
      <text:p text:style-name="P2"><text:s text:c="4"/>prev = orig.prev;</text:p>
      <text:p text:style-name="P2">}</text:p>
      <text:p text:style-name="P2"/>
      <text:p text:style-name="P2">template &lt;class T&gt;</text:p>
      <text:p text:style-name="P2">int TTree&lt;T&gt;::height() const</text:p>
      <text:p text:style-name="P2">{</text:p>
      <text:p text:style-name="P2"><text:s text:c="4"/>if (!prev)</text:p>
      <text:p text:style-name="P2"><text:s text:c="8"/>return 0;</text:p>
      <text:p text:style-name="P2"><text:s text:c="4"/>return 1 + prev-&gt;height();</text:p>
      <text:p text:style-name="P2">}</text:p>
      <text:p text:style-name="P2"/>
      <text:p text:style-name="P2">template &lt;class T&gt;</text:p>
      <text:p text:style-name="P2">bool TTree&lt;T&gt;::empty()</text:p>
      <text:p text:style-name="P2">{</text:p>
      <text:p text:style-name="P2"><text:s text:c="4"/>return value == Pentagon();</text:p>
      <text:p text:style-name="P2">}</text:p>
      <text:p text:style-name="P2"/>
      <text:p text:style-name="P2">template &lt;class T&gt;</text:p>
      <text:p text:style-name="P2">std::ostream &amp;operator&lt;&lt;(std::ostream &amp;os, const TTree&lt;T&gt; &amp;Tree)</text:p>
      <text:p text:style-name="P2">{</text:p>
      <text:p text:style-name="P2"><text:s text:c="4"/>std::shared_ptr&lt;Pentagon&gt; help (new Pentagon());</text:p>
      <text:p text:style-name="P2"><text:s text:c="4"/>int height = Tree.height();</text:p>
      <text:p text:style-name="P2"/>
      <text:p text:style-name="P2"><text:s text:c="4"/>if (Tree.right)</text:p>
      <text:p text:style-name="P2"><text:s text:c="8"/>os &lt;&lt; *Tree.right;</text:p>
      <text:p text:style-name="P2"/>
      <text:p text:style-name="P2"><text:s text:c="4"/>if (Tree.value != help)</text:p>
      <text:p text:style-name="P2"><text:s text:c="4"/>{</text:p>
      <text:p text:style-name="P2"><text:s text:c="8"/>for (int i = 0; i &lt; height; i++)</text:p>
      <text:p text:style-name="P2"><text:s text:c="12"/>os &lt;&lt; "\t\t";</text:p>
      <text:p text:style-name="P2"/>
      <text:p text:style-name="P2"><text:s text:c="8"/>os &lt;&lt; Tree.value;</text:p>
      <text:p text:style-name="P2"><text:soft-page-break/></text:p>
      <text:p text:style-name="P2"><text:s text:c="8"/>os &lt;&lt; std::endl;</text:p>
      <text:p text:style-name="P2"/>
      <text:p text:style-name="P2"><text:s text:c="4"/>}</text:p>
      <text:p text:style-name="P2"/>
      <text:p text:style-name="P2"><text:s text:c="4"/>if (Tree.left)</text:p>
      <text:p text:style-name="P2"><text:s text:c="8"/>os &lt;&lt; *Tree.left;</text:p>
      <text:p text:style-name="P2"/>
      <text:p text:style-name="P2"><text:s text:c="4"/>return os;</text:p>
      <text:p text:style-name="P2">}</text:p>
      <text:p text:style-name="P2"/>
      <text:p text:style-name="P2">template &lt;class T&gt;</text:p>
      <text:p text:style-name="P2">void TTree&lt;T&gt;::add(std::shared_ptr&lt;T&gt; pentagon)</text:p>
      <text:p text:style-name="P2">{</text:p>
      <text:p text:style-name="P2"><text:s text:c="4"/>if (empty())</text:p>
      <text:p text:style-name="P2"><text:s text:c="4"/>{</text:p>
      <text:p text:style-name="P2"><text:s text:c="8"/>value = pentagon;</text:p>
      <text:p text:style-name="P2"><text:s text:c="8"/>return;</text:p>
      <text:p text:style-name="P2"><text:s text:c="4"/>}</text:p>
      <text:p text:style-name="P2"><text:s text:c="4"/>if (pentagon-&gt;Square() == 0)</text:p>
      <text:p text:style-name="P2"><text:s text:c="4"/>{</text:p>
      <text:p text:style-name="P2"><text:s text:c="8"/>return;</text:p>
      <text:p text:style-name="P2"><text:s text:c="4"/>}</text:p>
      <text:p text:style-name="P2"><text:s text:c="4"/>if (pentagon-&gt;Square() &gt;= value-&gt;Square()) // сбалансированное дерево</text:p>
      <text:p text:style-name="P2"><text:s text:c="4"/>{</text:p>
      <text:p text:style-name="P2"><text:s text:c="8"/>if (!right)</text:p>
      <text:p text:style-name="P2"><text:s text:c="8"/>{</text:p>
      <text:p text:style-name="P2"><text:s text:c="12"/>right = new TTree();</text:p>
      <text:p text:style-name="P2"><text:s text:c="12"/>right-&gt;value = pentagon;</text:p>
      <text:p text:style-name="P2"><text:s text:c="12"/>right-&gt;prev = this;</text:p>
      <text:p text:style-name="P2"><text:s text:c="8"/>}</text:p>
      <text:p text:style-name="P2"><text:s text:c="8"/>else</text:p>
      <text:p text:style-name="P2"><text:s text:c="12"/>right-&gt;add(pentagon);</text:p>
      <text:p text:style-name="P2"><text:s text:c="4"/>}</text:p>
      <text:p text:style-name="P2"><text:s text:c="4"/>else</text:p>
      <text:p text:style-name="P2"><text:s text:c="4"/>{</text:p>
      <text:p text:style-name="P2"><text:s text:c="8"/>if (!left)</text:p>
      <text:p text:style-name="P2"><text:s text:c="8"/>{</text:p>
      <text:p text:style-name="P2"><text:s text:c="12"/>left = new TTree();</text:p>
      <text:p text:style-name="P2"><text:s text:c="12"/>left-&gt;value = pentagon;</text:p>
      <text:p text:style-name="P2"><text:s text:c="12"/>left-&gt;prev = this;</text:p>
      <text:p text:style-name="P2"><text:s text:c="8"/>}</text:p>
      <text:p text:style-name="P2"><text:s text:c="8"/>else</text:p>
      <text:p text:style-name="P2"><text:s text:c="12"/>left-&gt;add(pentagon);</text:p>
      <text:p text:style-name="P2"><text:s text:c="4"/>}</text:p>
      <text:p text:style-name="P2">}</text:p>
      <text:p text:style-name="P2"/>
      <text:p text:style-name="P2">template &lt;class T&gt;</text:p>
      <text:p text:style-name="P2">std::shared_ptr&lt;TTree&lt;T&gt; &gt; *TTree&lt;T&gt;::get(char *path)</text:p>
      <text:p text:style-name="P2">{</text:p>
      <text:p text:style-name="P2"><text:s text:c="4"/>if (*path == 'l')</text:p>
      <text:p text:style-name="P2"><text:s text:c="4"/>{</text:p>
      <text:p text:style-name="P2"><text:s text:c="8"/>if (left)</text:p>
      <text:p text:style-name="P2"><text:s text:c="12"/>return left-&gt;get(path + 1);</text:p>
      <text:p text:style-name="P2"><text:s text:c="4"/>}</text:p>
      <text:p text:style-name="P2"><text:s text:c="4"/>else if (*path == 'r')</text:p>
      <text:p text:style-name="P2"><text:s text:c="4"/>{</text:p>
      <text:p text:style-name="P2"><text:s text:c="8"/>if (right)</text:p>
      <text:p text:style-name="P2"><text:s text:c="12"/>return right-&gt;get(path + 1);</text:p>
      <text:p text:style-name="P2"><text:s text:c="4"/>}</text:p>
      <text:p text:style-name="P2"><text:s text:c="4"/>else if (*path != '\0')</text:p>
      <text:p text:style-name="P2"><text:s text:c="4"/>{</text:p>
      <text:p text:style-name="P2"><text:s text:c="8"/>return get(path + 1);</text:p>
      <text:p text:style-name="P2"><text:s text:c="4"/>}</text:p>
      <text:p text:style-name="P2"><text:soft-page-break/><text:s text:c="4"/>return this;</text:p>
      <text:p text:style-name="P2">}</text:p>
      <text:p text:style-name="P2"/>
      <text:p text:style-name="P2">template &lt;class T&gt;</text:p>
      <text:p text:style-name="P2">std::shared_ptr&lt;T&gt; TTree&lt;T&gt;::getItem()</text:p>
      <text:p text:style-name="P2">{</text:p>
      <text:p text:style-name="P2"><text:s text:c="4"/>return value;</text:p>
      <text:p text:style-name="P2">}</text:p>
      <text:p text:style-name="P2"/>
      <text:p text:style-name="P2">template &lt;class T&gt;</text:p>
      <text:p text:style-name="P2">std::shared_ptr&lt;T&gt; TTree&lt;T&gt;::getItem(char *path)</text:p>
      <text:p text:style-name="P2">{</text:p>
      <text:p text:style-name="P2"><text:s text:c="4"/>return get(path)-&gt;value;</text:p>
      <text:p text:style-name="P2">}</text:p>
      <text:p text:style-name="P2"/>
      <text:p text:style-name="P2">template &lt;class T&gt;</text:p>
      <text:p text:style-name="P2">void TTree&lt;T&gt;::Remove(std::shared_ptr&lt;TTree &lt;T&gt; &gt; *node)</text:p>
      <text:p text:style-name="P2">{</text:p>
      <text:p text:style-name="P2"><text:s text:c="4"/>if (!node-&gt;prev)</text:p>
      <text:p text:style-name="P2"><text:s text:c="4"/>{</text:p>
      <text:p text:style-name="P2"><text:s text:c="8"/>if (node-&gt;right)</text:p>
      <text:p text:style-name="P2"><text:s text:c="8"/>{</text:p>
      <text:p text:style-name="P2"><text:s text:c="12"/>std::swap(node-&gt;value, node-&gt;right-&gt;value);</text:p>
      <text:p text:style-name="P2"><text:s text:c="12"/>node = node-&gt;right;</text:p>
      <text:p text:style-name="P2"><text:s text:c="8"/>}</text:p>
      <text:p text:style-name="P2"><text:s text:c="8"/>else if (node-&gt;left)</text:p>
      <text:p text:style-name="P2"><text:s text:c="8"/>{</text:p>
      <text:p text:style-name="P2"><text:s text:c="12"/>std::swap(node-&gt;value, node-&gt;left-&gt;value);</text:p>
      <text:p text:style-name="P2"><text:s text:c="12"/>node = node-&gt;left;</text:p>
      <text:p text:style-name="P2"><text:s text:c="8"/>}</text:p>
      <text:p text:style-name="P2"><text:s text:c="8"/>else</text:p>
      <text:p text:style-name="P2"><text:s text:c="8"/>{</text:p>
      <text:p text:style-name="P2"><text:s text:c="12"/>node-&gt;value = Pentagon()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right;</text:p>
      <text:p text:style-name="P2"><text:s text:c="12"/>node-&gt;righ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right;</text:p>
      <text:p text:style-name="P2"><text:s text:c="12"/>node-&gt;right-&gt;prev = node-&gt;prev;</text:p>
      <text:p text:style-name="P2"><text:s text:c="8"/>}</text:p>
      <text:p text:style-name="P2"><text:s text:c="4"/>}</text:p>
      <text:p text:style-name="P2"><text:s text:c="4"/>else if (node-&gt;left &amp;&amp; !node-&gt;righ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left;</text:p>
      <text:p text:style-name="P2"><text:s text:c="12"/>node-&gt;lef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left;</text:p>
      <text:p text:style-name="P2"><text:s text:c="12"/>node-&gt;left-&gt;prev = node-&gt;prev;</text:p>
      <text:p text:style-name="P2"><text:s text:c="8"/>}</text:p>
      <text:p text:style-name="P2"><text:s text:c="4"/>}</text:p>
      <text:p text:style-name="P2"><text:s text:c="4"/>else if (!node-&gt;right &amp;&amp; !node-&gt;left)</text:p>
      <text:p text:style-name="P2"><text:s text:c="4"/>{</text:p>
      <text:p text:style-name="P2"><text:soft-page-break/><text:s text:c="8"/>if (node-&gt;prev-&gt;right == node)</text:p>
      <text:p text:style-name="P2"><text:s text:c="12"/>node-&gt;prev-&gt;right = nullptr;</text:p>
      <text:p text:style-name="P2"><text:s text:c="8"/>else if (node-&gt;prev-&gt;left == node)</text:p>
      <text:p text:style-name="P2"><text:s text:c="12"/>node-&gt;prev-&gt;left = nullptr;</text:p>
      <text:p text:style-name="P2"><text:s text:c="4"/>}</text:p>
      <text:p text:style-name="P2"><text:s text:c="4"/>else</text:p>
      <text:p text:style-name="P2"><text:s text:c="4"/>{</text:p>
      <text:p text:style-name="P2"><text:s text:c="8"/>std::shared_ptr&lt;TTree &lt;T&gt; &gt; *help = node-&gt;right;</text:p>
      <text:p text:style-name="P2"/>
      <text:p text:style-name="P2"><text:s text:c="8"/>while (help-&gt;left)</text:p>
      <text:p text:style-name="P2"><text:s text:c="8"/>{</text:p>
      <text:p text:style-name="P2"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ode-&gt;prev = nullptr;</text:p>
      <text:p text:style-name="P2"><text:s text:c="4"/>delete node;</text:p>
      <text:p text:style-name="P2">}</text:p>
      <text:p text:style-name="P2"/>
      <text:p text:style-name="P2">template &lt;class T&gt;</text:p>
      <text:p text:style-name="P2">TTree&lt;T&gt;::~TTree()</text:p>
      <text:p text:style-name="P2">{</text:p>
      <text:p text:style-name="P2"><text:s text:c="4"/>if (right)</text:p>
      <text:p text:style-name="P2"><text:s text:c="8"/>delete right;</text:p>
      <text:p text:style-name="P2"/>
      <text:p text:style-name="P2"><text:s text:c="4"/>if (left)</text:p>
      <text:p text:style-name="P2"><text:s text:c="8"/>delete left;</text:p>
      <text:p text:style-name="P2">}</text:p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...</text:p>
      <text:p text:style-name="P4">#include "btree.hpp"</text:p>
      <text:p text:style-name="P4">...</text:p>
      <text:p text:style-name="Standard"/>
      <text:h text:style-name="Heading_20_2" text:outline-level="2"><text:bookmark text:name="_Лабораторная_работа_№5"/><text:bookmark-start text:name="__RefHeading___Toc19031_3343461420"/><text:bookmark-start text:name="_Toc492134654"/>Лабораторная работа №5<text:bookmark-end text:name="__RefHeading___Toc19031_3343461420"/><text:bookmark-end text:name="_Toc492134654"/></text:h>
      <text:h text:style-name="Heading_20_3" text:outline-level="3"><text:bookmark-start text:name="_Toc492134655"/><text:bookmark-start text:name="__RefHeading___Toc19033_3343461420"/>Цель работы<text:bookmark-end text:name="_Toc492134655"/><text:bookmark-end text:name="__RefHeading___Toc19033_3343461420"/></text:h>
      <text:p text:style-name="Standard">Целью лабораторной работы является:</text:p>
      <text:list xml:id="list1675806754" text:style-name="WWNum14">
        <text:list-item>
          <text:p text:style-name="P33">Закрепление навыков работы с шаблонами классов.</text:p>
        </text:list-item>
        <text:list-item>
          <text:p text:style-name="P33">Построение итераторов для динамических структур данных.</text:p>
        </text:list-item>
      </text:list>
      <text:h text:style-name="Heading_20_3" text:outline-level="3"><text:bookmark-start text:name="_Toc492134656"/><text:bookmark-start text:name="__RefHeading___Toc19035_3343461420"/>Задание<text:bookmark-end text:name="_Toc492134656"/><text:bookmark-end text:name="__RefHeading___Toc19035_3343461420"/></text:h>
      <text:p text:style-name="Standard"/>
      <text:p text:style-name="Standard">Используя структуры данных, разработанные для предыдущей лабораторной работы (<text:a xlink:type="simple" xlink:href="#_Лабораторная_работа_№4" text:style-name="ListLabel_20_43" text:visited-style-name="ListLabel_20_43"><text:span text:style-name="Internet_20_link">ЛР№4</text:span></text:a>) спроектировать и разработать Итератор для динамической структуры данных.</text:p>
      <text:p text:style-name="Standard"/>
      <text:p text:style-name="Standard">Итератор должен быть разработан в виде шаблона и должен уметь работать со всеми типами фигур, согласно <text:a xlink:type="simple" xlink:href="#_Варианты_задания_(фигуры)_1" text:style-name="ListLabel_20_43" text:visited-style-name="ListLabel_20_43"><text:span text:style-name="Internet_20_link">варианту задания</text:span></text:a>.</text:p>
      <text:p text:style-name="Standard"/>
      <text:p text:style-name="Standard">Итератор должен позволять использовать структуру данных в операторах типа <text:span text:style-name="T4">for</text:span>. Например<text:span text:style-name="T7">:</text:span></text:p>
      <text:p text:style-name="P9">for(auto i : stack) <text:s/>std::cout &lt;&lt; *i &lt;&lt; std::endl;</text:p>
      <text:p text:style-name="P11"/>
      <text:p text:style-name="P11">Нельзя использовать:</text:p>
      <text:list xml:id="list234419751495209" text:continue-list="list234418756518939" text:style-name="WWNum22">
        <text:list-item>
          <text:p text:style-name="P28">Стандартные контейнеры std.</text:p>
        </text:list-item>
      </text:list>
      <text:p text:style-name="P11"/>
      <text:p text:style-name="Standard">Программа должна позволять:</text:p>
      <text:list xml:id="list234418327713650" text:continue-list="list234418542963176" text:style-name="WWNum23">
        <text:list-item>
          <text:p text:style-name="P31">Вводить произвольное количество фигур и добавлять их в контейнер.</text:p>
        </text:list-item>
        <text:list-item>
          <text:p text:style-name="P31"><text:soft-page-break/>Распечатывать содержимое контейнера.</text:p>
        </text:list-item>
        <text:list-item>
          <text:p text:style-name="P31">Удалять фигуры из контейнера.</text:p>
        </text:list-item>
      </text:list>
      <text:p text:style-name="P11"/>
      <text:h text:style-name="Heading_20_3" text:outline-level="3"><text:bookmark-start text:name="__RefHeading___Toc19037_3343461420"/>Листинг кода<text:bookmark-end text:name="__RefHeading___Toc19037_3343461420"/></text:h>
      <text:p text:style-name="Standard"/>
      <text:h text:style-name="Heading_20_5" text:outline-level="5">Листинг файла <text:span text:style-name="T4">T</text:span><text:span text:style-name="T6">Tree</text:span>.<text:span text:style-name="T4">h</text:span></text:h>
      <text:p text:style-name="P2">#ifndef TREE_H</text:p>
      <text:p text:style-name="P2">#define TREE_H</text:p>
      <text:p text:style-name="P2"/>
      <text:p text:style-name="P2">#include "TIterator.hpp"</text:p>
      <text:p text:style-name="P2">#include "TTree.hpp"</text:p>
      <text:p text:style-name="P2"/>
      <text:p text:style-name="P2">template &lt;class T&gt;</text:p>
      <text:p text:style-name="P2">class Tree {</text:p>
      <text:p text:style-name="P2">private:</text:p>
      <text:p text:style-name="P2"><text:s text:c="4"/>pTree root;</text:p>
      <text:p text:style-name="P2"/>
      <text:p text:style-name="P2">public:</text:p>
      <text:p text:style-name="P2"><text:s text:c="4"/>Tree();</text:p>
      <text:p text:style-name="P2"><text:s text:c="4"/>~Tree();</text:p>
      <text:p text:style-name="P2"/>
      <text:p text:style-name="P2"><text:s text:c="4"/>Iter&lt;TTree&lt;T&gt;, T&gt; begin();</text:p>
      <text:p text:style-name="P2"><text:s text:c="4"/>Iter&lt;TTree&lt;T&gt;, T&gt; end();</text:p>
      <text:p text:style-name="P2"/>
      <text:p text:style-name="P2"><text:s text:c="4"/>template &lt;class B&gt;</text:p>
      <text:p text:style-name="P2"><text:s text:c="4"/>friend std::ostream&amp; operator&lt;&lt;(std::ostream&amp; os, const Tree&lt;B&gt;&amp; node);</text:p>
      <text:p text:style-name="P2"><text:s text:c="4"/>void Remove(char* path);</text:p>
      <text:p text:style-name="P2"><text:s text:c="4"/>void add(Figure* triangle);</text:p>
      <text:p text:style-name="P2"><text:s text:c="4"/>pTree get(char* path);</text:p>
      <text:p text:style-name="P2"><text:s text:c="4"/>pTree get() { return get("\0"); }</text:p>
      <text:p text:style-name="P2"><text:s text:c="4"/>std::shared_ptr&lt;T&gt; getItem(char* path);</text:p>
      <text:p text:style-name="P2"><text:s text:c="4"/>bool empty();</text:p>
      <text:p text:style-name="P2">};</text:p>
      <text:p text:style-name="P2"/>
      <text:p text:style-name="P2">#include "Tree.h"</text:p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ree.h</text:span></text:h>
      <text:p text:style-name="P2">#include "Tree.hpp"</text:p>
      <text:p text:style-name="P2"/>
      <text:p text:style-name="P2">template &lt;class T&gt;</text:p>
      <text:p text:style-name="P2">Tree&lt;T&gt;::Tree()</text:p>
      <text:p text:style-name="P2"><text:s text:c="4"/>: root(new TTree&lt;T&gt;())</text:p>
      <text:p text:style-name="P2">{</text:p>
      <text:p text:style-name="P2">}</text:p>
      <text:p text:style-name="P2"/>
      <text:p text:style-name="P2">template &lt;class T&gt;</text:p>
      <text:p text:style-name="P2">Tree&lt;T&gt;::~Tree() {}</text:p>
      <text:p text:style-name="P2"/>
      <text:p text:style-name="P2">template &lt;class T&gt;</text:p>
      <text:p text:style-name="P2">std::ostream&amp; operator&lt;&lt;(std::ostream&amp; os, const Tree&lt;T&gt;&amp; node)</text:p>
      <text:p text:style-name="P2">{</text:p>
      <text:p text:style-name="P2"><text:s text:c="4"/>os &lt;&lt; *node.root;</text:p>
      <text:p text:style-name="P2"><text:s text:c="4"/>return os;</text:p>
      <text:p text:style-name="P2">}</text:p>
      <text:p text:style-name="P2"/>
      <text:p text:style-name="P2">template &lt;class T&gt;</text:p>
      <text:p text:style-name="P2">std::shared_ptr&lt;T&gt; Tree&lt;T&gt;::getItem(char* path)</text:p>
      <text:p text:style-name="P2">{</text:p>
      <text:p text:style-name="P2"><text:soft-page-break/><text:s text:c="4"/>return root-&gt;getValue(path, root);</text:p>
      <text:p text:style-name="P2">}</text:p>
      <text:p text:style-name="P2"/>
      <text:p text:style-name="P2">template &lt;class T&gt;</text:p>
      <text:p text:style-name="P2">pTree Tree&lt;T&gt;::get(char* path)</text:p>
      <text:p text:style-name="P2">{</text:p>
      <text:p text:style-name="P2"><text:s text:c="4"/>return root-&gt;getItem(path, root);</text:p>
      <text:p text:style-name="P2">}</text:p>
      <text:p text:style-name="P2">template &lt;class T&gt;</text:p>
      <text:p text:style-name="P2">void Tree&lt;T&gt;::Remove(char* path)</text:p>
      <text:p text:style-name="P2">{</text:p>
      <text:p text:style-name="P2"><text:s text:c="4"/>root-&gt;Remove(root-&gt;getItem(path, root));</text:p>
      <text:p text:style-name="P2">}</text:p>
      <text:p text:style-name="P2"/>
      <text:p text:style-name="P2">template &lt;class T&gt;</text:p>
      <text:p text:style-name="P2">void Tree&lt;T&gt;::add(Figure* triangle)</text:p>
      <text:p text:style-name="P2">{</text:p>
      <text:p text:style-name="P2"><text:s text:c="4"/>root-&gt;add(triangle, root);</text:p>
      <text:p text:style-name="P2">}</text:p>
      <text:p text:style-name="P2"/>
      <text:p text:style-name="P2">template &lt;class T&gt;</text:p>
      <text:p text:style-name="P2">bool Tree&lt;T&gt;::empty()</text:p>
      <text:p text:style-name="P2">{</text:p>
      <text:p text:style-name="P2"><text:s text:c="4"/>return root-&gt;empty();</text:p>
      <text:p text:style-name="P2">}</text:p>
      <text:p text:style-name="P2"/>
      <text:p text:style-name="P2">template &lt;class T&gt;</text:p>
      <text:p text:style-name="P2">Iter&lt;TTree&lt;T&gt;, T&gt; Tree&lt;T&gt;::begin()</text:p>
      <text:p text:style-name="P2">{</text:p>
      <text:p text:style-name="P2"><text:s text:c="4"/>std::shared_ptr&lt;TTree&lt;T&gt;&gt; node = root;</text:p>
      <text:p text:style-name="P2"><text:s text:c="4"/>while (node-&gt;left)</text:p>
      <text:p text:style-name="P2"><text:s text:c="8"/>node = node-&gt;left;</text:p>
      <text:p text:style-name="P2"><text:s text:c="4"/>if (node-&gt;empty())</text:p>
      <text:p text:style-name="P2"><text:s text:c="8"/>node = nullptr;</text:p>
      <text:p text:style-name="P2"><text:s text:c="4"/>Iter&lt;TTree&lt;T&gt;, T&gt; res(node);</text:p>
      <text:p text:style-name="P2"><text:s text:c="4"/>return res;</text:p>
      <text:p text:style-name="P2">}</text:p>
      <text:p text:style-name="P2"/>
      <text:p text:style-name="P2">template &lt;class T&gt;</text:p>
      <text:p text:style-name="P2">Iter&lt;TTree&lt;T&gt;, T&gt; Tree&lt;T&gt;::end()</text:p>
      <text:p text:style-name="P2">{</text:p>
      <text:p text:style-name="P2"><text:s text:c="4"/>Iter&lt;TTree&lt;T&gt;, T&gt; res(nullptr);</text:p>
      <text:p text:style-name="P2"><text:s text:c="4"/>return res;</text:p>
      <text:p text:style-name="P2">}</text:p>
      <text:h text:style-name="Heading_20_5" text:outline-level="5">Листинг<text:span text:style-name="T7"> </text:span>файла<text:span text:style-name="T7"> </text:span><text:span text:style-name="T4">TIterator.h</text:span></text:h>
      <text:p text:style-name="P2">#ifndef ITER_H</text:p>
      <text:p text:style-name="P2">#define ITER_H</text:p>
      <text:p text:style-name="P2">#include &lt;memory&gt;</text:p>
      <text:p text:style-name="P2"/>
      <text:p text:style-name="P2">template &lt;class node, class T&gt;</text:p>
      <text:p text:style-name="P2">class Iter {</text:p>
      <text:p text:style-name="P2">public:</text:p>
      <text:p text:style-name="P2"><text:s text:c="4"/>Iter(std::shared_ptr&lt;node&gt; n)</text:p>
      <text:p text:style-name="P2"><text:s text:c="8"/>: node_ptr(n)</text:p>
      <text:p text:style-name="P2"><text:s text:c="4"/>{</text:p>
      <text:p text:style-name="P2"><text:s text:c="4"/>}</text:p>
      <text:p text:style-name="P2"/>
      <text:p text:style-name="P2"><text:s text:c="4"/>std::shared_ptr&lt;T&gt; operator*()</text:p>
      <text:p text:style-name="P2"><text:s text:c="4"/>{</text:p>
      <text:p text:style-name="P2"><text:s text:c="8"/>return node_ptr-&gt;value;</text:p>
      <text:p text:style-name="P2"><text:s text:c="4"/>}</text:p>
      <text:p text:style-name="P2"/>
      <text:p text:style-name="P2"><text:soft-page-break/><text:s text:c="4"/>std::shared_ptr&lt;T&gt; operator-&gt;()</text:p>
      <text:p text:style-name="P2"><text:s text:c="4"/>{</text:p>
      <text:p text:style-name="P2"><text:s text:c="8"/>return node_ptr-&gt;value;</text:p>
      <text:p text:style-name="P2"><text:s text:c="4"/>}</text:p>
      <text:p text:style-name="P2"/>
      <text:p text:style-name="P2"><text:s text:c="4"/>Iter&amp; operator++()</text:p>
      <text:p text:style-name="P2"><text:s text:c="4"/>{</text:p>
      <text:p text:style-name="P2"><text:s text:c="8"/>node_ptr = node_ptr-&gt;GetNext();</text:p>
      <text:p text:style-name="P2"><text:s text:c="8"/>return *this;</text:p>
      <text:p text:style-name="P2"><text:s text:c="4"/>}</text:p>
      <text:p text:style-name="P2"/>
      <text:p text:style-name="P2"><text:s text:c="4"/>Iter operator++(int)</text:p>
      <text:p text:style-name="P2"><text:s text:c="4"/>{</text:p>
      <text:p text:style-name="P2"><text:s text:c="8"/>Iter iter(*this);</text:p>
      <text:p text:style-name="P2"><text:s text:c="8"/>++(*this);</text:p>
      <text:p text:style-name="P2"><text:s text:c="8"/>return iter;</text:p>
      <text:p text:style-name="P2"><text:s text:c="4"/>}</text:p>
      <text:p text:style-name="P2"/>
      <text:p text:style-name="P2"><text:s text:c="4"/>bool operator==(Iter const&amp; i)</text:p>
      <text:p text:style-name="P2"><text:s text:c="4"/>{</text:p>
      <text:p text:style-name="P2"><text:s text:c="8"/>if (node_ptr == nullptr)</text:p>
      <text:p text:style-name="P2"><text:s text:c="12"/>return true;</text:p>
      <text:p text:style-name="P2"><text:s text:c="8"/>return node_ptr == i.node_ptr;</text:p>
      <text:p text:style-name="P2"><text:s text:c="4"/>}</text:p>
      <text:p text:style-name="P2"/>
      <text:p text:style-name="P2"><text:s text:c="4"/>bool operator!=(Iter const&amp; i)</text:p>
      <text:p text:style-name="P2"><text:s text:c="4"/>{</text:p>
      <text:p text:style-name="P2"><text:s text:c="8"/>return !(*this == i);</text:p>
      <text:p text:style-name="P2"><text:s text:c="4"/>}</text:p>
      <text:p text:style-name="P2"/>
      <text:p text:style-name="P2">private:</text:p>
      <text:p text:style-name="P2"><text:s text:c="4"/>std::shared_ptr&lt;node&gt; node_ptr;</text:p>
      <text:p text:style-name="P2">};</text:p>
      <text:p text:style-name="P2"/>
      <text:p text:style-name="P2">#endif // !ITER_H</text:p>
      <text:p text:style-name="P10"/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h</text:span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"octagon.hpp"</text:p>
      <text:p text:style-name="P2">#include "hexagon.hpp"</text:p>
      <text:p text:style-name="P2">#include "tallocationblock.hpp"</text:p>
      <text:p text:style-name="P2"/>
      <text:p text:style-name="P2">#define pTree std::shared_ptr&lt;TTree&lt;T&gt;&gt;</text:p>
      <text:p text:style-name="P2">#define wTree std::weak_ptr&lt;TTree&lt;T&gt;&gt;</text:p>
      <text:p text:style-name="P2"/>
      <text:p text:style-name="P2"/>
      <text:p text:style-name="P2">template &lt;class T&gt;</text:p>
      <text:p text:style-name="P2">class TTree {</text:p>
      <text:p text:style-name="P2">public:</text:p>
      <text:p text:style-name="P2"><text:s text:c="4"/>TTree();</text:p>
      <text:p text:style-name="P2"><text:s text:c="4"/>virtual ~TTree();</text:p>
      <text:p text:style-name="P2"/>
      <text:p text:style-name="P2"><text:s text:c="4"/>std::shared_ptr&lt;T&gt; getValue(char* path, pTree curr);</text:p>
      <text:p text:style-name="P2"/>
      <text:p text:style-name="P2"><text:s text:c="4"/>void add(T* triangle, pTree node);</text:p>
      <text:p text:style-name="P2"><text:s text:c="4"/>void Remove(pTree node);</text:p>
      <text:p text:style-name="P2"/>
      <text:p text:style-name="P2"><text:s text:c="4"/>pTree getItem(char* path, pTree curr);</text:p>
      <text:p text:style-name="P2"><text:s text:c="4"/>bool empty();</text:p>
      <text:p text:style-name="P2"><text:soft-page-break/><text:s text:c="4"/>void stream(std::ostream&amp; os, const TTree&amp; node, int height) const;</text:p>
      <text:p text:style-name="P2"><text:s text:c="4"/>pTree GetNext();</text:p>
      <text:p text:style-name="P2"/>
      <text:p text:style-name="P2"><text:s text:c="4"/>template &lt;class B&gt;</text:p>
      <text:p text:style-name="P2"><text:s text:c="4"/>friend std::ostream&amp; operator&lt;&lt;(std::ostream&amp; os, const TTree&lt;B&gt;&amp; tree);</text:p>
      <text:p text:style-name="P2"/>
      <text:p text:style-name="P2"><text:s text:c="4"/>void* operator new(size_t size);</text:p>
      <text:p text:style-name="P2"><text:s text:c="4"/>void operator delete(void* p);</text:p>
      <text:p text:style-name="P2"/>
      <text:p text:style-name="P2"><text:s text:c="4"/>std::shared_ptr&lt;T&gt; value;</text:p>
      <text:p text:style-name="P2"><text:s text:c="4"/>pTree left;</text:p>
      <text:p text:style-name="P2"><text:s text:c="4"/>pTree right;</text:p>
      <text:p text:style-name="P2"><text:s text:c="4"/>wTree prev;</text:p>
      <text:p text:style-name="P2"/>
      <text:p text:style-name="P2"><text:s text:c="4"/>static TAllocationBlock stackitem_allocator;</text:p>
      <text:p text:style-name="P2">};</text:p>
      <text:p text:style-name="P2"/>
      <text:p text:style-name="P2">#include "TTree.h"</text:p>
      <text:p text:style-name="P2"/>
      <text:p text:style-name="P2">#endif // TTREE_H</text:p>
      <text:h text:style-name="Heading_20_5" text:outline-level="5">Листинг<text:span text:style-name="T7"> </text:span>файла<text:span text:style-name="T7"> </text:span><text:span text:style-name="T4">T</text:span><text:span text:style-name="T6">ree.hpp</text:span></text:h>
      <text:p text:style-name="P2">#include "TTree.hpp"</text:p>
      <text:p text:style-name="P2"/>
      <text:p text:style-name="P2">template &lt;class T&gt;</text:p>
      <text:p text:style-name="P2">TTree&lt;T&gt;::TTree()</text:p>
      <text:p text:style-name="P2"><text:s text:c="4"/>: value(nullptr)</text:p>
      <text:p text:style-name="P2"><text:s text:c="4"/>, left(nullptr)</text:p>
      <text:p text:style-name="P2"><text:s text:c="4"/>, right(nullptr)</text:p>
      <text:p text:style-name="P2"><text:s text:c="4"/>, prev()</text:p>
      <text:p text:style-name="P2">{</text:p>
      <text:p text:style-name="P2">}</text:p>
      <text:p text:style-name="P2"/>
      <text:p text:style-name="P2">template &lt;class T&gt;</text:p>
      <text:p text:style-name="P2">bool TTree&lt;T&gt;::empty()</text:p>
      <text:p text:style-name="P2">{</text:p>
      <text:p text:style-name="P2"><text:s text:c="4"/>return value == nullptr;</text:p>
      <text:p text:style-name="P2">}</text:p>
      <text:p text:style-name="P2"/>
      <text:p text:style-name="P2">template &lt;class T&gt;</text:p>
      <text:p text:style-name="P2">void TTree&lt;T&gt;::stream(std::ostream&amp; os, const TTree&lt;T&gt;&amp; node, int height) const</text:p>
      <text:p text:style-name="P2">{</text:p>
      <text:p text:style-name="P2"><text:s text:c="4"/>if (node.right)</text:p>
      <text:p text:style-name="P2"><text:s text:c="8"/>stream(os, *node.right, height + 1);</text:p>
      <text:p text:style-name="P2"/>
      <text:p text:style-name="P2"><text:s text:c="4"/>if (!node.value-&gt;empty()) {</text:p>
      <text:p text:style-name="P2"><text:s text:c="8"/>for (int i = 0; i &lt; height; i++)</text:p>
      <text:p text:style-name="P2"><text:s text:c="12"/>os &lt;&lt; "\t";</text:p>
      <text:p text:style-name="P2"/>
      <text:p text:style-name="P2"><text:s text:c="8"/>node.value-&gt;Print();</text:p>
      <text:p text:style-name="P2"/>
      <text:p text:style-name="P2"><text:s text:c="8"/>os &lt;&lt; std::endl;</text:p>
      <text:p text:style-name="P2"><text:s text:c="4"/>}</text:p>
      <text:p text:style-name="P2"/>
      <text:p text:style-name="P2"><text:s text:c="4"/>if (node.left)</text:p>
      <text:p text:style-name="P2"><text:s text:c="8"/>stream(os, *node.left, height + 1);</text:p>
      <text:p text:style-name="P2">}</text:p>
      <text:p text:style-name="P2"/>
      <text:p text:style-name="P2">template &lt;class T&gt;</text:p>
      <text:p text:style-name="P2">std::ostream&amp; operator&lt;&lt;(std::ostream&amp; os, const TTree&lt;T&gt;&amp; Tree)</text:p>
      <text:p text:style-name="P2">{</text:p>
      <text:p text:style-name="P2"><text:s text:c="4"/>Tree.stream(os, Tree, 0);</text:p>
      <text:p text:style-name="P2"><text:soft-page-break/></text:p>
      <text:p text:style-name="P2"><text:s text:c="4"/>return os;</text:p>
      <text:p text:style-name="P2">}</text:p>
      <text:p text:style-name="P2"/>
      <text:p text:style-name="P2">template &lt;class T&gt;</text:p>
      <text:p text:style-name="P2">void TTree&lt;T&gt;::add(T* figure, pTree node)</text:p>
      <text:p text:style-name="P2">{</text:p>
      <text:p text:style-name="P2"><text:s text:c="4"/>if (empty()) {</text:p>
      <text:p text:style-name="P2"><text:s text:c="8"/>if (figure-&gt;Square() &gt; 0)</text:p>
      <text:p text:style-name="P2"><text:s text:c="12"/>value.reset(figure);</text:p>
      <text:p text:style-name="P2"><text:s text:c="8"/>else</text:p>
      <text:p text:style-name="P2"><text:s text:c="12"/>delete figure;</text:p>
      <text:p text:style-name="P2"><text:s text:c="8"/>return;</text:p>
      <text:p text:style-name="P2"><text:s text:c="4"/>}</text:p>
      <text:p text:style-name="P2"><text:s text:c="4"/>if (figure-&gt;Square() &lt;= 0) {</text:p>
      <text:p text:style-name="P2"><text:s text:c="8"/>return;</text:p>
      <text:p text:style-name="P2"><text:s text:c="4"/>}</text:p>
      <text:p text:style-name="P2"><text:s text:c="4"/>if (figure-&gt;Square() &gt;= value-&gt;Square()) // сбалансированное дерево</text:p>
      <text:p text:style-name="P2"><text:s text:c="4"/>{</text:p>
      <text:p text:style-name="P2"><text:s text:c="8"/>if (!right) {</text:p>
      <text:p text:style-name="P2"><text:s text:c="12"/>right.reset(new TTree());</text:p>
      <text:p text:style-name="P2"><text:s text:c="12"/>right-&gt;value.reset(figure);</text:p>
      <text:p text:style-name="P2"><text:s text:c="12"/>right-&gt;prev = node;</text:p>
      <text:p text:style-name="P2"><text:s text:c="8"/>} else</text:p>
      <text:p text:style-name="P2"><text:s text:c="12"/>right-&gt;add(figure, right);</text:p>
      <text:p text:style-name="P2"><text:s text:c="4"/>} else {</text:p>
      <text:p text:style-name="P2"><text:s text:c="8"/>if (!left) {</text:p>
      <text:p text:style-name="P2"><text:s text:c="12"/>left.reset(new TTree());</text:p>
      <text:p text:style-name="P2"><text:s text:c="12"/>left-&gt;value.reset(figure);</text:p>
      <text:p text:style-name="P2"><text:s text:c="12"/>left-&gt;prev = node;</text:p>
      <text:p text:style-name="P2"><text:s text:c="8"/>} else</text:p>
      <text:p text:style-name="P2"><text:s text:c="12"/>left-&gt;add(figure, left);</text:p>
      <text:p text:style-name="P2"><text:s text:c="4"/>}</text:p>
      <text:p text:style-name="P2">}</text:p>
      <text:p text:style-name="P2"/>
      <text:p text:style-name="P2">template &lt;class T&gt;</text:p>
      <text:p text:style-name="P2">pTree TTree&lt;T&gt;::getItem(char* path, pTree curr)</text:p>
      <text:p text:style-name="P2">{</text:p>
      <text:p text:style-name="P2"/>
      <text:p text:style-name="P2"><text:s text:c="4"/>if (*path == 'l') {</text:p>
      <text:p text:style-name="P2"><text:s text:c="8"/>if (left)</text:p>
      <text:p text:style-name="P2"><text:s text:c="12"/>return left-&gt;getItem(path + 1, left);</text:p>
      <text:p text:style-name="P2"><text:s text:c="4"/>} else if (*path == 'r') {</text:p>
      <text:p text:style-name="P2"><text:s text:c="8"/>if (right)</text:p>
      <text:p text:style-name="P2"><text:s text:c="12"/>return right-&gt;getItem(path + 1, right);</text:p>
      <text:p text:style-name="P2"><text:s text:c="4"/>} else if (*path != '\0') {</text:p>
      <text:p text:style-name="P2"><text:s text:c="8"/>return getItem(path + 1, curr);</text:p>
      <text:p text:style-name="P2"><text:s text:c="4"/>}</text:p>
      <text:p text:style-name="P2"><text:s text:c="4"/>return curr;</text:p>
      <text:p text:style-name="P2">}</text:p>
      <text:p text:style-name="P2"/>
      <text:p text:style-name="P2">template &lt;class T&gt;</text:p>
      <text:p text:style-name="P2">std::shared_ptr&lt;T&gt; TTree&lt;T&gt;::getValue(char* path, pTree curr)</text:p>
      <text:p text:style-name="P2">{</text:p>
      <text:p text:style-name="P2"><text:s text:c="4"/>return getItem(path, curr)-&gt;value;</text:p>
      <text:p text:style-name="P2">}</text:p>
      <text:p text:style-name="P2"/>
      <text:p text:style-name="P2">template &lt;class T&gt;</text:p>
      <text:p text:style-name="P2">pTree TTree&lt;T&gt;::GetNext()</text:p>
      <text:p text:style-name="P2">{</text:p>
      <text:p text:style-name="P2"><text:s text:c="4"/>pTree node = right;</text:p>
      <text:p text:style-name="P2"><text:s text:c="4"/>if (node)</text:p>
      <text:p text:style-name="P2"><text:s text:c="8"/>while (node-&gt;left)</text:p>
      <text:p text:style-name="P2"><text:s text:c="12"/>node = node-&gt;left;</text:p>
      <text:p text:style-name="P2"><text:soft-page-break/><text:s text:c="4"/>else {</text:p>
      <text:p text:style-name="P2"><text:s text:c="8"/>if (prev.lock() &amp;&amp; prev.lock()-&gt;right.get() == this) {</text:p>
      <text:p text:style-name="P2"><text:s text:c="12"/>node = prev.lock();</text:p>
      <text:p text:style-name="P2"><text:s text:c="12"/>while (node-&gt;prev.lock() &amp;&amp; node-&gt;prev.lock()-&gt;left != node)</text:p>
      <text:p text:style-name="P2"><text:s text:c="16"/>node = node-&gt;prev.lock();</text:p>
      <text:p text:style-name="P2"><text:s text:c="12"/>return node-&gt;prev.lock();</text:p>
      <text:p text:style-name="P2"><text:s text:c="8"/>}</text:p>
      <text:p text:style-name="P2"><text:s text:c="8"/>return prev.lock();</text:p>
      <text:p text:style-name="P2"><text:s text:c="4"/>}</text:p>
      <text:p text:style-name="P2"><text:s text:c="4"/>return node;</text:p>
      <text:p text:style-name="P2">}</text:p>
      <text:p text:style-name="P2"/>
      <text:p text:style-name="P2">template &lt;class T&gt;</text:p>
      <text:p text:style-name="P2">void TTree&lt;T&gt;::Remove(pTree node)</text:p>
      <text:p text:style-name="P2">{</text:p>
      <text:p text:style-name="P2"><text:s text:c="4"/>if (!node-&gt;prev.lock()) {</text:p>
      <text:p text:style-name="P2"><text:s text:c="8"/>//!smf</text:p>
      <text:p text:style-name="P2"><text:s text:c="8"/>if (node-&gt;right) {</text:p>
      <text:p text:style-name="P2"><text:s text:c="12"/>std::swap(node-&gt;value, node-&gt;right-&gt;value);</text:p>
      <text:p text:style-name="P2"><text:s text:c="12"/>node = node-&gt;right;</text:p>
      <text:p text:style-name="P2"><text:s text:c="8"/>} else if (node-&gt;left) {</text:p>
      <text:p text:style-name="P2"><text:s text:c="12"/>std::swap(node-&gt;value, node-&gt;left-&gt;value);</text:p>
      <text:p text:style-name="P2"><text:s text:c="12"/>node = node-&gt;left;</text:p>
      <text:p text:style-name="P2"><text:s text:c="8"/>} else {</text:p>
      <text:p text:style-name="P2"><text:s text:c="12"/>node-&gt;value = nullptr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 {</text:p>
      <text:p text:style-name="P2"><text:s text:c="8"/>if (node-&gt;prev.lock()-&gt;right == node) {</text:p>
      <text:p text:style-name="P2"><text:s text:c="12"/>node-&gt;prev.lock()-&gt;right = node-&gt;right;</text:p>
      <text:p text:style-name="P2"><text:s text:c="12"/>node-&gt;right-&gt;prev = node-&gt;prev;</text:p>
      <text:p text:style-name="P2"><text:s text:c="8"/>} else if (node-&gt;prev.lock()-&gt;left == node) {</text:p>
      <text:p text:style-name="P2"><text:s text:c="12"/>node-&gt;prev.lock()-&gt;left = node-&gt;right;</text:p>
      <text:p text:style-name="P2"><text:s text:c="12"/>node-&gt;right-&gt;prev = node-&gt;prev;</text:p>
      <text:p text:style-name="P2"><text:s text:c="8"/>}</text:p>
      <text:p text:style-name="P2"><text:s text:c="4"/>} else if (node-&gt;left &amp;&amp; !node-&gt;right) {</text:p>
      <text:p text:style-name="P2"><text:s text:c="8"/>if (node-&gt;prev.lock()-&gt;right == node) {</text:p>
      <text:p text:style-name="P2"><text:s text:c="12"/>node-&gt;prev.lock()-&gt;right = node-&gt;left;</text:p>
      <text:p text:style-name="P2"><text:s text:c="12"/>node-&gt;left-&gt;prev = node-&gt;prev;</text:p>
      <text:p text:style-name="P2"><text:s text:c="8"/>} else if (node-&gt;prev.lock()-&gt;left == node) {</text:p>
      <text:p text:style-name="P2"><text:s text:c="12"/>node-&gt;prev.lock()-&gt;left = node-&gt;left;</text:p>
      <text:p text:style-name="P2"><text:s text:c="12"/>node-&gt;left-&gt;prev = node-&gt;prev;</text:p>
      <text:p text:style-name="P2"><text:s text:c="8"/>}</text:p>
      <text:p text:style-name="P2"><text:s text:c="4"/>} else if (!node-&gt;right &amp;&amp; !node-&gt;left) {</text:p>
      <text:p text:style-name="P2"><text:s text:c="8"/>if (node-&gt;prev.lock()-&gt;right == node)</text:p>
      <text:p text:style-name="P2"><text:s text:c="12"/>node-&gt;prev.lock()-&gt;right = nullptr;</text:p>
      <text:p text:style-name="P2"><text:s text:c="8"/>else if (node-&gt;prev.lock()-&gt;left == node)</text:p>
      <text:p text:style-name="P2"><text:s text:c="12"/>node-&gt;prev.lock()-&gt;left = nullptr;</text:p>
      <text:p text:style-name="P2"><text:s text:c="4"/>} else {</text:p>
      <text:p text:style-name="P2"><text:s text:c="8"/>pTree help = node-&gt;right;</text:p>
      <text:p text:style-name="P2"/>
      <text:p text:style-name="P2"><text:s text:c="8"/>while (help-&gt;left) {</text:p>
      <text:p text:style-name="P2"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ullptr;</text:p>
      <text:p text:style-name="P2"><text:s text:c="4"/>node.reset();</text:p>
      <text:p text:style-name="P2">}</text:p>
      <text:p text:style-name="P2"/>
      <text:p text:style-name="P2">template &lt;class T&gt;</text:p>
      <text:p text:style-name="P2"><text:soft-page-break/>TTree&lt;T&gt;::~TTree() {}</text:p>
      <text:p text:style-name="P2"/>
      <text:p text:style-name="P2">template &lt;class T&gt;</text:p>
      <text:p text:style-name="P2">TAllocationBlock TTree&lt;T&gt;::stackitem_allocator(sizeof(TTree&lt;T&gt;), 10);</text:p>
      <text:p text:style-name="P2"/>
      <text:p text:style-name="P2">template &lt;class T&gt;</text:p>
      <text:p text:style-name="P2">void* TTree&lt;T&gt;::operator new(size_t)</text:p>
      <text:p text:style-name="P2">{</text:p>
      <text:p text:style-name="P2"><text:s text:c="4"/>return stackitem_allocator.allocate();</text:p>
      <text:p text:style-name="P2">}</text:p>
      <text:p text:style-name="P2"/>
      <text:p text:style-name="P2">template &lt;class T&gt;</text:p>
      <text:p text:style-name="P2">void TTree&lt;T&gt;::operator delete(void* p)</text:p>
      <text:p text:style-name="P2">{</text:p>
      <text:p text:style-name="P2"><text:s text:c="4"/>stackitem_allocator.deallocate(p);</text:p>
      <text:p text:style-name="P2">}</text:p>
      <text:p text:style-name="P10"/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"Tree.hpp"</text:p>
      <text:p text:style-name="P4">#include &lt;iostream&gt;</text:p>
      <text:p text:style-name="P4"/>
      <text:p text:style-name="P4">#define line std::cout &lt;&lt; "————————————————————————————————————————————" &lt;&lt; std::endl</text:p>
      <text:p text:style-name="P4"/>
      <text:p text:style-name="P4">int main()</text:p>
      <text:p text:style-name="P4">{</text:p>
      <text:p text:style-name="P4"><text:s text:c="4"/>std::shared_ptr&lt;Tree&lt;Figure&gt;&gt; node(new Tree&lt;Figure&gt;());</text:p>
      <text:p text:style-name="P4"><text:s text:c="4"/>char choice;</text:p>
      <text:p text:style-name="P4"><text:s text:c="4"/>char path[100];</text:p>
      <text:p text:style-name="P4"/>
      <text:p text:style-name="P4"><text:s text:c="4"/>std::cout &lt;&lt; "Usage:\n"</text:p>
      <text:p text:style-name="P4"><text:s text:c="14"/>&lt;&lt; "\t Add element: <text:s text:c="2"/>\t + side_a side_b side_c\n"</text:p>
      <text:p text:style-name="P4"><text:s text:c="14"/>&lt;&lt; "\t Delete element:\t - path \n"</text:p>
      <text:p text:style-name="P4"><text:s text:c="14"/>&lt;&lt; "\t\t path={r,l}*\n"</text:p>
      <text:p text:style-name="P4"><text:s text:c="14"/>&lt;&lt; "\t Get element: <text:s text:c="2"/>\t g path\n"</text:p>
      <text:p text:style-name="P4"><text:s text:c="14"/>&lt;&lt; "\t\t path={r,l}*\n\n";</text:p>
      <text:p text:style-name="P4"/>
      <text:p text:style-name="P4"><text:s text:c="4"/>std::cout &lt;&lt; "command&gt;&gt; ";</text:p>
      <text:p text:style-name="P4"><text:s text:c="4"/>while (std::cin.get(choice)) {</text:p>
      <text:p text:style-name="P4"><text:s text:c="8"/>switch (choice) {</text:p>
      <text:p text:style-name="P4"><text:s text:c="8"/>case '+': {</text:p>
      <text:p text:style-name="P4"><text:s text:c="12"/>std::cin &gt;&gt; choice;</text:p>
      <text:p text:style-name="P4"><text:s text:c="12"/>switch (choice) {</text:p>
      <text:p text:style-name="P4"><text:s text:c="12"/>case 'p':</text:p>
      <text:p text:style-name="P4"><text:s text:c="16"/>node-&gt;add(new Pentagon(std::cin));</text:p>
      <text:p text:style-name="P4"><text:s text:c="16"/>break;</text:p>
      <text:p text:style-name="P4"><text:s text:c="12"/>case 'o':</text:p>
      <text:p text:style-name="P4"><text:s text:c="16"/>node-&gt;add(new Octagon(std::cin));</text:p>
      <text:p text:style-name="P4"><text:s text:c="16"/>break;</text:p>
      <text:p text:style-name="P4"><text:s text:c="12"/>case 'h':</text:p>
      <text:p text:style-name="P4"><text:s text:c="16"/>node-&gt;add(new Hexagon(std::cin));</text:p>
      <text:p text:style-name="P4"><text:s text:c="16"/>break;</text:p>
      <text:p text:style-name="P4"><text:s text:c="12"/>}</text:p>
      <text:p text:style-name="P4"><text:s text:c="12"/>break;</text:p>
      <text:p text:style-name="P4"><text:s text:c="8"/>}</text:p>
      <text:p text:style-name="P4"><text:s text:c="8"/>case '-': {</text:p>
      <text:p text:style-name="P4"><text:s text:c="12"/>std::cin.getline(path, 100);</text:p>
      <text:p text:style-name="P4"><text:s text:c="12"/>node-&gt;Remove(path);</text:p>
      <text:p text:style-name="P4"><text:s text:c="12"/>break;</text:p>
      <text:p text:style-name="P4"><text:s text:c="8"/>}</text:p>
      <text:p text:style-name="P4"/>
      <text:p text:style-name="P4"><text:s text:c="8"/>case 'g': {</text:p>
      <text:p text:style-name="P4"><text:soft-page-break/><text:s text:c="12"/>std::cin.getline(path, 100);</text:p>
      <text:p text:style-name="P4"><text:s text:c="12"/>if (!node-&gt;empty()) {</text:p>
      <text:p text:style-name="P4"/>
      <text:p text:style-name="P4"><text:s text:c="16"/>std::cout &lt;&lt; "————————————————————————————————————————————" &lt;&lt; std::endl;</text:p>
      <text:p text:style-name="P4"><text:s text:c="16"/>std::weak_ptr&lt;Figure&gt; temp = node-&gt;getItem(path);</text:p>
      <text:p text:style-name="P4"><text:s text:c="16"/>temp.lock()-&gt;Print();</text:p>
      <text:p text:style-name="P4"><text:s text:c="16"/>std::cout &lt;&lt; "\tSquare = " &lt;&lt; temp.lock()-&gt;Square() &lt;&lt; std::endl;</text:p>
      <text:p text:style-name="P4"><text:s text:c="16"/>goto end;</text:p>
      <text:p text:style-name="P4"><text:s text:c="12"/>}</text:p>
      <text:p text:style-name="P4"><text:s text:c="12"/>goto end;</text:p>
      <text:p text:style-name="P4"><text:s text:c="8"/>}</text:p>
      <text:p text:style-name="P4"><text:s text:c="8"/>case 's': {</text:p>
      <text:p text:style-name="P4"><text:s text:c="12"/>std::cout &lt;&lt; "Show:" &lt;&lt; '\n';</text:p>
      <text:p text:style-name="P4"><text:s text:c="12"/>for (auto i : *node) {</text:p>
      <text:p text:style-name="P4"><text:s text:c="16"/>i.get()-&gt;Print();</text:p>
      <text:p text:style-name="P4"><text:s text:c="16"/>std::cout &lt;&lt; "-&gt;";</text:p>
      <text:p text:style-name="P4"><text:s text:c="12"/>}</text:p>
      <text:p text:style-name="P4"><text:s text:c="12"/>std::cout &lt;&lt; "nullptr\n";</text:p>
      <text:p text:style-name="P4"><text:s text:c="12"/>goto end;</text:p>
      <text:p text:style-name="P4"><text:s text:c="8"/>}</text:p>
      <text:p text:style-name="P4"><text:s text:c="8"/>default:</text:p>
      <text:p text:style-name="P4"><text:s text:c="12"/>continue;</text:p>
      <text:p text:style-name="P4"><text:s text:c="8"/>}</text:p>
      <text:p text:style-name="P4"><text:s text:c="8"/>std::cout &lt;&lt; "————————————————————————————————————————————" &lt;&lt; std::endl;</text:p>
      <text:p text:style-name="P4"><text:s text:c="8"/>if (node &amp;&amp; !node-&gt;empty())</text:p>
      <text:p text:style-name="P4"><text:s text:c="12"/>std::cout &lt;&lt; *node;</text:p>
      <text:p text:style-name="P4"><text:s text:c="8"/>else</text:p>
      <text:p text:style-name="P4"><text:s text:c="12"/>std::cout &lt;&lt; "empty!\n";</text:p>
      <text:p text:style-name="P4"><text:s text:c="4"/>end:</text:p>
      <text:p text:style-name="P4"><text:s text:c="8"/>std::cout &lt;&lt; "command&gt;&gt; ";</text:p>
      <text:p text:style-name="P4"><text:s text:c="4"/>}</text:p>
      <text:p text:style-name="P4"/>
      <text:p text:style-name="P4"><text:s text:c="4"/>return 0;</text:p>
      <text:p text:style-name="P4">}</text:p>
      <text:p text:style-name="Standard"/>
      <text:h text:style-name="Heading_20_2" text:outline-level="2"><text:bookmark text:name="_Лабораторная_работа_№6"/><text:bookmark-start text:name="__RefHeading___Toc19039_3343461420"/><text:bookmark-start text:name="_Toc492134658"/><text:bookmark text:name="_Лабораторная_работа_№6_1"/>Лабораторная работа №6<text:bookmark-end text:name="__RefHeading___Toc19039_3343461420"/><text:bookmark-end text:name="_Toc492134658"/></text:h>
      <text:h text:style-name="Heading_20_3" text:outline-level="3"><text:bookmark-start text:name="_Toc492134659"/><text:bookmark-start text:name="__RefHeading___Toc19041_3343461420"/>Цель работы<text:bookmark-end text:name="_Toc492134659"/><text:bookmark-end text:name="__RefHeading___Toc19041_3343461420"/></text:h>
      <text:p text:style-name="Standard">Целью лабораторной работы является:</text:p>
      <text:list xml:id="list234419813085659" text:continue-list="list1675806754" text:style-name="WWNum14">
        <text:list-item>
          <text:p text:style-name="P33">Закрепление навыков по работе с памятью в <text:span text:style-name="T4">C</text:span>++.</text:p>
        </text:list-item>
        <text:list-item>
          <text:p text:style-name="P33">Создание аллокаторов памяти для динамических структур данных.</text:p>
        </text:list-item>
      </text:list>
      <text:p text:style-name="List_20_Paragraph"/>
      <text:h text:style-name="Heading_20_3" text:outline-level="3"><text:bookmark-start text:name="_Toc492134660"/><text:bookmark-start text:name="__RefHeading___Toc19043_3343461420"/>Задание<text:bookmark-end text:name="_Toc492134660"/><text:bookmark-end text:name="__RefHeading___Toc19043_3343461420"/></text:h>
      <text:p text:style-name="Standard"/>
      <text:p text:style-name="Standard">Используя структуры данных, разработанные для предыдущей лабораторной работы (<text:a xlink:type="simple" xlink:href="#_Лабораторная_работа_№5" text:style-name="ListLabel_20_43" text:visited-style-name="ListLabel_20_43"><text:span text:style-name="Internet_20_link">ЛР№5</text:span></text:a>) спроектировать и разработать аллокатор памяти для динамической структуры данных.</text:p>
      <text:p text:style-name="Standard"/>
      <text:p text:style-name="Standard">Цель построения аллокатора – минимизация вызова операции <text:span text:style-name="T5">malloc</text:span>. Аллокатор должен выделять большие блоки памяти для хранения фигур и при создании новых фигур-объектов выделять место под объекты в этой памяти.</text:p>
      <text:p text:style-name="Standard">Алокатор должен хранить списки использованных/свободных блоков. Для хранения списка свободных блоков нужно применять динамическую структуру данных (<text:a xlink:type="simple" xlink:href="#_Варианты_задания_(структуры_1" text:style-name="ListLabel_20_43" text:visited-style-name="ListLabel_20_43"><text:span text:style-name="Internet_20_link">контейнер 2-го уровня, согласно варианта задания</text:span></text:a>).</text:p>
      <text:p text:style-name="Standard">Для вызова аллокатора должны быть переопределены оператор <text:span text:style-name="T5">new</text:span> и <text:span text:style-name="T5">delete</text:span> у классов-фигур.</text:p>
      <text:p text:style-name="Standard"/>
      <text:p text:style-name="P11">Нельзя использовать:</text:p>
      <text:list xml:id="list234419831431402" text:continue-list="list234419751495209" text:style-name="WWNum22">
        <text:list-item>
          <text:p text:style-name="P28"><text:soft-page-break/>Стандартные контейнеры std.</text:p>
        </text:list-item>
      </text:list>
      <text:p text:style-name="P11"/>
      <text:p text:style-name="Standard">Программа должна позволять:</text:p>
      <text:list xml:id="list234419228338105" text:continue-list="list234418327713650" text:style-name="WWNum23">
        <text:list-item>
          <text:p text:style-name="P31">Вводить произвольное количество фигур и добавлять их в контейнер.</text:p>
        </text:list-item>
        <text:list-item>
          <text:p text:style-name="P31">Распечатывать содержимое контейнера.</text:p>
        </text:list-item>
        <text:list-item>
          <text:p text:style-name="P31">Удалять фигуры из контейнера.</text:p>
        </text:list-item>
      </text:list>
      <text:p text:style-name="P11"/>
      <text:h text:style-name="Heading_20_3" text:outline-level="3"><text:bookmark-start text:name="__RefHeading___Toc19045_3343461420"/>Листинг кода<text:bookmark-end text:name="__RefHeading___Toc19045_3343461420"/></text:h>
      <text:p text:style-name="Standard"/>
      <text:p text:style-name="Standard"/>
      <text:h text:style-name="Heading_20_5" text:outline-level="5">Листинг файла <text:span text:style-name="T4">TAllocationBlock</text:span>.<text:span text:style-name="T4">h</text:span><text:span text:style-name="T6">pp</text:span></text:h>
      <text:p text:style-name="P2">#ifndef TALLOCATIONBLOCK_H</text:p>
      <text:p text:style-name="P2">#define<text:tab/>TALLOCATIONBLOCK_H</text:p>
      <text:p text:style-name="P2"/>
      <text:p text:style-name="P2">#include &lt;cstdlib&gt;</text:p>
      <text:p text:style-name="P2">class TAllocationBlock {</text:p>
      <text:p text:style-name="P2">public:</text:p>
      <text:p text:style-name="P2"><text:s text:c="4"/>TAllocationBlock(size_t size,size_t count);</text:p>
      <text:p text:style-name="P2"><text:s text:c="4"/>void *allocate();</text:p>
      <text:p text:style-name="P2"><text:s text:c="4"/>void deallocate(void *pointer);</text:p>
      <text:p text:style-name="P2"><text:s text:c="4"/>bool has_free_blocks();</text:p>
      <text:p text:style-name="P2"><text:s text:c="4"/></text:p>
      <text:p text:style-name="P2"><text:s text:c="4"/>virtual ~TAllocationBlock();</text:p>
      <text:p text:style-name="P2">private:</text:p>
      <text:p text:style-name="P2"><text:s text:c="4"/>size_t _size;</text:p>
      <text:p text:style-name="P2"><text:s text:c="4"/>size_t _count;</text:p>
      <text:p text:style-name="P2"><text:s text:c="4"/></text:p>
      <text:p text:style-name="P2"><text:s text:c="4"/>char <text:s/>*_used_blocks;</text:p>
      <text:p text:style-name="P2"><text:s text:c="4"/>void <text:s/>**_free_blocks;</text:p>
      <text:p text:style-name="P2"><text:s text:c="4"/></text:p>
      <text:p text:style-name="P2"><text:s text:c="4"/>size_t _free_count;</text:p>
      <text:p text:style-name="P2"/>
      <text:p text:style-name="P2"><text:s text:c="8"/></text:p>
      <text:p text:style-name="P2">};</text:p>
      <text:p text:style-name="P2"/>
      <text:p text:style-name="P2">#endif<text:tab/>/* TALLOCATIONBLOCK_H */</text:p>
      <text:h text:style-name="Heading_20_5" text:outline-level="5">Листинг<text:span text:style-name="T7"> </text:span>файла<text:span text:style-name="T7"> </text:span><text:span text:style-name="T4">TAllocationBlock.cpp</text:span></text:h>
      <text:p text:style-name="P2">#include "tallocationblock.hpp"</text:p>
      <text:p text:style-name="P2">#include &lt;iostream&gt;</text:p>
      <text:p text:style-name="P2"/>
      <text:p text:style-name="P2">TAllocationBlock::TAllocationBlock(size_t size,size_t count): _size(size),_count(count) <text:s/>{</text:p>
      <text:p text:style-name="P2"><text:s text:c="4"/>_used_blocks = (char*)malloc(_size*_count);</text:p>
      <text:p text:style-name="P2"><text:s text:c="4"/>_free_blocks = (void**)malloc(sizeof(void*)*_count);</text:p>
      <text:p text:style-name="P2"><text:s text:c="4"/></text:p>
      <text:p text:style-name="P2"><text:s text:c="4"/>for(size_t i=0;i&lt;_count;i++) _free_blocks[i] = _used_blocks+i*_size;</text:p>
      <text:p text:style-name="P2"><text:s text:c="4"/>_free_count = _count;</text:p>
      <text:p text:style-name="P2"><text:s text:c="6"/>std::cout &lt;&lt; "TAllocationBlock: Memory init" &lt;&lt; std::endl;</text:p>
      <text:p text:style-name="P2">}</text:p>
      <text:p text:style-name="P2"/>
      <text:p text:style-name="P2">void *TAllocationBlock::allocate() {</text:p>
      <text:p text:style-name="P2"><text:s text:c="4"/>void *result = nullptr;</text:p>
      <text:p text:style-name="P2"><text:s text:c="4"/></text:p>
      <text:p text:style-name="P2"><text:s text:c="4"/>if(_free_count&gt;0)</text:p>
      <text:p text:style-name="P2"><text:s text:c="4"/>{</text:p>
      <text:p text:style-name="P2"><text:s text:c="8"/>result = _free_blocks[_free_count-1];</text:p>
      <text:p text:style-name="P2"><text:s text:c="8"/>_free_count--;</text:p>
      <text:p text:style-name="P2"><text:soft-page-break/><text:s text:c="8"/>std::cout &lt;&lt; "TAllocationBlock: Allocate " &lt;&lt; (_count-_free_count) &lt;&lt; " of " &lt;&lt; _count &lt;&lt; std::endl;</text:p>
      <text:p text:style-name="P2"><text:s text:c="4"/>} else</text:p>
      <text:p text:style-name="P2"><text:s text:c="4"/>{</text:p>
      <text:p text:style-name="P2"><text:s text:c="8"/>std::cout &lt;&lt; "TAllocationBlock: No memory exception :-)" &lt;&lt; std::endl;</text:p>
      <text:p text:style-name="P2"><text:s text:c="4"/>}</text:p>
      <text:p text:style-name="P2"><text:s text:c="4"/></text:p>
      <text:p text:style-name="P2"><text:s text:c="4"/>return result;</text:p>
      <text:p text:style-name="P2">}</text:p>
      <text:p text:style-name="P2"/>
      <text:p text:style-name="P2">void TAllocationBlock::deallocate(void *pointer) {</text:p>
      <text:p text:style-name="P2"><text:s text:c="2"/>std::cout &lt;&lt; "TAllocationBlock: Deallocate block "&lt;&lt; std::endl;</text:p>
      <text:p text:style-name="P2"><text:s text:c="4"/></text:p>
      <text:p text:style-name="P2"><text:s text:c="2"/>_free_blocks[_free_count] = pointer;</text:p>
      <text:p text:style-name="P2"><text:s text:c="2"/>_free_count ++;</text:p>
      <text:p text:style-name="P2"/>
      <text:p text:style-name="P2">}</text:p>
      <text:p text:style-name="P2"/>
      <text:p text:style-name="P2">bool TAllocationBlock::has_free_blocks() {</text:p>
      <text:p text:style-name="P2"><text:s text:c="4"/>return _free_count&gt;0;</text:p>
      <text:p text:style-name="P2">}</text:p>
      <text:p text:style-name="P2"/>
      <text:p text:style-name="P2">TAllocationBlock::~TAllocationBlock() {</text:p>
      <text:p text:style-name="P2"><text:s text:c="4"/></text:p>
      <text:p text:style-name="P2"><text:s text:c="4"/>if(_free_count&lt;_count) std::cout &lt;&lt; "TAllocationBlock: Memory leak?" &lt;&lt; std::endl;</text:p>
      <text:p text:style-name="P2"><text:s text:c="20"/>else <text:s/>std::cout &lt;&lt; "TAllocationBlock: Memory freed" &lt;&lt; std::endl;</text:p>
      <text:p text:style-name="P2"><text:s text:c="4"/>delete _free_blocks;</text:p>
      <text:p text:style-name="P2"><text:s text:c="4"/>delete _used_blocks;</text:p>
      <text:p text:style-name="P2">}</text:p>
      <text:p text:style-name="P10"/>
      <text:h text:style-name="Heading_20_2" text:outline-level="2"><text:bookmark-start text:name="_Toc492134662"/><text:bookmark-start text:name="__RefHeading___Toc19047_3343461420"/>Лабораторная<text:span text:style-name="T7"> </text:span>работа<text:span text:style-name="T7"> №7</text:span><text:bookmark-end text:name="_Toc492134662"/><text:bookmark-end text:name="__RefHeading___Toc19047_3343461420"/></text:h>
      <text:h text:style-name="Heading_20_3" text:outline-level="3"><text:bookmark-start text:name="_Toc492134663"/><text:bookmark-start text:name="__RefHeading___Toc19049_3343461420"/>Цель работы<text:bookmark-end text:name="_Toc492134663"/><text:bookmark-end text:name="__RefHeading___Toc19049_3343461420"/></text:h>
      <text:p text:style-name="Standard">Целью лабораторной работы является:</text:p>
      <text:list xml:id="list234420143094654" text:continue-list="list234419813085659" text:style-name="WWNum14">
        <text:list-item>
          <text:p text:style-name="P33">Создание сложных динамических структур данных.</text:p>
        </text:list-item>
        <text:list-item>
          <text:p text:style-name="P33">Закрепление принципа <text:span text:style-name="T4">OCP.</text:span></text:p>
        </text:list-item>
      </text:list>
      <text:p text:style-name="List_20_Paragraph"/>
      <text:h text:style-name="Heading_20_3" text:outline-level="3"><text:bookmark-start text:name="_Toc492134664"/><text:bookmark-start text:name="__RefHeading___Toc19051_3343461420"/>Задание<text:bookmark-end text:name="_Toc492134664"/><text:bookmark-end text:name="__RefHeading___Toc19051_3343461420"/></text:h>
      <text:p text:style-name="Standard"/>
      <text:p text:style-name="Standard">Необходимо реализовать динамическую структуру данных – «Хранилище объектов» и алгоритм работы с ней. «Хранилище объектов» представляет собой контейнер, одного из следующих видов (<text:a xlink:type="simple" xlink:href="#_Варианты_задания_(структуры_2" text:style-name="ListLabel_20_43" text:visited-style-name="ListLabel_20_43"><text:span text:style-name="Internet_20_link">Контейнер 1-го уровня</text:span></text:a>):</text:p>
      <text:p text:style-name="Standard">1. Массив</text:p>
      <text:p text:style-name="Standard">2. Связанный список</text:p>
      <text:p text:style-name="Standard">3. Бинарное- Дерево.</text:p>
      <text:p text:style-name="Standard">4. N-Дерево (с ограничением не больше 4 элементов на одном уровне).</text:p>
      <text:p text:style-name="Standard">5. Очередь</text:p>
      <text:p text:style-name="Standard">6. Стек</text:p>
      <text:p text:style-name="Standard">Каждым элементом контейнера, в свою, является динамической структурой данных одного из следующих видов (<text:a xlink:type="simple" xlink:href="#_Варианты_задания_(структуры_3" text:style-name="ListLabel_20_43" text:visited-style-name="ListLabel_20_43"><text:span text:style-name="Internet_20_link">Контейнер 2-го уровня</text:span></text:a>):</text:p>
      <text:p text:style-name="Standard">1. Массив</text:p>
      <text:p text:style-name="Standard">2. Связанный список</text:p>
      <text:p text:style-name="Standard">3. Бинарное- Дерево</text:p>
      <text:p text:style-name="Standard">4. N-Дерево (с ограничением не больше 4 элементов на одном уровне).</text:p>
      <text:p text:style-name="Standard">5. Очередь</text:p>
      <text:p text:style-name="Standard">6. Стек</text:p>
      <text:p text:style-name="Standard"><text:soft-page-break/>Таким образом у нас получается контейнер в контейнере. Т.е. для варианта (1,2) это будет массив, каждый из элементов которого – связанный список. А для варианта (5,3) – это очередь из бинарных деревьев.</text:p>
      <text:p text:style-name="Standard">Элементом второго контейнера является объект-фигура, <text:a xlink:type="simple" xlink:href="#_Варианты_задания_(фигуры)_2" text:style-name="ListLabel_20_43" text:visited-style-name="ListLabel_20_43"><text:span text:style-name="Internet_20_link">определенная вариантом задания</text:span></text:a>.</text:p>
      <text:p text:style-name="Standard"/>
      <text:p text:style-name="Standard">При этом должно выполняться правило, что количество объектов в контейнере второго уровня не больше <text:span text:style-name="T10">5</text:span>. Т.е. если нужно хранить больше 5 объектов, то создается еще один контейнер второго уровня. Например, для варианта (1,2) добавление объектов будет выглядеть следующим образом:</text:p>
      <text:p text:style-name="Standard">1. Вначале массив пустой.</text:p>
      <text:p text:style-name="Standard">2. Добавляем Объект1: В массиве по индексу 0 создается элемент с типом список, в список</text:p>
      <text:p text:style-name="Standard">добавляется Объект 1.</text:p>
      <text:p text:style-name="Standard">3. Добавляем Объект2: Объект добавляется в список, находящийся в массиве по индекс 0.</text:p>
      <text:p text:style-name="Standard">4. Добавляем Объект3: Объект добавляется в список, находящийся в массиве по индекс 0.</text:p>
      <text:p text:style-name="Standard">5. Добавляем Объект4: Объект добавляется в список, находящийся в массиве по индекс 0.<text:line-break/>6. Добавляем Объект5: Объект добавляется в список, находящийся в массиве по индекс 0.</text:p>
      <text:p text:style-name="Standard">7. Добавляем Объект6: В массиве по индексу 1 создается элемент с типом список, в список добавляется Объект 6.</text:p>
      <text:p text:style-name="Standard">Объекты в контейнерах второго уровня должны быть отсортированы по возрастанию <text:span text:style-name="T13">площади</text:span> объекта (в том числе и для деревьев).</text:p>
      <text:p text:style-name="Standard">При удалении объектов должно выполняться правило, что контейнер второго уровня не должен быть пустым. Т.е. если он становится пустым, то он должен удалится.</text:p>
      <text:p text:style-name="Standard"/>
      <text:p text:style-name="P11">Нельзя использовать:</text:p>
      <text:list xml:id="list234419880500604" text:continue-list="list234419831431402" text:style-name="WWNum22">
        <text:list-item>
          <text:p text:style-name="P28">Стандартные контейнеры std.</text:p>
        </text:list-item>
      </text:list>
      <text:p text:style-name="P11"/>
      <text:p text:style-name="Standard">Программа должна позволять:</text:p>
      <text:list xml:id="list234419122667918" text:continue-list="list234419228338105" text:style-name="WWNum23">
        <text:list-item>
          <text:p text:style-name="P31">Вводить произвольное количество фигур и добавлять их в контейнер.</text:p>
        </text:list-item>
        <text:list-item>
          <text:p text:style-name="P31">Распечатывать содержимое контейнера (1-го и 2-го уровня).</text:p>
        </text:list-item>
        <text:list-item>
          <text:p text:style-name="P31">Удалять фигуры из контейнера по критериям:</text:p>
          <text:list>
            <text:list-item>
              <text:p text:style-name="P31">По типу (например, все квадраты).</text:p>
            </text:list-item>
            <text:list-item>
              <text:p text:style-name="P31">По площади (например, все объекты с площадью меньше чем заданная).</text:p>
            </text:list-item>
          </text:list>
        </text:list-item>
      </text:list>
      <text:p text:style-name="Standard"/>
      <text:h text:style-name="Heading_20_3" text:outline-level="3"><text:bookmark-start text:name="__RefHeading___Toc19053_3343461420"/>Листинг кода<text:bookmark-end text:name="__RefHeading___Toc19053_3343461420"/></text:h>
      <text:h text:style-name="Heading_20_5" text:outline-level="5">Листинг<text:span text:style-name="T7"> </text:span>файла<text:span text:style-name="T7"> List.h</text:span></text:h>
      <text:p text:style-name="P2">#define pListItem std::shared_ptr&lt;ListItem&lt;T&gt;&gt;</text:p>
      <text:p text:style-name="P2">#define wListItem std::weak_ptr&lt;ListItem&lt;T&gt;&gt;</text:p>
      <text:p text:style-name="P2"/>
      <text:p text:style-name="P2">template &lt;class T&gt;</text:p>
      <text:p text:style-name="P2">class ListItem {</text:p>
      <text:p text:style-name="P2">public:</text:p>
      <text:p text:style-name="P2"><text:s text:c="4"/>pListItem next;</text:p>
      <text:p text:style-name="P2"><text:s text:c="4"/>std::shared_ptr&lt;T&gt; value;</text:p>
      <text:p text:style-name="P2"/>
      <text:p text:style-name="P2"><text:s text:c="4"/>ListItem(): next(nullptr), value(nullptr) {}</text:p>
      <text:p text:style-name="P2"><text:s text:c="4"/>ListItem(T* item): ListItem() {value.reset(item);}</text:p>
      <text:p text:style-name="P2"><text:s text:c="4"/>ListItem(std::shared_ptr&lt;T&gt; item): ListItem() {value = item;}</text:p>
      <text:p text:style-name="P2"/>
      <text:p text:style-name="P2"><text:s text:c="4"/>void SetNext(pListItem item)</text:p>
      <text:p text:style-name="P2"><text:s text:c="4"/>{</text:p>
      <text:p text:style-name="P2"><text:s text:c="8"/>pListItem old = next;</text:p>
      <text:p text:style-name="P2"><text:s text:c="8"/>next = item;</text:p>
      <text:p text:style-name="P2"><text:s text:c="4"/>}</text:p>
      <text:p text:style-name="P2"/>
      <text:p text:style-name="P2"><text:s text:c="4"/>pListItem GetNext()</text:p>
      <text:p text:style-name="P2"><text:s text:c="4"/>{</text:p>
      <text:p text:style-name="P2"><text:s text:c="8"/>return next;</text:p>
      <text:p text:style-name="P2"><text:s text:c="4"/>}</text:p>
      <text:p text:style-name="P2">};</text:p>
      <text:p text:style-name="P2"/>
      <text:p text:style-name="P2"><text:soft-page-break/>template &lt;class T&gt;</text:p>
      <text:p text:style-name="P2">class List {</text:p>
      <text:p text:style-name="P2">private:</text:p>
      <text:p text:style-name="P2"><text:s text:c="4"/>pListItem first;</text:p>
      <text:p text:style-name="P2"><text:s text:c="4"/>wListItem last;</text:p>
      <text:p text:style-name="P2"/>
      <text:p text:style-name="P2">public:</text:p>
      <text:p text:style-name="P2"><text:s text:c="4"/>int count;</text:p>
      <text:p text:style-name="P2"/>
      <text:p text:style-name="P2"><text:s text:c="4"/>List(): first(nullptr), last(first), count(0) {}</text:p>
      <text:p text:style-name="P2"/>
      <text:p text:style-name="P2"><text:s text:c="4"/>Iter&lt;ListItem&lt;T&gt;, T&gt; begin() { Iter&lt;ListItem&lt;T&gt;, T&gt; res(first); return res; }</text:p>
      <text:p text:style-name="P2"><text:s text:c="4"/>Iter&lt;ListItem&lt;T&gt;, T&gt; end() { Iter&lt;ListItem&lt;T&gt;, T&gt; res(nullptr); return res; }</text:p>
      <text:p text:style-name="P2"/>
      <text:p text:style-name="P2"><text:s text:c="4"/>void add(std::shared_ptr&lt;T&gt; item)</text:p>
      <text:p text:style-name="P2"><text:s text:c="4"/>{</text:p>
      <text:p text:style-name="P2"><text:s text:c="8"/>std::shared_ptr&lt;ListItem&lt;T&gt;&gt; other = std::make_shared&lt;ListItem&lt;T&gt;&gt;(item);</text:p>
      <text:p text:style-name="P2"><text:s text:c="8"/>count++;</text:p>
      <text:p text:style-name="P2"><text:s text:c="8"/>if (!first) {</text:p>
      <text:p text:style-name="P2"><text:s text:c="12"/>last = first = other;</text:p>
      <text:p text:style-name="P2"><text:s text:c="12"/>return;</text:p>
      <text:p text:style-name="P2"><text:s text:c="8"/>}</text:p>
      <text:p text:style-name="P2"><text:s text:c="8"/>last.lock()-&gt;SetNext(other);</text:p>
      <text:p text:style-name="P2"><text:s text:c="8"/>last = other;</text:p>
      <text:p text:style-name="P2"><text:s text:c="4"/>}</text:p>
      <text:p text:style-name="P2"><text:s text:c="4"/>void add(T* item)</text:p>
      <text:p text:style-name="P2"><text:s text:c="4"/>{</text:p>
      <text:p text:style-name="P2"><text:s text:c="8"/>std::shared_ptr&lt;ListItem&lt;T&gt;&gt; other = std::make_shared&lt;ListItem&lt;T&gt;&gt;(item);</text:p>
      <text:p text:style-name="P2"><text:s text:c="8"/>count++;</text:p>
      <text:p text:style-name="P2"><text:s text:c="8"/>if (!first) {</text:p>
      <text:p text:style-name="P2"><text:s text:c="12"/>last = first = other;</text:p>
      <text:p text:style-name="P2"><text:s text:c="12"/>return;</text:p>
      <text:p text:style-name="P2"><text:s text:c="8"/>}</text:p>
      <text:p text:style-name="P2"><text:s text:c="8"/>last.lock()-&gt;SetNext(other);</text:p>
      <text:p text:style-name="P2"><text:s text:c="8"/>last = other;</text:p>
      <text:p text:style-name="P2"><text:s text:c="4"/>}</text:p>
      <text:p text:style-name="P2"/>
      <text:p text:style-name="P2"><text:s text:c="4"/>std::shared_ptr&lt;T&gt; pop()</text:p>
      <text:p text:style-name="P2"><text:s text:c="4"/>{</text:p>
      <text:p text:style-name="P2"><text:s text:c="8"/>std::shared_ptr&lt;ListItem&lt;T&gt;&gt; elem = first;</text:p>
      <text:p text:style-name="P2"><text:s text:c="8"/>if (!elem)</text:p>
      <text:p text:style-name="P2"><text:s text:c="12"/>return nullptr;</text:p>
      <text:p text:style-name="P2"><text:s text:c="8"/>first = first-&gt;next;</text:p>
      <text:p text:style-name="P2"><text:s text:c="8"/>count--;</text:p>
      <text:p text:style-name="P2"><text:s text:c="8"/>return elem-&gt;value;</text:p>
      <text:p text:style-name="P2"><text:s text:c="4"/>}</text:p>
      <text:p text:style-name="P2"/>
      <text:p text:style-name="P2"><text:s text:c="4"/>double Square() {</text:p>
      <text:p text:style-name="P2"><text:s text:c="8"/>double res = 0;</text:p>
      <text:p text:style-name="P2"><text:s text:c="8"/>auto iter = first;</text:p>
      <text:p text:style-name="P2"><text:s text:c="8"/>while(iter){</text:p>
      <text:p text:style-name="P2"><text:s text:c="12"/>res += iter-&gt;value-&gt;Square();</text:p>
      <text:p text:style-name="P2"><text:s text:c="12"/>iter = iter-&gt;next;</text:p>
      <text:p text:style-name="P2"><text:s text:c="8"/>}</text:p>
      <text:p text:style-name="P2"/>
      <text:p text:style-name="P2"><text:s text:c="8"/>return res / count;</text:p>
      <text:p text:style-name="P2"><text:s text:c="4"/>}</text:p>
      <text:p text:style-name="P2"><text:s text:c="4"/></text:p>
      <text:p text:style-name="P2"><text:s text:c="4"/>void Print() { os &lt;&lt; *this; }</text:p>
      <text:p text:style-name="P2"><text:s text:c="4"/>bool empty() { return first.get() == nullptr; }</text:p>
      <text:p text:style-name="P2"><text:soft-page-break/></text:p>
      <text:p text:style-name="P2"><text:s text:c="4"/>friend std::ostream&amp; operator&lt;&lt;(std::ostream&amp; os, const List&lt;T&gt;&amp; q)</text:p>
      <text:p text:style-name="P2"><text:s text:c="4"/>{</text:p>
      <text:p text:style-name="P2"><text:s text:c="8"/>pListItem top = q.first;</text:p>
      <text:p text:style-name="P2"><text:s text:c="8"/>os &lt;&lt; '[';</text:p>
      <text:p text:style-name="P2"><text:s text:c="8"/>while (top) {</text:p>
      <text:p text:style-name="P2"><text:s text:c="12"/>top-&gt;value-&gt;Print();</text:p>
      <text:p text:style-name="P2"><text:s text:c="12"/>top = top-&gt;next;</text:p>
      <text:p text:style-name="P2"><text:s text:c="12"/>if (top)</text:p>
      <text:p text:style-name="P2"><text:s text:c="16"/>os &lt;&lt; ',';</text:p>
      <text:p text:style-name="P2"><text:s text:c="8"/>}</text:p>
      <text:p text:style-name="P2"><text:s text:c="8"/>os &lt;&lt; ']';</text:p>
      <text:p text:style-name="P2"><text:s text:c="8"/>return os;</text:p>
      <text:p text:style-name="P2"><text:s text:c="4"/>}</text:p>
      <text:p text:style-name="P2">};</text:p>
      <text:p text:style-name="P2"/>
      <text:p text:style-name="P14"><text:span text:style-name="T11">#endif // </text:span><text:span text:style-name="T12">List_</text:span><text:span text:style-name="T11">H</text:span></text:p>
      <text:p text:style-name="Standard"/>
      <text:h text:style-name="Heading_20_2" text:outline-level="2"><text:bookmark-start text:name="_Toc492134666"/><text:bookmark-start text:name="__RefHeading___Toc19055_3343461420"/>Лабораторная работа №8<text:bookmark-end text:name="_Toc492134666"/><text:bookmark-end text:name="__RefHeading___Toc19055_3343461420"/></text:h>
      <text:h text:style-name="Heading_20_3" text:outline-level="3"><text:bookmark-start text:name="_Toc492134667"/><text:bookmark-start text:name="__RefHeading___Toc19057_3343461420"/>Цель работы<text:bookmark-end text:name="_Toc492134667"/><text:bookmark-end text:name="__RefHeading___Toc19057_3343461420"/></text:h>
      <text:p text:style-name="Standard">Целью лабораторной работы является:</text:p>
      <text:list xml:id="list234419644042410" text:continue-list="list234420143094654" text:style-name="WWNum14">
        <text:list-item>
          <text:p text:style-name="P33">Знакомство с параллельным программированием в <text:span text:style-name="T4">C</text:span>++.</text:p>
        </text:list-item>
      </text:list>
      <text:p text:style-name="List_20_Paragraph"/>
      <text:h text:style-name="Heading_20_3" text:outline-level="3"><text:bookmark-start text:name="_Toc492134668"/><text:bookmark-start text:name="__RefHeading___Toc19059_3343461420"/>Задание<text:bookmark-end text:name="_Toc492134668"/><text:bookmark-end text:name="__RefHeading___Toc19059_3343461420"/></text:h>
      <text:p text:style-name="Standard"/>
      <text:p text:style-name="Standard">Используя структуры данных, разработанные для <text:a xlink:type="simple" xlink:href="#_Лабораторная_работа_№6_1" text:style-name="ListLabel_20_43" text:visited-style-name="ListLabel_20_43"><text:span text:style-name="Internet_20_link">лабораторной работы №6</text:span></text:a> (контейнер первого уровня и классы-фигуры) разработать алгоритм быстрой сортировки для класса-контейнера .</text:p>
      <text:p text:style-name="Standard"/>
      <text:p text:style-name="Standard">Необходимо разработать два вида алгоритма:</text:p>
      <text:list xml:id="list234420225793645" text:continue-numbering="true" text:style-name="WWNum14">
        <text:list-item>
          <text:p text:style-name="P33">Обычный, без параллельных вызовов.</text:p>
        </text:list-item>
        <text:list-item>
          <text:p text:style-name="P33">С использованием параллельных вызовов. <text:s/>В этом случае, каждый рекурсивный вызов сортировки должен создаваться в отдельном потоке.</text:p>
        </text:list-item>
      </text:list>
      <text:p text:style-name="Standard"/>
      <text:p text:style-name="Standard">Для создания потоков использовать механизмы:</text:p>
      <text:list xml:id="list1201383621" text:style-name="WWNum24">
        <text:list-item>
          <text:p text:style-name="P29">future</text:p>
        </text:list-item>
        <text:list-item>
          <text:p text:style-name="P29">packaged_task/async</text:p>
        </text:list-item>
      </text:list>
      <text:p text:style-name="P19"/>
      <text:p text:style-name="Standard">Для обеспечения потоко-безопасности структур данных использовать:</text:p>
      <text:list xml:id="list4257868280" text:style-name="WWNum25">
        <text:list-item>
          <text:p text:style-name="P30">mutex</text:p>
        </text:list-item>
        <text:list-item>
          <text:p text:style-name="P30">lock_guard</text:p>
        </text:list-item>
      </text:list>
      <text:p text:style-name="List_20_Paragraph"/>
      <text:p text:style-name="P11">Нельзя использовать:</text:p>
      <text:list xml:id="list234419525120609" text:continue-list="list234419880500604" text:style-name="WWNum22">
        <text:list-item>
          <text:p text:style-name="P28">Стандартные контейнеры std.</text:p>
        </text:list-item>
      </text:list>
      <text:p text:style-name="P11"/>
      <text:p text:style-name="Standard">Программа должна позволять:</text:p>
      <text:list xml:id="list234419770703436" text:continue-list="list234419122667918" text:style-name="WWNum23">
        <text:list-item>
          <text:p text:style-name="P31">Вводить произвольное количество фигур и добавлять их в контейнер.</text:p>
        </text:list-item>
        <text:list-item>
          <text:p text:style-name="P31">Распечатывать содержимое контейнера.</text:p>
        </text:list-item>
        <text:list-item>
          <text:p text:style-name="P31">Удалять фигуры из контейнера.</text:p>
        </text:list-item>
        <text:list-item>
          <text:p text:style-name="P31">Проводить сортировку контейнера</text:p>
        </text:list-item>
      </text:list>
      <text:p text:style-name="P11"/>
      <text:h text:style-name="Heading_20_3" text:outline-level="3"><text:bookmark-start text:name="__RefHeading___Toc19061_3343461420"/>Листинг кода<text:bookmark-end text:name="__RefHeading___Toc19061_3343461420"/></text:h>
      <text:h text:style-name="Heading_20_5" text:outline-level="5">Листинг<text:span text:style-name="T7"> </text:span>файла<text:span text:style-name="T7"> </text:span><text:span text:style-name="T8">Tree.hpp</text:span></text:h>
      <text:p text:style-name="P2">#ifndef TREE_H</text:p>
      <text:p text:style-name="P2">#def<text:span text:style-name="T14">i</text:span>ne TREE_H</text:p>
      <text:p text:style-name="P2"><text:soft-page-break/></text:p>
      <text:p text:style-name="P2">#include "TIterator.hpp"</text:p>
      <text:p text:style-name="P2">#include "TTree.hpp"</text:p>
      <text:p text:style-name="P2">#include &lt;memory&gt;</text:p>
      <text:p text:style-name="P2"/>
      <text:p text:style-name="P2">template &lt;class T&gt;</text:p>
      <text:p text:style-name="P2">class Tree {</text:p>
      <text:p text:style-name="P2">private:</text:p>
      <text:p text:style-name="P2"><text:s text:c="4"/>pTree root;</text:p>
      <text:p text:style-name="P2"/>
      <text:p text:style-name="P2">public:</text:p>
      <text:p text:style-name="P2"><text:s text:c="4"/>Tree();</text:p>
      <text:p text:style-name="P2"><text:s text:c="4"/>~Tree();</text:p>
      <text:p text:style-name="P2"/>
      <text:p text:style-name="P2"><text:s text:c="4"/>Iter&lt;TTree&lt;T&gt;, T&gt; begin();</text:p>
      <text:p text:style-name="P2"><text:s text:c="4"/>Iter&lt;TTree&lt;T&gt;, T&gt; end();</text:p>
      <text:p text:style-name="P2"><text:s text:c="4"/></text:p>
      <text:p text:style-name="P2"><text:s text:c="4"/>void sort();</text:p>
      <text:p text:style-name="P2"><text:s text:c="4"/>void parallel_sort();</text:p>
      <text:p text:style-name="P2"/>
      <text:p text:style-name="P2"><text:s text:c="4"/>template &lt;class B&gt;</text:p>
      <text:p text:style-name="P2"><text:s text:c="4"/>friend std::ostream&amp; operator&lt;&lt;(std::ostream&amp; os, const Tree&lt;B&gt;&amp; node);</text:p>
      <text:p text:style-name="P2"><text:s text:c="4"/>void Remove(char* path);</text:p>
      <text:p text:style-name="P2"><text:s text:c="4"/>void add(Figure* triangle);</text:p>
      <text:p text:style-name="P2"><text:s text:c="4"/>pTree get(char* path);</text:p>
      <text:p text:style-name="P2"><text:s text:c="4"/>pTree get() { return get("\0"); }</text:p>
      <text:p text:style-name="P2"><text:s text:c="4"/>std::shared_ptr&lt;T&gt; getItem(char* path);</text:p>
      <text:p text:style-name="P2"><text:s text:c="4"/>bool empty();</text:p>
      <text:p text:style-name="P2">};</text:p>
      <text:p text:style-name="P2"/>
      <text:p text:style-name="P2">#include "Tree.h"</text:p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h</text:span><text:span text:style-name="T6">pp</text:span></text:h>
      <text:p text:style-name="P2">#ifndef TREE_H</text:p>
      <text:p text:style-name="P2">#define TREE_H</text:p>
      <text:p text:style-name="P2"/>
      <text:p text:style-name="P2">#include "TIterator.hpp"</text:p>
      <text:p text:style-name="P2">#include "TTree.hpp"</text:p>
      <text:p text:style-name="P2">#include &lt;memory&gt;</text:p>
      <text:p text:style-name="P2"/>
      <text:p text:style-name="P2">template &lt;class T&gt;</text:p>
      <text:p text:style-name="P2">class Tree {</text:p>
      <text:p text:style-name="P2">private:</text:p>
      <text:p text:style-name="P2"><text:s text:c="4"/>pTree root;</text:p>
      <text:p text:style-name="P2"/>
      <text:p text:style-name="P2">public:</text:p>
      <text:p text:style-name="P2"><text:s text:c="4"/>Tree();</text:p>
      <text:p text:style-name="P2"><text:s text:c="4"/>~Tree();</text:p>
      <text:p text:style-name="P2"/>
      <text:p text:style-name="P2"><text:s text:c="4"/>Iter&lt;TTree&lt;T&gt;, T&gt; begin();</text:p>
      <text:p text:style-name="P2"><text:s text:c="4"/>Iter&lt;TTree&lt;T&gt;, T&gt; end();</text:p>
      <text:p text:style-name="P2"><text:s text:c="4"/></text:p>
      <text:p text:style-name="P2"><text:s text:c="4"/>void sort();</text:p>
      <text:p text:style-name="P2"><text:s text:c="4"/>void parallel_sort();</text:p>
      <text:p text:style-name="P2"/>
      <text:p text:style-name="P2"><text:s text:c="4"/>template &lt;class B&gt;</text:p>
      <text:p text:style-name="P2"><text:s text:c="4"/>friend std::ostream&amp; operator&lt;&lt;(std::ostream&amp; os, const Tree&lt;B&gt;&amp; node);</text:p>
      <text:p text:style-name="P2"><text:s text:c="4"/>void Remove(char* path);</text:p>
      <text:p text:style-name="P2"><text:s text:c="4"/>void add(Figure* triangle);</text:p>
      <text:p text:style-name="P2"><text:s text:c="4"/>pTree get(char* path);</text:p>
      <text:p text:style-name="P2"><text:s text:c="4"/>pTree get() { return get("\0"); }</text:p>
      <text:p text:style-name="P2"><text:s text:c="4"/>std::shared_ptr&lt;T&gt; getItem(char* path);</text:p>
      <text:p text:style-name="P2"><text:soft-page-break/><text:s text:c="4"/>bool empty();</text:p>
      <text:p text:style-name="P2">};</text:p>
      <text:p text:style-name="P2"/>
      <text:p text:style-name="P2">#include "Tree.h"</text:p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ree.h</text:span></text:h>
      <text:p text:style-name="P2">#include "Tree.hpp"</text:p>
      <text:p text:style-name="P2"/>
      <text:p text:style-name="P2">template &lt;class T&gt;</text:p>
      <text:p text:style-name="P2">Tree&lt;T&gt;::Tree()</text:p>
      <text:p text:style-name="P2"><text:s text:c="4"/>: root(new TTree&lt;T&gt;())</text:p>
      <text:p text:style-name="P2">{</text:p>
      <text:p text:style-name="P2">}</text:p>
      <text:p text:style-name="P2"/>
      <text:p text:style-name="P2">template &lt;class T&gt;</text:p>
      <text:p text:style-name="P2">Tree&lt;T&gt;::~Tree() {}</text:p>
      <text:p text:style-name="P2"/>
      <text:p text:style-name="P2">template &lt;class T&gt;</text:p>
      <text:p text:style-name="P2">std::ostream&amp; operator&lt;&lt;(std::ostream&amp; os, const Tree&lt;T&gt;&amp; node)</text:p>
      <text:p text:style-name="P2">{</text:p>
      <text:p text:style-name="P2"><text:s text:c="4"/>os &lt;&lt; *node.root;</text:p>
      <text:p text:style-name="P2"><text:s text:c="4"/>return os;</text:p>
      <text:p text:style-name="P2">}</text:p>
      <text:p text:style-name="P2"/>
      <text:p text:style-name="P2">template &lt;class T&gt;</text:p>
      <text:p text:style-name="P2">std::shared_ptr&lt;T&gt; Tree&lt;T&gt;::getItem(char* path)</text:p>
      <text:p text:style-name="P2">{</text:p>
      <text:p text:style-name="P2"><text:s text:c="4"/>return root-&gt;getValue(path, root);</text:p>
      <text:p text:style-name="P2">}</text:p>
      <text:p text:style-name="P2"/>
      <text:p text:style-name="P2">template &lt;class T&gt;</text:p>
      <text:p text:style-name="P2">pTree Tree&lt;T&gt;::get(char* path)</text:p>
      <text:p text:style-name="P2">{</text:p>
      <text:p text:style-name="P2"><text:s text:c="4"/>return root-&gt;getItem(path, root);</text:p>
      <text:p text:style-name="P2">}</text:p>
      <text:p text:style-name="P2">template &lt;class T&gt;</text:p>
      <text:p text:style-name="P2">void Tree&lt;T&gt;::Remove(char* path)</text:p>
      <text:p text:style-name="P2">{</text:p>
      <text:p text:style-name="P2"><text:s text:c="4"/>root-&gt;Remove(root-&gt;getItem(path, root));</text:p>
      <text:p text:style-name="P2">}</text:p>
      <text:p text:style-name="P2"/>
      <text:p text:style-name="P2">template &lt;class T&gt;</text:p>
      <text:p text:style-name="P2">void Tree&lt;T&gt;::add(Figure* triangle)</text:p>
      <text:p text:style-name="P2">{</text:p>
      <text:p text:style-name="P2"><text:s text:c="4"/>root-&gt;add(triangle, root);</text:p>
      <text:p text:style-name="P2">}</text:p>
      <text:p text:style-name="P2"/>
      <text:p text:style-name="P2">template &lt;class T&gt;</text:p>
      <text:p text:style-name="P2">bool Tree&lt;T&gt;::empty()</text:p>
      <text:p text:style-name="P2">{</text:p>
      <text:p text:style-name="P2"><text:s text:c="4"/>return root-&gt;empty();</text:p>
      <text:p text:style-name="P2">}</text:p>
      <text:p text:style-name="P2"/>
      <text:p text:style-name="P2">template &lt;class T&gt;</text:p>
      <text:p text:style-name="P2">Iter&lt;TTree&lt;T&gt;, T&gt; Tree&lt;T&gt;::begin()</text:p>
      <text:p text:style-name="P2">{</text:p>
      <text:p text:style-name="P2"><text:s text:c="4"/>std::shared_ptr&lt;TTree&lt;T&gt;&gt; node = root;</text:p>
      <text:p text:style-name="P2"><text:s text:c="4"/>while (node-&gt;left)</text:p>
      <text:p text:style-name="P2"><text:s text:c="8"/>node = node-&gt;left;</text:p>
      <text:p text:style-name="P2"><text:s text:c="4"/>if (node-&gt;empty())</text:p>
      <text:p text:style-name="P2"><text:s text:c="8"/>node = nullptr;</text:p>
      <text:p text:style-name="P2"><text:s text:c="4"/>Iter&lt;TTree&lt;T&gt;, T&gt; res(node);</text:p>
      <text:p text:style-name="P2"><text:soft-page-break/><text:s text:c="4"/>return res;</text:p>
      <text:p text:style-name="P2">}</text:p>
      <text:p text:style-name="P2"/>
      <text:p text:style-name="P2">template &lt;class T&gt;</text:p>
      <text:p text:style-name="P2">Iter&lt;TTree&lt;T&gt;, T&gt; Tree&lt;T&gt;::end()</text:p>
      <text:p text:style-name="P2">{</text:p>
      <text:p text:style-name="P2"><text:s text:c="4"/>Iter&lt;TTree&lt;T&gt;, T&gt; res(nullptr);</text:p>
      <text:p text:style-name="P2"><text:s text:c="4"/>return res;</text:p>
      <text:p text:style-name="P2">}</text:p>
      <text:p text:style-name="P2"/>
      <text:p text:style-name="P2">template &lt;class T&gt;</text:p>
      <text:p text:style-name="P2">void Tree&lt;T&gt;::sort()</text:p>
      <text:p text:style-name="P2">{</text:p>
      <text:p text:style-name="P2"><text:s text:c="4"/>return root-&gt;sort();</text:p>
      <text:p text:style-name="P2">}</text:p>
      <text:p text:style-name="P2"/>
      <text:p text:style-name="P2">template &lt;class T&gt;</text:p>
      <text:p text:style-name="P2">void Tree&lt;T&gt;::parallel_sort()</text:p>
      <text:p text:style-name="P2">{</text:p>
      <text:p text:style-name="P2"><text:s text:c="4"/>return root-&gt;parallel_sort();</text:p>
      <text:p text:style-name="P2">}</text:p>
      <text:h text:style-name="Heading_20_5" text:outline-level="5">Листинг<text:span text:style-name="T7"> </text:span>файла<text:span text:style-name="T7"> </text:span><text:span text:style-name="T4">T</text:span><text:span text:style-name="T6">tree.h</text:span></text:h>
      <text:p text:style-name="P2">#include "TTree.hpp"</text:p>
      <text:p text:style-name="P2"/>
      <text:p text:style-name="P2">template &lt;class T&gt;</text:p>
      <text:p text:style-name="P2">TTree&lt;T&gt;::TTree()</text:p>
      <text:p text:style-name="P2"><text:s text:c="4"/>: value(nullptr)</text:p>
      <text:p text:style-name="P2"><text:s text:c="4"/>, left(nullptr)</text:p>
      <text:p text:style-name="P2"><text:s text:c="4"/>, right(nullptr)</text:p>
      <text:p text:style-name="P2"><text:s text:c="4"/>, prev()</text:p>
      <text:p text:style-name="P2">{</text:p>
      <text:p text:style-name="P2">}</text:p>
      <text:p text:style-name="P2"/>
      <text:p text:style-name="P2">template &lt;class T&gt;</text:p>
      <text:p text:style-name="P2">bool TTree&lt;T&gt;::empty()</text:p>
      <text:p text:style-name="P2">{</text:p>
      <text:p text:style-name="P2"><text:s text:c="4"/>return value == nullptr;</text:p>
      <text:p text:style-name="P2">}</text:p>
      <text:p text:style-name="P2"/>
      <text:p text:style-name="P2">template &lt;class T&gt;</text:p>
      <text:p text:style-name="P2">void TTree&lt;T&gt;::stream(std::ostream&amp; os, const TTree&lt;T&gt;&amp; node, int height) const</text:p>
      <text:p text:style-name="P2">{</text:p>
      <text:p text:style-name="P2"><text:s text:c="4"/>if (node.right)</text:p>
      <text:p text:style-name="P2"><text:s text:c="8"/>stream(os, *node.right, height + 1);</text:p>
      <text:p text:style-name="P2"/>
      <text:p text:style-name="P2"><text:s text:c="4"/>if (!node.value-&gt;empty()) {</text:p>
      <text:p text:style-name="P2"><text:s text:c="8"/>for (int i = 0; i &lt; height; i++)</text:p>
      <text:p text:style-name="P2"><text:s text:c="12"/>os &lt;&lt; "\t";</text:p>
      <text:p text:style-name="P2"/>
      <text:p text:style-name="P2"><text:s text:c="8"/>node.value-&gt;Print();</text:p>
      <text:p text:style-name="P2"/>
      <text:p text:style-name="P2"><text:s text:c="8"/>os &lt;&lt; std::endl;</text:p>
      <text:p text:style-name="P2"><text:s text:c="4"/>}</text:p>
      <text:p text:style-name="P2"/>
      <text:p text:style-name="P2"><text:s text:c="4"/>if (node.left)</text:p>
      <text:p text:style-name="P2"><text:s text:c="8"/>stream(os, *node.left, height + 1);</text:p>
      <text:p text:style-name="P2">}</text:p>
      <text:p text:style-name="P2"/>
      <text:p text:style-name="P2">template &lt;class T&gt;</text:p>
      <text:p text:style-name="P2">void TTree&lt;T&gt;::sort()</text:p>
      <text:p text:style-name="P2">{</text:p>
      <text:p text:style-name="P2"><text:soft-page-break/><text:s text:c="4"/>if(empty())</text:p>
      <text:p text:style-name="P2"><text:s text:c="8"/>return;</text:p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template &lt;class T&gt;</text:p>
      <text:p text:style-name="P2">std::ostream&amp; operator&lt;&lt;(std::ostream&amp; os, const TTree&lt;T&gt;&amp; Tree)</text:p>
      <text:p text:style-name="P2">{</text:p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template &lt;class T&gt;</text:p>
      <text:p text:style-name="P2">void TTree&lt;T&gt;::add(T* figure, pTree node)</text:p>
      <text:p text:style-name="P2">{</text:p>
      <text:p text:style-name="P2"><text:s text:c="4"/>if (empty()) {</text:p>
      <text:p text:style-name="P2"><text:s text:c="8"/>if (figure-&gt;Square() &gt; 0)</text:p>
      <text:p text:style-name="P2"><text:s text:c="12"/>value.reset(figure);</text:p>
      <text:p text:style-name="P2"><text:s text:c="8"/>else</text:p>
      <text:p text:style-name="P2"><text:s text:c="12"/>delete figure;</text:p>
      <text:p text:style-name="P2"><text:s text:c="8"/>return;</text:p>
      <text:p text:style-name="P2"><text:s text:c="4"/>}</text:p>
      <text:p text:style-name="P2"><text:s text:c="4"/>if (figure-&gt;Square() &lt;= 0) {</text:p>
      <text:p text:style-name="P2"><text:s text:c="8"/>return;</text:p>
      <text:p text:style-name="P2"><text:s text:c="4"/>}</text:p>
      <text:p text:style-name="P2"><text:s text:c="4"/>if (figure-&gt;Square() &gt;= value-&gt;Square()) // сбалансированное дерево</text:p>
      <text:p text:style-name="P2"><text:s text:c="4"/>{</text:p>
      <text:p text:style-name="P2"><text:s text:c="8"/>if (!right) {</text:p>
      <text:p text:style-name="P2"><text:s text:c="12"/>right.reset(new TTree());</text:p>
      <text:p text:style-name="P2"><text:s text:c="12"/>right-&gt;value.reset(figure);</text:p>
      <text:p text:style-name="P2"><text:s text:c="12"/>right-&gt;prev = node;</text:p>
      <text:p text:style-name="P2"><text:s text:c="8"/>} else</text:p>
      <text:p text:style-name="P2"><text:s text:c="12"/>right-&gt;add(figure, right);</text:p>
      <text:p text:style-name="P2"><text:s text:c="4"/>} else {</text:p>
      <text:p text:style-name="P2"><text:s text:c="8"/>if (!left) {</text:p>
      <text:p text:style-name="P2"><text:s text:c="12"/>left.reset(new TTree());</text:p>
      <text:p text:style-name="P2"><text:s text:c="12"/>left-&gt;value.reset(figure);</text:p>
      <text:p text:style-name="P2"><text:s text:c="12"/>left-&gt;prev = node;</text:p>
      <text:p text:style-name="P2"><text:s text:c="8"/>} else</text:p>
      <text:p text:style-name="P2"><text:s text:c="12"/>left-&gt;add(figure, left);</text:p>
      <text:p text:style-name="P2"><text:s text:c="4"/>}</text:p>
      <text:p text:style-name="P2">}</text:p>
      <text:p text:style-name="P2"/>
      <text:p text:style-name="P2">template &lt;class T&gt;</text:p>
      <text:p text:style-name="P2">pTree TTree&lt;T&gt;::getItem(char* path, pTree curr)</text:p>
      <text:p text:style-name="P2">{</text:p>
      <text:p text:style-name="P2"/>
      <text:p text:style-name="P2"><text:s text:c="4"/>if (*path == 'l') {</text:p>
      <text:p text:style-name="P2"><text:s text:c="8"/>if (left)</text:p>
      <text:p text:style-name="P2"><text:s text:c="12"/>return left-&gt;getItem(path + 1, left);</text:p>
      <text:p text:style-name="P2"><text:s text:c="4"/>} else if (*path == 'r') {</text:p>
      <text:p text:style-name="P2"><text:s text:c="8"/>if (right)</text:p>
      <text:p text:style-name="P2"><text:s text:c="12"/>return right-&gt;getItem(path + 1, right);</text:p>
      <text:p text:style-name="P2"><text:s text:c="4"/>} else if (*path != '\0') {</text:p>
      <text:p text:style-name="P2"><text:s text:c="8"/>return getItem(path + 1, curr);</text:p>
      <text:p text:style-name="P2"><text:s text:c="4"/>}</text:p>
      <text:p text:style-name="P2"><text:s text:c="4"/>return curr;</text:p>
      <text:p text:style-name="P2">}</text:p>
      <text:p text:style-name="P2"/>
      <text:p text:style-name="P2">template &lt;class T&gt;</text:p>
      <text:p text:style-name="P2">std::shared_ptr&lt;T&gt; TTree&lt;T&gt;::getValue(char* path, pTree curr)</text:p>
      <text:p text:style-name="P2"><text:soft-page-break/>{</text:p>
      <text:p text:style-name="P2"><text:s text:c="4"/>return getItem(path, curr)-&gt;value;</text:p>
      <text:p text:style-name="P2">}</text:p>
      <text:p text:style-name="P2"/>
      <text:p text:style-name="P2">template &lt;class T&gt;</text:p>
      <text:p text:style-name="P2">pTree TTree&lt;T&gt;::GetNext()</text:p>
      <text:p text:style-name="P2">{</text:p>
      <text:p text:style-name="P2"><text:s text:c="4"/>pTree node = right;</text:p>
      <text:p text:style-name="P2"><text:s text:c="4"/>if (node)</text:p>
      <text:p text:style-name="P2"><text:s text:c="8"/>while (node-&gt;left)</text:p>
      <text:p text:style-name="P2"><text:s text:c="12"/>node = node-&gt;left;</text:p>
      <text:p text:style-name="P2"><text:s text:c="4"/>else {</text:p>
      <text:p text:style-name="P2"><text:s text:c="8"/>if (prev.lock() &amp;&amp; prev.lock()-&gt;right.get() == this) {</text:p>
      <text:p text:style-name="P2"><text:s text:c="12"/>node = prev.lock();</text:p>
      <text:p text:style-name="P2"><text:s text:c="12"/>while (node-&gt;prev.lock() &amp;&amp; node-&gt;prev.lock()-&gt;left != node)</text:p>
      <text:p text:style-name="P2"><text:s text:c="16"/>node = node-&gt;prev.lock();</text:p>
      <text:p text:style-name="P2"><text:s text:c="12"/>return node-&gt;prev.lock();</text:p>
      <text:p text:style-name="P2"><text:s text:c="8"/>}</text:p>
      <text:p text:style-name="P2"><text:s text:c="8"/>return prev.lock();</text:p>
      <text:p text:style-name="P2"><text:s text:c="4"/>}</text:p>
      <text:p text:style-name="P2"><text:s text:c="4"/>return node;</text:p>
      <text:p text:style-name="P2">}</text:p>
      <text:p text:style-name="P2"/>
      <text:p text:style-name="P2">template &lt;class T&gt;</text:p>
      <text:p text:style-name="P2">void TTree&lt;T&gt;::Remove(pTree node)</text:p>
      <text:p text:style-name="P2">{</text:p>
      <text:p text:style-name="P2"><text:s text:c="4"/>if (!node-&gt;prev.lock()) {</text:p>
      <text:p text:style-name="P2"><text:s text:c="8"/>//!smf</text:p>
      <text:p text:style-name="P2"><text:s text:c="8"/>if (node-&gt;right) {</text:p>
      <text:p text:style-name="P2"><text:s text:c="12"/>std::swap(node-&gt;value, node-&gt;right-&gt;value);</text:p>
      <text:p text:style-name="P2"><text:s text:c="12"/>node = node-&gt;right;</text:p>
      <text:p text:style-name="P2"><text:s text:c="8"/>} else if (node-&gt;left) {</text:p>
      <text:p text:style-name="P2"><text:s text:c="12"/>std::swap(node-&gt;value, node-&gt;left-&gt;value);</text:p>
      <text:p text:style-name="P2"><text:s text:c="12"/>node = node-&gt;left;</text:p>
      <text:p text:style-name="P2"><text:s text:c="8"/>} else {</text:p>
      <text:p text:style-name="P2"><text:s text:c="12"/>node-&gt;value = nullptr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 {</text:p>
      <text:p text:style-name="P2"><text:s text:c="8"/>if (node-&gt;prev.lock()-&gt;right == node) {</text:p>
      <text:p text:style-name="P2"><text:s text:c="12"/>node-&gt;prev.lock()-&gt;right = node-&gt;right;</text:p>
      <text:p text:style-name="P2"><text:s text:c="12"/>node-&gt;right-&gt;prev = node-&gt;prev;</text:p>
      <text:p text:style-name="P2"><text:s text:c="8"/>} else if (node-&gt;prev.lock()-&gt;left == node) {</text:p>
      <text:p text:style-name="P2"><text:s text:c="12"/>node-&gt;prev.lock()-&gt;left = node-&gt;right;</text:p>
      <text:p text:style-name="P2"><text:s text:c="12"/>node-&gt;right-&gt;prev = node-&gt;prev;</text:p>
      <text:p text:style-name="P2"><text:s text:c="8"/>}</text:p>
      <text:p text:style-name="P2"><text:s text:c="4"/>} else if (node-&gt;left &amp;&amp; !node-&gt;right) {</text:p>
      <text:p text:style-name="P2"><text:s text:c="8"/>if (node-&gt;prev.lock()-&gt;right == node) {</text:p>
      <text:p text:style-name="P2"><text:s text:c="12"/>node-&gt;prev.lock()-&gt;right = node-&gt;left;</text:p>
      <text:p text:style-name="P2"><text:s text:c="12"/>node-&gt;left-&gt;prev = node-&gt;prev;</text:p>
      <text:p text:style-name="P2"><text:s text:c="8"/>} else if (node-&gt;prev.lock()-&gt;left == node) {</text:p>
      <text:p text:style-name="P2"><text:s text:c="12"/>node-&gt;prev.lock()-&gt;left = node-&gt;left;</text:p>
      <text:p text:style-name="P2"><text:s text:c="12"/>node-&gt;left-&gt;prev = node-&gt;prev;</text:p>
      <text:p text:style-name="P2"><text:s text:c="8"/>}</text:p>
      <text:p text:style-name="P2"><text:s text:c="4"/>} else if (!node-&gt;right &amp;&amp; !node-&gt;left) {</text:p>
      <text:p text:style-name="P2"><text:s text:c="8"/>if (node-&gt;prev.lock()-&gt;right == node)</text:p>
      <text:p text:style-name="P2"><text:s text:c="12"/>node-&gt;prev.lock()-&gt;right = nullptr;</text:p>
      <text:p text:style-name="P2"><text:s text:c="8"/>else if (node-&gt;prev.lock()-&gt;left == node)</text:p>
      <text:p text:style-name="P2"><text:s text:c="12"/>node-&gt;prev.lock()-&gt;left = nullptr;</text:p>
      <text:p text:style-name="P2"><text:s text:c="4"/>} else {</text:p>
      <text:p text:style-name="P2"><text:s text:c="8"/>pTree help = node-&gt;right;</text:p>
      <text:p text:style-name="P2"/>
      <text:p text:style-name="P2"><text:s text:c="8"/>while (help-&gt;left) {</text:p>
      <text:p text:style-name="P2"><text:soft-page-break/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ullptr;</text:p>
      <text:p text:style-name="P2"><text:s text:c="4"/>node.reset();</text:p>
      <text:p text:style-name="P2">}</text:p>
      <text:p text:style-name="P2"/>
      <text:p text:style-name="P2">template &lt;class T&gt;</text:p>
      <text:p text:style-name="P2">TTree&lt;T&gt;::~TTree() {}</text:p>
      <text:p text:style-name="P2"/>
      <text:p text:style-name="P2">template &lt;class T&gt;</text:p>
      <text:p text:style-name="P2">TAllocationBlock TTree&lt;T&gt;::stackitem_allocator(sizeof(TTree&lt;T&gt;), 10);</text:p>
      <text:p text:style-name="P2"/>
      <text:p text:style-name="P2">template &lt;class T&gt;</text:p>
      <text:p text:style-name="P2">void* TTree&lt;T&gt;::operator new(size_t)</text:p>
      <text:p text:style-name="P2">{</text:p>
      <text:p text:style-name="P2"><text:s text:c="4"/>return stackitem_allocator.allocate();</text:p>
      <text:p text:style-name="P2">}</text:p>
      <text:p text:style-name="P2"/>
      <text:p text:style-name="P2">template &lt;class T&gt;</text:p>
      <text:p text:style-name="P2">void TTree&lt;T&gt;::operator delete(void* p)</text:p>
      <text:p text:style-name="P2">{</text:p>
      <text:p text:style-name="P2"><text:s text:c="4"/>stackitem_allocator.deallocate(p);</text:p>
      <text:p text:style-name="P2">}</text:p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"Tree.hpp"</text:p>
      <text:p text:style-name="P4">#include &lt;iostream&gt;</text:p>
      <text:p text:style-name="P4"/>
      <text:p text:style-name="P4">#define line std::cout &lt;&lt; "————————————————————————————————————————————" &lt;&lt; std::endl</text:p>
      <text:p text:style-name="P4"/>
      <text:p text:style-name="P4">int main()</text:p>
      <text:p text:style-name="P4">{</text:p>
      <text:p text:style-name="P4"><text:s text:c="4"/>std::shared_ptr&lt;Tree&lt;Figure&gt;&gt; node(new Tree&lt;Figure&gt;());</text:p>
      <text:p text:style-name="P4"><text:s text:c="4"/>char choice;</text:p>
      <text:p text:style-name="P4"><text:s text:c="4"/>char path[100];</text:p>
      <text:p text:style-name="P4"/>
      <text:p text:style-name="P4"><text:s text:c="4"/>std::cout &lt;&lt; "Usage:\n"</text:p>
      <text:p text:style-name="P4"><text:s text:c="14"/>&lt;&lt; "\t Add element: <text:s text:c="2"/>\t + side_a side_b side_c\n"</text:p>
      <text:p text:style-name="P4"><text:s text:c="14"/>&lt;&lt; "\t Delete element:\t - path \n"</text:p>
      <text:p text:style-name="P4"><text:s text:c="14"/>&lt;&lt; "\t\t path={r,l}*\n"</text:p>
      <text:p text:style-name="P4"><text:s text:c="14"/>&lt;&lt; "\t Get element: <text:s text:c="2"/>\t g path\n"</text:p>
      <text:p text:style-name="P4"><text:s text:c="14"/>&lt;&lt; "\t\t path={r,l}*\n\n";</text:p>
      <text:p text:style-name="P4"/>
      <text:p text:style-name="P4"><text:s text:c="4"/>std::cout &lt;&lt; "command&gt;&gt; ";</text:p>
      <text:p text:style-name="P4"><text:s text:c="4"/>while (std::cin.get(choice)) {</text:p>
      <text:p text:style-name="P4"><text:s text:c="8"/>switch (choice) {</text:p>
      <text:p text:style-name="P4"><text:s text:c="8"/>case '+': {</text:p>
      <text:p text:style-name="P4"><text:s text:c="12"/>std::cin &gt;&gt; choice;</text:p>
      <text:p text:style-name="P4"><text:s text:c="12"/>switch (choice) {</text:p>
      <text:p text:style-name="P4"><text:s text:c="12"/>case 'p':</text:p>
      <text:p text:style-name="P4"><text:s text:c="16"/>node-&gt;add(new Pentagon(std::cin));</text:p>
      <text:p text:style-name="P4"><text:s text:c="16"/>break;</text:p>
      <text:p text:style-name="P4"><text:s text:c="12"/>case 'o':</text:p>
      <text:p text:style-name="P4"><text:s text:c="16"/>node-&gt;add(new Octagon(std::cin));</text:p>
      <text:p text:style-name="P4"><text:s text:c="16"/>break;</text:p>
      <text:p text:style-name="P4"><text:s text:c="12"/>case 'h':</text:p>
      <text:p text:style-name="P4"><text:s text:c="16"/>node-&gt;add(new Hexagon(std::cin));</text:p>
      <text:p text:style-name="P4"><text:s text:c="16"/>break;</text:p>
      <text:p text:style-name="P4"><text:soft-page-break/><text:s text:c="12"/>}</text:p>
      <text:p text:style-name="P4"><text:s text:c="12"/>break;</text:p>
      <text:p text:style-name="P4"><text:s text:c="8"/>}</text:p>
      <text:p text:style-name="P4"><text:s text:c="8"/>case '-': {</text:p>
      <text:p text:style-name="P4"><text:s text:c="12"/>std::cin.getline(path, 100);</text:p>
      <text:p text:style-name="P4"><text:s text:c="12"/>node-&gt;Remove(path);</text:p>
      <text:p text:style-name="P4"><text:s text:c="12"/>break;</text:p>
      <text:p text:style-name="P4"><text:s text:c="8"/>}</text:p>
      <text:p text:style-name="P4"/>
      <text:p text:style-name="P4"><text:s text:c="8"/>case 'g': {</text:p>
      <text:p text:style-name="P4"><text:s text:c="12"/>std::cin.getline(path, 100);</text:p>
      <text:p text:style-name="P4"><text:s text:c="12"/>if (!node-&gt;empty()) {</text:p>
      <text:p text:style-name="P4"/>
      <text:p text:style-name="P4"><text:s text:c="16"/>std::cout &lt;&lt; "————————————————————————————————————————————" &lt;&lt; std::endl;</text:p>
      <text:p text:style-name="P4"><text:s text:c="16"/>std::weak_ptr&lt;Figure&gt; temp = node-&gt;getItem(path);</text:p>
      <text:p text:style-name="P4"><text:s text:c="16"/>temp.lock()-&gt;Print();</text:p>
      <text:p text:style-name="P4"><text:s text:c="16"/>std::cout &lt;&lt; "\tSquare = " &lt;&lt; temp.lock()-&gt;Square() &lt;&lt; std::endl;</text:p>
      <text:p text:style-name="P4"><text:s text:c="16"/>goto end;</text:p>
      <text:p text:style-name="P4"><text:s text:c="12"/>}</text:p>
      <text:p text:style-name="P4"><text:s text:c="12"/>goto end;</text:p>
      <text:p text:style-name="P4"><text:s text:c="8"/>}</text:p>
      <text:p text:style-name="P4"><text:s text:c="8"/>case 's': {</text:p>
      <text:p text:style-name="P4"><text:s text:c="12"/>std::cout &lt;&lt; "Show:" &lt;&lt; '\n';</text:p>
      <text:p text:style-name="P4"><text:s text:c="12"/>for (auto i : *node) {</text:p>
      <text:p text:style-name="P4"><text:s text:c="16"/>i.get()-&gt;Print();</text:p>
      <text:p text:style-name="P4"><text:s text:c="16"/>std::cout &lt;&lt; "-&gt;";</text:p>
      <text:p text:style-name="P4"><text:s text:c="12"/>}</text:p>
      <text:p text:style-name="P4"><text:s text:c="12"/>std::cout &lt;&lt; "nullptr\n";</text:p>
      <text:p text:style-name="P4"><text:s text:c="12"/>goto end;</text:p>
      <text:p text:style-name="P4"><text:s text:c="8"/>}</text:p>
      <text:p text:style-name="P4"><text:s text:c="8"/>default:</text:p>
      <text:p text:style-name="P4"><text:s text:c="12"/>continue;</text:p>
      <text:p text:style-name="P4"><text:s text:c="8"/>}</text:p>
      <text:p text:style-name="P4"><text:s text:c="8"/>std::cout &lt;&lt; "————————————————————————————————————————————" &lt;&lt; std::endl;</text:p>
      <text:p text:style-name="P4"><text:s text:c="8"/>if (node &amp;&amp; !node-&gt;empty())</text:p>
      <text:p text:style-name="P4"><text:s text:c="12"/>std::cout &lt;&lt; *node;</text:p>
      <text:p text:style-name="P4"><text:s text:c="8"/>else</text:p>
      <text:p text:style-name="P4"><text:s text:c="12"/>std::cout &lt;&lt; "empty!\n";</text:p>
      <text:p text:style-name="P4"><text:s text:c="4"/>end:</text:p>
      <text:p text:style-name="P4"><text:s text:c="8"/>std::cout &lt;&lt; "command&gt;&gt; ";</text:p>
      <text:p text:style-name="P4"><text:s text:c="4"/>}</text:p>
      <text:p text:style-name="P4"/>
      <text:p text:style-name="P4"><text:s text:c="4"/>return 0;</text:p>
      <text:p text:style-name="P4">}</text:p>
      <text:p text:style-name="Standard"/>
      <text:h text:style-name="Heading_20_2" text:outline-level="2"><text:bookmark-start text:name="_Toc492134670"/><text:bookmark-start text:name="__RefHeading___Toc19063_3343461420"/>Лабораторная работа №9<text:bookmark-end text:name="_Toc492134670"/><text:bookmark-end text:name="__RefHeading___Toc19063_3343461420"/></text:h>
      <text:h text:style-name="Heading_20_3" text:outline-level="3"><text:bookmark-start text:name="_Toc492134671"/><text:bookmark-start text:name="__RefHeading___Toc19065_3343461420"/>Цель работы<text:bookmark-end text:name="_Toc492134671"/><text:bookmark-end text:name="__RefHeading___Toc19065_3343461420"/></text:h>
      <text:p text:style-name="Standard">Целью лабораторной работы является:</text:p>
      <text:list xml:id="list234420112284852" text:continue-list="list234420225793645" text:style-name="WWNum14">
        <text:list-item>
          <text:p text:style-name="P33">Знакомство с лямбда-выражениями</text:p>
        </text:list-item>
      </text:list>
      <text:p text:style-name="List_20_Paragraph"/>
      <text:h text:style-name="Heading_20_3" text:outline-level="3"><text:bookmark-start text:name="_Toc492134672"/><text:bookmark-start text:name="__RefHeading___Toc19067_3343461420"/>Задание<text:bookmark-end text:name="_Toc492134672"/><text:bookmark-end text:name="__RefHeading___Toc19067_3343461420"/></text:h>
      <text:p text:style-name="Standard"/>
      <text:p text:style-name="Standard">Используя структуры данных, разработанные для <text:a xlink:type="simple" xlink:href="#_Лабораторная_работа_№6_1" text:style-name="ListLabel_20_43" text:visited-style-name="ListLabel_20_43"><text:span text:style-name="Internet_20_link">лабораторной работы №6</text:span></text:a> (контейнер первого уровня и классы-фигуры) необходимо разработать:</text:p>
      <text:list xml:id="list234420226108600" text:continue-numbering="true" text:style-name="WWNum14">
        <text:list-item>
          <text:p text:style-name="P33">Контейнер второго уровня с использованием шаблонов.</text:p>
        </text:list-item>
        <text:list-item>
          <text:p text:style-name="P33"><text:soft-page-break/>Реализовать с помощью лямбда-выражений набор команд, совершающих операции над контенйром 1-го уровня:</text:p>
          <text:list>
            <text:list-item>
              <text:p text:style-name="P33">Генерация фигур со случайным значением параметров;</text:p>
            </text:list-item>
            <text:list-item>
              <text:p text:style-name="P33">Печать контейнера на экран;</text:p>
            </text:list-item>
            <text:list-item>
              <text:p text:style-name="P33">Удаление элементов со значением площади меньше определенного числа;</text:p>
            </text:list-item>
          </text:list>
        </text:list-item>
        <text:list-item>
          <text:p text:style-name="P33">В контенер второго уровня поместить цепочку команд.</text:p>
        </text:list-item>
        <text:list-item>
          <text:p text:style-name="P33">Реализовать цикл, который проходит по всем командам в контенере второго уровня и выполняет их, применяя к контейнеру первого уровня.</text:p>
        </text:list-item>
      </text:list>
      <text:p text:style-name="Standard"/>
      <text:p text:style-name="Standard"/>
      <text:p text:style-name="Standard">Для создания потоков использовать механизмы:</text:p>
      <text:list xml:id="list234421110356138" text:continue-list="list1201383621" text:style-name="WWNum24">
        <text:list-item>
          <text:p text:style-name="P29">future</text:p>
        </text:list-item>
        <text:list-item>
          <text:p text:style-name="P29">packaged_task/async</text:p>
        </text:list-item>
      </text:list>
      <text:p text:style-name="P19"/>
      <text:p text:style-name="Standard">Для обеспечения потоко-безопасности структур данных использовать:</text:p>
      <text:list xml:id="list234421188923930" text:continue-list="list4257868280" text:style-name="WWNum25">
        <text:list-item>
          <text:p text:style-name="P30">mutex</text:p>
        </text:list-item>
        <text:list-item>
          <text:p text:style-name="P30">lock_guard</text:p>
        </text:list-item>
      </text:list>
      <text:p text:style-name="List_20_Paragraph"/>
      <text:p text:style-name="P11">Нельзя использовать:</text:p>
      <text:list xml:id="list234419255814601" text:continue-list="list234419525120609" text:style-name="WWNum22">
        <text:list-item>
          <text:p text:style-name="P28">Стандартные контейнеры std.</text:p>
        </text:list-item>
      </text:list>
      <text:p text:style-name="P11"/>
      <text:h text:style-name="Heading_20_3" text:outline-level="3"><text:bookmark-start text:name="__RefHeading___Toc19069_3343461420"/>Листинг кода<text:bookmark-end text:name="__RefHeading___Toc19069_3343461420"/></text:h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"Tree.hpp"</text:p>
      <text:p text:style-name="P4">#include &lt;functional&gt;</text:p>
      <text:p text:style-name="P4">#include &lt;iostream&gt;</text:p>
      <text:p text:style-name="P4">#include &lt;mutex&gt;</text:p>
      <text:p text:style-name="P4">#include &lt;random&gt;</text:p>
      <text:p text:style-name="P4"/>
      <text:p text:style-name="P4">#define line std::cout &lt;&lt; "____________________________________________" &lt;&lt; std::endl</text:p>
      <text:p text:style-name="P4"/>
      <text:p text:style-name="P4">int main()</text:p>
      <text:p text:style-name="P4">{</text:p>
      <text:p text:style-name="P4"><text:s text:c="4"/>typedef std::function&lt;void(int)&gt; Command;</text:p>
      <text:p text:style-name="P4"><text:s text:c="4"/>Tree&lt;Figure&gt; node;</text:p>
      <text:p text:style-name="P4"><text:s text:c="4"/>Tree&lt;Command&gt; cmd;</text:p>
      <text:p text:style-name="P4"><text:s text:c="4"/>char choice;</text:p>
      <text:p text:style-name="P4"><text:s text:c="4"/>char path[200];</text:p>
      <text:p text:style-name="P4"><text:s text:c="4"/>int num = 200;</text:p>
      <text:p text:style-name="P4"><text:s text:c="4"/>Command cmdRnd = [&amp;](int num) {</text:p>
      <text:p text:style-name="P4"><text:s text:c="8"/>for (int i = 0; i &lt; num; ++i) {</text:p>
      <text:p text:style-name="P4"><text:s text:c="12"/>switch (rand() % 3) {</text:p>
      <text:p text:style-name="P4"><text:s text:c="12"/>case 0:</text:p>
      <text:p text:style-name="P4"><text:s text:c="16"/>node.add(new Pentagon(unsigned(rand())));</text:p>
      <text:p text:style-name="P4"><text:s text:c="16"/>break;</text:p>
      <text:p text:style-name="P4"><text:s text:c="12"/>case 1:</text:p>
      <text:p text:style-name="P4"><text:s text:c="16"/>node.add(new Octagon(unsigned(rand())));</text:p>
      <text:p text:style-name="P4"><text:s text:c="16"/>break;</text:p>
      <text:p text:style-name="P4"><text:s text:c="12"/>case 2:</text:p>
      <text:p text:style-name="P4"><text:s text:c="16"/>node.add(new Hexagon(unsigned(rand())));</text:p>
      <text:p text:style-name="P4"><text:s text:c="16"/>break;</text:p>
      <text:p text:style-name="P4"><text:s text:c="12"/>}</text:p>
      <text:p text:style-name="P4"><text:s text:c="8"/>}</text:p>
      <text:p text:style-name="P4"><text:s text:c="4"/>};</text:p>
      <text:p text:style-name="P4"/>
      <text:p text:style-name="P4"><text:s text:c="4"/>Command cmdDel = [&amp;](int num) {</text:p>
      <text:p text:style-name="P4"><text:s text:c="4"/>del:</text:p>
      <text:p text:style-name="P4"><text:s text:c="8"/>for (auto i = node.begin(); i != node.end(); ++i) {</text:p>
      <text:p text:style-name="P4"><text:soft-page-break/><text:s text:c="12"/>if (i-&gt;Square() &lt; num) {</text:p>
      <text:p text:style-name="P4"><text:s text:c="16"/>node.Remove(i.get());</text:p>
      <text:p text:style-name="P4"><text:s text:c="16"/>goto del;</text:p>
      <text:p text:style-name="P4"><text:s text:c="12"/>}</text:p>
      <text:p text:style-name="P4"><text:s text:c="8"/>}</text:p>
      <text:p text:style-name="P4"><text:s text:c="4"/>};</text:p>
      <text:p text:style-name="P4"/>
      <text:p text:style-name="P4"><text:s text:c="4"/>Command cmdPrnt = [&amp;](int) {</text:p>
      <text:p text:style-name="P4"><text:s text:c="8"/>std::cout &lt;&lt; "Show:" &lt;&lt; '\n';</text:p>
      <text:p text:style-name="P4"><text:s text:c="8"/>for (auto i : node) {</text:p>
      <text:p text:style-name="P4"><text:s text:c="12"/>i-&gt;Print();</text:p>
      <text:p text:style-name="P4"><text:s text:c="12"/>std::cout &lt;&lt; "-&gt;";</text:p>
      <text:p text:style-name="P4"><text:s text:c="8"/>}</text:p>
      <text:p text:style-name="P4"><text:s text:c="8"/>std::cout &lt;&lt; "nullptr\n";</text:p>
      <text:p text:style-name="P4"><text:s text:c="4"/>};</text:p>
      <text:p text:style-name="P4"/>
      <text:p text:style-name="P4"><text:s text:c="4"/>std::cout &lt;&lt; "Usage:\n"</text:p>
      <text:p text:style-name="P4"><text:s text:c="14"/>&lt;&lt; "\t Add element: <text:s text:c="2"/>\t + {elem_type} {sides}\n"</text:p>
      <text:p text:style-name="P4"><text:s text:c="14"/>&lt;&lt; "\t Delete element:\t - path \n"</text:p>
      <text:p text:style-name="P4"><text:s text:c="14"/>&lt;&lt; "\t\t path={r,l}*\n"</text:p>
      <text:p text:style-name="P4"><text:s text:c="14"/>&lt;&lt; "\t Get element: <text:s text:c="2"/>\t g path\n"</text:p>
      <text:p text:style-name="P4"><text:s text:c="14"/>&lt;&lt; "\t\t path={r,l}*\n"</text:p>
      <text:p text:style-name="P4"><text:s text:c="14"/>&lt;&lt; "\t Show container:\t s\n"</text:p>
      <text:p text:style-name="P4"><text:s text:c="14"/>&lt;&lt; "\t Command: c\n\n";</text:p>
      <text:p text:style-name="P4"/>
      <text:p text:style-name="P4"><text:s text:c="4"/>std::cout &lt;&lt; "command&gt;&gt; ";</text:p>
      <text:p text:style-name="P4"><text:s text:c="4"/>while (std::cin.get(choice)) {</text:p>
      <text:p text:style-name="P4"><text:s text:c="8"/>switch (choice) {</text:p>
      <text:p text:style-name="P4"><text:s text:c="8"/>case 'c': {</text:p>
      <text:p text:style-name="P4"><text:s text:c="12"/>std::cout &lt;&lt; "Choose command: \n\t [R]andom generator\n\t [D]elete by value\n\t [P]rint container\nYour choice: ";</text:p>
      <text:p text:style-name="P4"><text:s text:c="8"/>input:</text:p>
      <text:p text:style-name="P4"><text:s text:c="12"/>std::cin &gt;&gt; choice;</text:p>
      <text:p text:style-name="P4"><text:s text:c="12"/>switch (choice) {</text:p>
      <text:p text:style-name="P4"><text:s text:c="12"/>case 'R':</text:p>
      <text:p text:style-name="P4"><text:s text:c="16"/>std::cout &lt;&lt; "Enter number of elements: ";</text:p>
      <text:p text:style-name="P4"><text:s text:c="16"/>std::cin &gt;&gt; num;</text:p>
      <text:p text:style-name="P4"><text:s text:c="16"/>cmdRnd(num);</text:p>
      <text:p text:style-name="P4"><text:s text:c="16"/>break;</text:p>
      <text:p text:style-name="P4"><text:s text:c="12"/>case 'D':</text:p>
      <text:p text:style-name="P4"><text:s text:c="16"/>std::cout &lt;&lt; "Enter deleting value: ";</text:p>
      <text:p text:style-name="P4"><text:s text:c="16"/>std::cin &gt;&gt; num;</text:p>
      <text:p text:style-name="P4"><text:s text:c="16"/>cmdDel(num);</text:p>
      <text:p text:style-name="P4"><text:s text:c="16"/>break;</text:p>
      <text:p text:style-name="P4"><text:s text:c="12"/>case 'P':</text:p>
      <text:p text:style-name="P4"><text:s text:c="16"/>cmdPrnt(num);</text:p>
      <text:p text:style-name="P4"><text:s text:c="16"/>break;</text:p>
      <text:p text:style-name="P4"><text:s text:c="12"/>default:</text:p>
      <text:p text:style-name="P4"><text:s text:c="16"/>std::cout &lt;&lt; "Enter right command: ";</text:p>
      <text:p text:style-name="P4"><text:s text:c="16"/>goto input;</text:p>
      <text:p text:style-name="P4"><text:s text:c="12"/>}</text:p>
      <text:p text:style-name="P4"/>
      <text:p text:style-name="P4"><text:s text:c="12"/>break;</text:p>
      <text:p text:style-name="P4"><text:s text:c="8"/>}</text:p>
      <text:p text:style-name="P4"><text:s text:c="8"/>case '+': {</text:p>
      <text:p text:style-name="P4"><text:s text:c="12"/>std::cin &gt;&gt; choice;</text:p>
      <text:p text:style-name="P4"><text:s text:c="12"/>switch (choice) {</text:p>
      <text:p text:style-name="P4"><text:s text:c="12"/>case 'p':</text:p>
      <text:p text:style-name="P4"><text:s text:c="16"/>node.add(new Pentagon(std::cin));</text:p>
      <text:p text:style-name="P4"><text:s text:c="16"/>break;</text:p>
      <text:p text:style-name="P4"><text:s text:c="12"/>case 'o':</text:p>
      <text:p text:style-name="P4"><text:s text:c="16"/>node.add(new Octagon(std::cin));</text:p>
      <text:p text:style-name="P4"><text:s text:c="16"/>break;</text:p>
      <text:p text:style-name="P4"><text:s text:c="12"/>case 'h':</text:p>
      <text:p text:style-name="P4"><text:soft-page-break/><text:s text:c="16"/>node.add(new Hexagon(std::cin));</text:p>
      <text:p text:style-name="P4"><text:s text:c="16"/>break;</text:p>
      <text:p text:style-name="P4"><text:s text:c="12"/>}</text:p>
      <text:p text:style-name="P4"><text:s text:c="12"/>break;</text:p>
      <text:p text:style-name="P4"><text:s text:c="8"/>}</text:p>
      <text:p text:style-name="P4"><text:s text:c="8"/>case '-': {</text:p>
      <text:p text:style-name="P4"><text:s text:c="12"/>std::cin.getline(path, 200);</text:p>
      <text:p text:style-name="P4"><text:s text:c="12"/>node.Remove(path);</text:p>
      <text:p text:style-name="P4"><text:s text:c="12"/>break;</text:p>
      <text:p text:style-name="P4"><text:s text:c="8"/>}</text:p>
      <text:p text:style-name="P4"/>
      <text:p text:style-name="P4"><text:s text:c="8"/>case 'g': {</text:p>
      <text:p text:style-name="P4"><text:s text:c="12"/>std::cin.getline(path, 200);</text:p>
      <text:p text:style-name="P4"><text:s text:c="12"/>if (!node.empty()) {</text:p>
      <text:p text:style-name="P4"/>
      <text:p text:style-name="P4"><text:s text:c="16"/>line;</text:p>
      <text:p text:style-name="P4"><text:s text:c="16"/>std::weak_ptr&lt;Figure&gt; temp = node.getItem(path);</text:p>
      <text:p text:style-name="P4"><text:s text:c="16"/>temp.lock()-&gt;Print();</text:p>
      <text:p text:style-name="P4"><text:s text:c="16"/>std::cout &lt;&lt; "\tSquare = " &lt;&lt; temp.lock()-&gt;Square() &lt;&lt; std::endl;</text:p>
      <text:p text:style-name="P4"><text:s text:c="16"/>goto end;</text:p>
      <text:p text:style-name="P4"><text:s text:c="12"/>}</text:p>
      <text:p text:style-name="P4"><text:s text:c="12"/>goto end;</text:p>
      <text:p text:style-name="P4"><text:s text:c="8"/>}</text:p>
      <text:p text:style-name="P4"><text:s text:c="8"/>case 's': {</text:p>
      <text:p text:style-name="P4"><text:s text:c="12"/>std::cout &lt;&lt; "Show:" &lt;&lt; '\n';</text:p>
      <text:p text:style-name="P4"><text:s text:c="12"/>for (auto i : node) {</text:p>
      <text:p text:style-name="P4"><text:s text:c="16"/>i-&gt;Print();</text:p>
      <text:p text:style-name="P4"><text:s text:c="16"/>std::cout &lt;&lt; "-&gt;";</text:p>
      <text:p text:style-name="P4"><text:s text:c="12"/>}</text:p>
      <text:p text:style-name="P4"><text:s text:c="12"/>std::cout &lt;&lt; "nullptr\n";</text:p>
      <text:p text:style-name="P4"><text:s text:c="12"/>goto end;</text:p>
      <text:p text:style-name="P4"><text:s text:c="8"/>}</text:p>
      <text:p text:style-name="P4"><text:s text:c="8"/>default:</text:p>
      <text:p text:style-name="P4"><text:s text:c="12"/>continue;</text:p>
      <text:p text:style-name="P4"><text:s text:c="8"/>}</text:p>
      <text:p text:style-name="P4"><text:s text:c="8"/>line;</text:p>
      <text:p text:style-name="P4"><text:s text:c="8"/>if (!node.empty())</text:p>
      <text:p text:style-name="P4"><text:s text:c="12"/>std::cout &lt;&lt; node;</text:p>
      <text:p text:style-name="P4"><text:s text:c="8"/>else</text:p>
      <text:p text:style-name="P4"><text:s text:c="12"/>std::cout &lt;&lt; "empty!\n";</text:p>
      <text:p text:style-name="P4"><text:s text:c="4"/>end:</text:p>
      <text:p text:style-name="P4"><text:s text:c="8"/>std::cout &lt;&lt; "command&gt;&gt; ";</text:p>
      <text:p text:style-name="P4"><text:s text:c="4"/>}</text:p>
      <text:p text:style-name="P4"/>
      <text:p text:style-name="P4"><text:s text:c="4"/>cmd.add(std::shared_ptr&lt;Command&gt;(&amp;cmdRnd, [](Command*) {}));</text:p>
      <text:p text:style-name="P4"><text:s text:c="4"/>cmd.add(std::shared_ptr&lt;Command&gt;(&amp;cmdPrnt, [](Command*) {}));</text:p>
      <text:p text:style-name="P4"><text:s text:c="4"/>cmd.add(std::shared_ptr&lt;Command&gt;(&amp;cmdDel, [](Command*) {}));</text:p>
      <text:p text:style-name="P4"><text:s text:c="4"/>cmd.add(std::shared_ptr&lt;Command&gt;(&amp;cmdPrnt, [](Command*) {}));</text:p>
      <text:p text:style-name="P4"/>
      <text:p text:style-name="P4"><text:s text:c="4"/>for (auto i: cmd)</text:p>
      <text:p text:style-name="P4"><text:s text:c="8"/>(*i)(num);</text:p>
      <text:p text:style-name="P4"/>
      <text:p text:style-name="P4"><text:s text:c="4"/>return 0;</text:p>
      <text:p text:style-name="P4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3"><text:bookmark-start text:name="_Toc492134674"/><text:bookmark-start text:name="__RefHeading___Toc19071_3343461420"/><text:soft-page-break/>в<text:bookmark-end text:name="_Toc492134674"/>ывод<text:bookmark-end text:name="__RefHeading___Toc19071_3343461420"/></text:h>
      <text:p text:style-name="Standard"/>
      <text:p text:style-name="P15">В процессе освоения данного куурса мною были приобретены полезные умения и навыки, которые пригодятся в дальнейшем </text:p>
      <text:p text:style-name="P15">развитии в области объектно-ориентированнованого программирования. Местами возникали сложности, однако теперь, когда лабораторные работы </text:p>
      <text:p text:style-name="P15">выполненны, можно с уверенностью заявить, что выполнение их оказалось достаточно интересным и увлекательным процессо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5b9bd5"/>
      <style:paragraph-properties fo:background-color="#5b9bd5" fo:padding="0cm" fo:border="3pt solid #5b9bd5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background-color="#deeaf6" fo:padding="0cm" fo:border="3pt solid #deeaf6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dotted #5b9bd5" fo:border-right="none" fo:border-top="0.74pt dotted #5b9bd5" fo:border-bottom="none"/>
      <style:text-properties fo:text-transform="uppercase" fo:color="#2e74b5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5b9bd5"/>
      <style:text-properties fo:text-transform="uppercase" fo:color="#2e74b5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5b9bd5"/>
      <style:text-properties fo:text-transform="uppercase" fo:color="#2e74b5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29cm" fo:margin-bottom="0cm" loext:contextual-spacing="false"/>
      <style:text-properties fo:text-transform="uppercase" fo:color="#2e74b5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text-properties fo:color="#2e74b5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cm" loext:contextual-spacing="false"/>
      <style:text-properties fo:text-transform="uppercase" fo:color="#5b9bd5" fo:font-size="26pt" fo:letter-spacing="0.018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764cm" loext:contextual-spacing="false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/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text-align="justify" style:justify-single-word="false" fo:text-indent="0cm" style:auto-text-indent="false" fo:padding-left="0.353cm" fo:padding-right="0cm" fo:padding-top="0.353cm" fo:padding-bottom="0cm" fo:border-left="0.51pt solid #5b9bd5" fo:border-right="none" fo:border-top="0.51pt solid #5b9bd5" fo:border-bottom="none"/>
      <style:text-properties fo:color="#5b9bd5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>
      <style:text-properties style:language-complex="en" style:country-complex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color="#548dd4" style:font-name="Calibri Light" fo:font-family="'Calibri Light'" style:font-family-generic="roman" style:font-pitch="variable"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  <style:text-properties fo:font-size="11pt" fo:font-style="italic" style:font-size-asian="11pt" style:font-style-asian="italic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fo:letter-spacing="0.026cm" fo:background-color="#5b9bd5"/>
    </style:style>
    <style:style style:name="Heading_20_2_20_Char" style:display-name="Heading 2 Char" style:family="text" style:parent-style-name="Default_20_Paragraph_20_Font">
      <style:text-properties fo:text-transform="uppercase" fo:letter-spacing="0.026cm" fo:background-color="#deeaf6"/>
    </style:style>
    <style:style style:name="Heading_20_3_20_Char" style:display-name="Heading 3 Char" style:family="text" style:parent-style-name="Default_20_Paragraph_20_Font">
      <style:text-properties fo:text-transform="uppercase" fo:color="#1f4d78" fo:letter-spacing="0.026cm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18cm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itle_20_Char" style:display-name="Title Char" style:family="text" style:parent-style-name="Default_20_Paragraph_20_Font">
      <style:text-properties fo:text-transform="uppercase" fo:color="#5b9bd5" fo:font-size="26pt" fo:letter-spacing="0.018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9cm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ocument_20_Map_20_Char" style:display-name="Document Map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има Д</meta:initial-creator>
    <meta:editing-cycles>102</meta:editing-cycles>
    <meta:creation-date>2015-08-16T06:40:00</meta:creation-date>
    <dc:date>2019-01-08T23:44:14.820258438</dc:date>
    <meta:editing-duration>PT12H2M35S</meta:editing-duration>
    <meta:generator>LibreOffice/6.1.3.2$Linux_x86 LibreOffice_project/10$Build-2</meta:generator>
    <meta:document-statistic meta:table-count="0" meta:image-count="0" meta:object-count="0" meta:page-count="47" meta:paragraph-count="2274" meta:word-count="6900" meta:character-count="60172" meta:non-whitespace-character-count="453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